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9.8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.</number:text>
      <number:minutes number:style="long"/>
    </number:date-style>
    <style:style style:name="ce1" style:family="table-cell" style:parent-style-name="Default" style:data-style-name="N50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6" table:default-cell-style-name="Default"/>
        <table:table-column table:style-name="co2" table:default-cell-style-name="ce1"/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bertuccio</text:p>
          </table:table-cell>
          <table:table-cell office:value-type="string" calcext:value-type="string">
            <text:p>ASSENZE</text:p>
          </table:table-cell>
          <table:table-cell office:value-type="float" office:value="936795" calcext:value-type="float">
            <text:p>936795</text:p>
          </table:table-cell>
          <table:table-cell office:value-type="string" calcext:value-type="string">
            <text:p>FERIE</text:p>
          </table:table-cell>
          <table:table-cell office:value-type="date" office:date-value="2018-08-01" calcext:value-type="date">
            <text:p>01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bertuccio</text:p>
          </table:table-cell>
          <table:table-cell office:value-type="string" calcext:value-type="string">
            <text:p>ASSENZE</text:p>
          </table:table-cell>
          <table:table-cell office:value-type="float" office:value="936795" calcext:value-type="float">
            <text:p>936795</text:p>
          </table:table-cell>
          <table:table-cell office:value-type="string" calcext:value-type="string">
            <text:p>FERIE</text:p>
          </table:table-cell>
          <table:table-cell office:value-type="date" office:date-value="2018-08-02" calcext:value-type="date">
            <text:p>02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bertuccio</text:p>
          </table:table-cell>
          <table:table-cell office:value-type="string" calcext:value-type="string">
            <text:p>ASSENZE</text:p>
          </table:table-cell>
          <table:table-cell office:value-type="float" office:value="936795" calcext:value-type="float">
            <text:p>936795</text:p>
          </table:table-cell>
          <table:table-cell office:value-type="string" calcext:value-type="string">
            <text:p>FERIE</text:p>
          </table:table-cell>
          <table:table-cell office:value-type="date" office:date-value="2018-08-03" calcext:value-type="date">
            <text:p>03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bertuccio</text:p>
          </table:table-cell>
          <table:table-cell office:value-type="string" calcext:value-type="string">
            <text:p>ASSENZE</text:p>
          </table:table-cell>
          <table:table-cell office:value-type="float" office:value="936795" calcext:value-type="float">
            <text:p>936795</text:p>
          </table:table-cell>
          <table:table-cell office:value-type="string" calcext:value-type="string">
            <text:p>FERIE</text:p>
          </table:table-cell>
          <table:table-cell office:value-type="date" office:date-value="2018-08-04" calcext:value-type="date">
            <text:p>04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bertuccio</text:p>
          </table:table-cell>
          <table:table-cell office:value-type="string" calcext:value-type="string">
            <text:p>ASSENZE</text:p>
          </table:table-cell>
          <table:table-cell office:value-type="float" office:value="936795" calcext:value-type="float">
            <text:p>936795</text:p>
          </table:table-cell>
          <table:table-cell office:value-type="string" calcext:value-type="string">
            <text:p>FERIE</text:p>
          </table:table-cell>
          <table:table-cell office:value-type="date" office:date-value="2018-08-05" calcext:value-type="date">
            <text:p>05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bertuccio</text:p>
          </table:table-cell>
          <table:table-cell office:value-type="string" calcext:value-type="string">
            <text:p>ASSENZE</text:p>
          </table:table-cell>
          <table:table-cell office:value-type="float" office:value="936795" calcext:value-type="float">
            <text:p>936795</text:p>
          </table:table-cell>
          <table:table-cell office:value-type="string" calcext:value-type="string">
            <text:p>FERIE</text:p>
          </table:table-cell>
          <table:table-cell office:value-type="date" office:date-value="2018-08-06" calcext:value-type="date">
            <text:p>06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/>
          <table:table-cell office:value-type="string" calcext:value-type="string">
            <text:p>rmittempergher</text:p>
          </table:table-cell>
          <table:table-cell office:value-type="string" calcext:value-type="string">
            <text:p>ASSENZE</text:p>
          </table:table-cell>
          <table:table-cell office:value-type="float" office:value="937360" calcext:value-type="float">
            <text:p>937360</text:p>
          </table:table-cell>
          <table:table-cell office:value-type="string" calcext:value-type="string">
            <text:p>PERMESSO</text:p>
          </table:table-cell>
          <table:table-cell office:value-type="date" office:date-value="2018-08-06" calcext:value-type="date">
            <text:p>06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Permesso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dpeticchia</text:p>
          </table:table-cell>
          <table:table-cell office:value-type="string" calcext:value-type="string">
            <text:p>ASSENZE</text:p>
          </table:table-cell>
          <table:table-cell office:value-type="float" office:value="928553" calcext:value-type="float">
            <text:p>928553</text:p>
          </table:table-cell>
          <table:table-cell office:value-type="string" calcext:value-type="string">
            <text:p>FERIE</text:p>
          </table:table-cell>
          <table:table-cell office:value-type="date" office:date-value="2018-08-06" calcext:value-type="date">
            <text:p>06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anmura</text:p>
          </table:table-cell>
          <table:table-cell office:value-type="string" calcext:value-type="string">
            <text:p>ASSENZE</text:p>
          </table:table-cell>
          <table:table-cell office:value-type="float" office:value="912907" calcext:value-type="float">
            <text:p>912907</text:p>
          </table:table-cell>
          <table:table-cell office:value-type="string" calcext:value-type="string">
            <text:p>FERIE</text:p>
          </table:table-cell>
          <table:table-cell office:value-type="date" office:date-value="2018-08-06" calcext:value-type="date">
            <text:p>06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bertuccio</text:p>
          </table:table-cell>
          <table:table-cell office:value-type="string" calcext:value-type="string">
            <text:p>ASSENZE</text:p>
          </table:table-cell>
          <table:table-cell office:value-type="float" office:value="936795" calcext:value-type="float">
            <text:p>936795</text:p>
          </table:table-cell>
          <table:table-cell office:value-type="string" calcext:value-type="string">
            <text:p>FERIE</text:p>
          </table:table-cell>
          <table:table-cell office:value-type="date" office:date-value="2018-08-07" calcext:value-type="date">
            <text:p>07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/>
          <table:table-cell office:value-type="string" calcext:value-type="string">
            <text:p>rmittempergher</text:p>
          </table:table-cell>
          <table:table-cell office:value-type="string" calcext:value-type="string">
            <text:p>ASSENZE</text:p>
          </table:table-cell>
          <table:table-cell office:value-type="float" office:value="937360" calcext:value-type="float">
            <text:p>937360</text:p>
          </table:table-cell>
          <table:table-cell office:value-type="string" calcext:value-type="string">
            <text:p>PERMESSO</text:p>
          </table:table-cell>
          <table:table-cell office:value-type="date" office:date-value="2018-08-07" calcext:value-type="date">
            <text:p>07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Permesso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dpeticchia</text:p>
          </table:table-cell>
          <table:table-cell office:value-type="string" calcext:value-type="string">
            <text:p>ASSENZE</text:p>
          </table:table-cell>
          <table:table-cell office:value-type="float" office:value="928553" calcext:value-type="float">
            <text:p>928553</text:p>
          </table:table-cell>
          <table:table-cell office:value-type="string" calcext:value-type="string">
            <text:p>FERIE</text:p>
          </table:table-cell>
          <table:table-cell office:value-type="date" office:date-value="2018-08-07" calcext:value-type="date">
            <text:p>07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anmura</text:p>
          </table:table-cell>
          <table:table-cell office:value-type="string" calcext:value-type="string">
            <text:p>ASSENZE</text:p>
          </table:table-cell>
          <table:table-cell office:value-type="float" office:value="912907" calcext:value-type="float">
            <text:p>912907</text:p>
          </table:table-cell>
          <table:table-cell office:value-type="string" calcext:value-type="string">
            <text:p>FERIE</text:p>
          </table:table-cell>
          <table:table-cell office:value-type="date" office:date-value="2018-08-07" calcext:value-type="date">
            <text:p>07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bertuccio</text:p>
          </table:table-cell>
          <table:table-cell office:value-type="string" calcext:value-type="string">
            <text:p>ASSENZE</text:p>
          </table:table-cell>
          <table:table-cell office:value-type="float" office:value="936795" calcext:value-type="float">
            <text:p>936795</text:p>
          </table:table-cell>
          <table:table-cell office:value-type="string" calcext:value-type="string">
            <text:p>FERIE</text:p>
          </table:table-cell>
          <table:table-cell office:value-type="date" office:date-value="2018-08-08" calcext:value-type="date">
            <text:p>08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/>
          <table:table-cell office:value-type="string" calcext:value-type="string">
            <text:p>rmittempergher</text:p>
          </table:table-cell>
          <table:table-cell office:value-type="string" calcext:value-type="string">
            <text:p>ASSENZE</text:p>
          </table:table-cell>
          <table:table-cell office:value-type="float" office:value="937360" calcext:value-type="float">
            <text:p>937360</text:p>
          </table:table-cell>
          <table:table-cell office:value-type="string" calcext:value-type="string">
            <text:p>PERMESSO</text:p>
          </table:table-cell>
          <table:table-cell office:value-type="date" office:date-value="2018-08-08" calcext:value-type="date">
            <text:p>08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Permesso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office:value-type="string" calcext:value-type="string">
            <text:p>dpeticchia</text:p>
          </table:table-cell>
          <table:table-cell office:value-type="string" calcext:value-type="string">
            <text:p>ASSENZE</text:p>
          </table:table-cell>
          <table:table-cell office:value-type="float" office:value="928553" calcext:value-type="float">
            <text:p>928553</text:p>
          </table:table-cell>
          <table:table-cell office:value-type="string" calcext:value-type="string">
            <text:p>FERIE</text:p>
          </table:table-cell>
          <table:table-cell office:value-type="date" office:date-value="2018-08-08" calcext:value-type="date">
            <text:p>08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anmura</text:p>
          </table:table-cell>
          <table:table-cell office:value-type="string" calcext:value-type="string">
            <text:p>ASSENZE</text:p>
          </table:table-cell>
          <table:table-cell office:value-type="float" office:value="912907" calcext:value-type="float">
            <text:p>912907</text:p>
          </table:table-cell>
          <table:table-cell office:value-type="string" calcext:value-type="string">
            <text:p>FERIE</text:p>
          </table:table-cell>
          <table:table-cell office:value-type="date" office:date-value="2018-08-08" calcext:value-type="date">
            <text:p>08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abertuccio</text:p>
          </table:table-cell>
          <table:table-cell office:value-type="string" calcext:value-type="string">
            <text:p>ASSENZE</text:p>
          </table:table-cell>
          <table:table-cell office:value-type="float" office:value="936795" calcext:value-type="float">
            <text:p>936795</text:p>
          </table:table-cell>
          <table:table-cell office:value-type="string" calcext:value-type="string">
            <text:p>FERIE</text:p>
          </table:table-cell>
          <table:table-cell office:value-type="date" office:date-value="2018-08-09" calcext:value-type="date">
            <text:p>09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/>
          <table:table-cell office:value-type="string" calcext:value-type="string">
            <text:p>rmittempergher</text:p>
          </table:table-cell>
          <table:table-cell office:value-type="string" calcext:value-type="string">
            <text:p>ASSENZE</text:p>
          </table:table-cell>
          <table:table-cell office:value-type="float" office:value="937360" calcext:value-type="float">
            <text:p>937360</text:p>
          </table:table-cell>
          <table:table-cell office:value-type="string" calcext:value-type="string">
            <text:p>PERMESSO</text:p>
          </table:table-cell>
          <table:table-cell office:value-type="date" office:date-value="2018-08-09" calcext:value-type="date">
            <text:p>09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Permesso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dpeticchia</text:p>
          </table:table-cell>
          <table:table-cell office:value-type="string" calcext:value-type="string">
            <text:p>ASSENZE</text:p>
          </table:table-cell>
          <table:table-cell office:value-type="float" office:value="928553" calcext:value-type="float">
            <text:p>928553</text:p>
          </table:table-cell>
          <table:table-cell office:value-type="string" calcext:value-type="string">
            <text:p>FERIE</text:p>
          </table:table-cell>
          <table:table-cell office:value-type="date" office:date-value="2018-08-09" calcext:value-type="date">
            <text:p>09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anmura</text:p>
          </table:table-cell>
          <table:table-cell office:value-type="string" calcext:value-type="string">
            <text:p>ASSENZE</text:p>
          </table:table-cell>
          <table:table-cell office:value-type="float" office:value="912907" calcext:value-type="float">
            <text:p>912907</text:p>
          </table:table-cell>
          <table:table-cell office:value-type="string" calcext:value-type="string">
            <text:p>FERIE</text:p>
          </table:table-cell>
          <table:table-cell office:value-type="date" office:date-value="2018-08-09" calcext:value-type="date">
            <text:p>09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bertuccio</text:p>
          </table:table-cell>
          <table:table-cell office:value-type="string" calcext:value-type="string">
            <text:p>ASSENZE</text:p>
          </table:table-cell>
          <table:table-cell office:value-type="float" office:value="936795" calcext:value-type="float">
            <text:p>936795</text:p>
          </table:table-cell>
          <table:table-cell office:value-type="string" calcext:value-type="string">
            <text:p>FERIE</text:p>
          </table:table-cell>
          <table:table-cell office:value-type="date" office:date-value="2018-08-10" calcext:value-type="date">
            <text:p>10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/>
          <table:table-cell office:value-type="string" calcext:value-type="string">
            <text:p>rmittempergher</text:p>
          </table:table-cell>
          <table:table-cell office:value-type="string" calcext:value-type="string">
            <text:p>ASSENZE</text:p>
          </table:table-cell>
          <table:table-cell office:value-type="float" office:value="937360" calcext:value-type="float">
            <text:p>937360</text:p>
          </table:table-cell>
          <table:table-cell office:value-type="string" calcext:value-type="string">
            <text:p>PERMESSO</text:p>
          </table:table-cell>
          <table:table-cell office:value-type="date" office:date-value="2018-08-10" calcext:value-type="date">
            <text:p>10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Permesso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dpeticchia</text:p>
          </table:table-cell>
          <table:table-cell office:value-type="string" calcext:value-type="string">
            <text:p>ASSENZE</text:p>
          </table:table-cell>
          <table:table-cell office:value-type="float" office:value="928553" calcext:value-type="float">
            <text:p>928553</text:p>
          </table:table-cell>
          <table:table-cell office:value-type="string" calcext:value-type="string">
            <text:p>FERIE</text:p>
          </table:table-cell>
          <table:table-cell office:value-type="date" office:date-value="2018-08-10" calcext:value-type="date">
            <text:p>10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anmura</text:p>
          </table:table-cell>
          <table:table-cell office:value-type="string" calcext:value-type="string">
            <text:p>ASSENZE</text:p>
          </table:table-cell>
          <table:table-cell office:value-type="float" office:value="912907" calcext:value-type="float">
            <text:p>912907</text:p>
          </table:table-cell>
          <table:table-cell office:value-type="string" calcext:value-type="string">
            <text:p>FERIE</text:p>
          </table:table-cell>
          <table:table-cell office:value-type="date" office:date-value="2018-08-10" calcext:value-type="date">
            <text:p>10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abertuccio</text:p>
          </table:table-cell>
          <table:table-cell office:value-type="string" calcext:value-type="string">
            <text:p>ASSENZE</text:p>
          </table:table-cell>
          <table:table-cell office:value-type="float" office:value="936795" calcext:value-type="float">
            <text:p>936795</text:p>
          </table:table-cell>
          <table:table-cell office:value-type="string" calcext:value-type="string">
            <text:p>FERIE</text:p>
          </table:table-cell>
          <table:table-cell office:value-type="date" office:date-value="2018-08-11" calcext:value-type="date">
            <text:p>11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cmigliorini</text:p>
          </table:table-cell>
          <table:table-cell office:value-type="string" calcext:value-type="string">
            <text:p>ASSENZE</text:p>
          </table:table-cell>
          <table:table-cell office:value-type="float" office:value="893325" calcext:value-type="float">
            <text:p>893325</text:p>
          </table:table-cell>
          <table:table-cell office:value-type="string" calcext:value-type="string">
            <text:p>FERIE</text:p>
          </table:table-cell>
          <table:table-cell office:value-type="date" office:date-value="2018-08-11" calcext:value-type="date">
            <text:p>11/08/18 00.00</text:p>
          </table:table-cell>
          <table:table-cell office:value-type="string" calcext:value-type="string">
            <text:p>04:05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bertuccio</text:p>
          </table:table-cell>
          <table:table-cell office:value-type="string" calcext:value-type="string">
            <text:p>ASSENZE</text:p>
          </table:table-cell>
          <table:table-cell office:value-type="float" office:value="936795" calcext:value-type="float">
            <text:p>936795</text:p>
          </table:table-cell>
          <table:table-cell office:value-type="string" calcext:value-type="string">
            <text:p>FERIE</text:p>
          </table:table-cell>
          <table:table-cell office:value-type="date" office:date-value="2018-08-12" calcext:value-type="date">
            <text:p>12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abertuccio</text:p>
          </table:table-cell>
          <table:table-cell office:value-type="string" calcext:value-type="string">
            <text:p>ASSENZE</text:p>
          </table:table-cell>
          <table:table-cell office:value-type="float" office:value="936795" calcext:value-type="float">
            <text:p>936795</text:p>
          </table:table-cell>
          <table:table-cell office:value-type="string" calcext:value-type="string">
            <text:p>FERIE</text:p>
          </table:table-cell>
          <table:table-cell office:value-type="date" office:date-value="2018-08-13" calcext:value-type="date">
            <text:p>13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/>
          <table:table-cell office:value-type="string" calcext:value-type="string">
            <text:p>spalusa</text:p>
          </table:table-cell>
          <table:table-cell office:value-type="string" calcext:value-type="string">
            <text:p>ASSENZE</text:p>
          </table:table-cell>
          <table:table-cell office:value-type="float" office:value="937678" calcext:value-type="float">
            <text:p>937678</text:p>
          </table:table-cell>
          <table:table-cell office:value-type="string" calcext:value-type="string">
            <text:p>FERIE</text:p>
          </table:table-cell>
          <table:table-cell office:value-type="date" office:date-value="2018-08-13" calcext:value-type="date">
            <text:p>13/08/18 00.00</text:p>
          </table:table-cell>
          <table:table-cell office:value-type="string" calcext:value-type="string">
            <text:p>07:59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/>
          <table:table-cell office:value-type="string" calcext:value-type="string">
            <text:p>spacei</text:p>
          </table:table-cell>
          <table:table-cell office:value-type="string" calcext:value-type="string">
            <text:p>ASSENZE</text:p>
          </table:table-cell>
          <table:table-cell office:value-type="float" office:value="951337" calcext:value-type="float">
            <text:p>951337</text:p>
          </table:table-cell>
          <table:table-cell office:value-type="string" calcext:value-type="string">
            <text:p>FERIE</text:p>
          </table:table-cell>
          <table:table-cell office:value-type="date" office:date-value="2018-08-13" calcext:value-type="date">
            <text:p>13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smezzina</text:p>
          </table:table-cell>
          <table:table-cell office:value-type="string" calcext:value-type="string">
            <text:p>ASSENZE</text:p>
          </table:table-cell>
          <table:table-cell office:value-type="float" office:value="937470" calcext:value-type="float">
            <text:p>937470</text:p>
          </table:table-cell>
          <table:table-cell office:value-type="string" calcext:value-type="string">
            <text:p>FERIE</text:p>
          </table:table-cell>
          <table:table-cell office:value-type="date" office:date-value="2018-08-13" calcext:value-type="date">
            <text:p>13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/>
          <table:table-cell office:value-type="string" calcext:value-type="string">
            <text:p>rmittempergher</text:p>
          </table:table-cell>
          <table:table-cell office:value-type="string" calcext:value-type="string">
            <text:p>ASSENZE</text:p>
          </table:table-cell>
          <table:table-cell office:value-type="float" office:value="937360" calcext:value-type="float">
            <text:p>937360</text:p>
          </table:table-cell>
          <table:table-cell office:value-type="string" calcext:value-type="string">
            <text:p>PERMESSO</text:p>
          </table:table-cell>
          <table:table-cell office:value-type="date" office:date-value="2018-08-13" calcext:value-type="date">
            <text:p>13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Permesso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/>
          <table:table-cell office:value-type="string" calcext:value-type="string">
            <text:p>prighini</text:p>
          </table:table-cell>
          <table:table-cell office:value-type="string" calcext:value-type="string">
            <text:p>ASSENZE</text:p>
          </table:table-cell>
          <table:table-cell office:value-type="float" office:value="959647" calcext:value-type="float">
            <text:p>959647</text:p>
          </table:table-cell>
          <table:table-cell office:value-type="string" calcext:value-type="string">
            <text:p>FERIE</text:p>
          </table:table-cell>
          <table:table-cell office:value-type="date" office:date-value="2018-08-13" calcext:value-type="date">
            <text:p>13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/>
          <table:table-cell office:value-type="string" calcext:value-type="string">
            <text:p>prallo</text:p>
          </table:table-cell>
          <table:table-cell office:value-type="string" calcext:value-type="string">
            <text:p>ASSENZE</text:p>
          </table:table-cell>
          <table:table-cell office:value-type="float" office:value="944414" calcext:value-type="float">
            <text:p>944414</text:p>
          </table:table-cell>
          <table:table-cell office:value-type="string" calcext:value-type="string">
            <text:p>PERMESSO</text:p>
          </table:table-cell>
          <table:table-cell office:value-type="date" office:date-value="2018-08-13" calcext:value-type="date">
            <text:p>13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Permesso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  <table:table-cell office:value-type="string" calcext:value-type="string">
            <text:p>pmartella</text:p>
          </table:table-cell>
          <table:table-cell office:value-type="string" calcext:value-type="string">
            <text:p>ASSENZE</text:p>
          </table:table-cell>
          <table:table-cell office:value-type="float" office:value="904218" calcext:value-type="float">
            <text:p>904218</text:p>
          </table:table-cell>
          <table:table-cell office:value-type="string" calcext:value-type="string">
            <text:p>FERIE</text:p>
          </table:table-cell>
          <table:table-cell office:value-type="date" office:date-value="2018-08-13" calcext:value-type="date">
            <text:p>13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  <table:table-cell office:value-type="string" calcext:value-type="string">
            <text:p>mmattiuzzo</text:p>
          </table:table-cell>
          <table:table-cell office:value-type="string" calcext:value-type="string">
            <text:p>ASSENZE</text:p>
          </table:table-cell>
          <table:table-cell office:value-type="float" office:value="950844" calcext:value-type="float">
            <text:p>950844</text:p>
          </table:table-cell>
          <table:table-cell office:value-type="string" calcext:value-type="string">
            <text:p>FERIE</text:p>
          </table:table-cell>
          <table:table-cell office:value-type="date" office:date-value="2018-08-13" calcext:value-type="date">
            <text:p>13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/>
          <table:table-cell office:value-type="string" calcext:value-type="string">
            <text:p>mcomin</text:p>
          </table:table-cell>
          <table:table-cell office:value-type="string" calcext:value-type="string">
            <text:p>ASSENZE</text:p>
          </table:table-cell>
          <table:table-cell office:value-type="float" office:value="936816" calcext:value-type="float">
            <text:p>936816</text:p>
          </table:table-cell>
          <table:table-cell office:value-type="string" calcext:value-type="string">
            <text:p>PERMESSO</text:p>
          </table:table-cell>
          <table:table-cell office:value-type="date" office:date-value="2018-08-13" calcext:value-type="date">
            <text:p>13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Permesso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office:value-type="string" calcext:value-type="string">
            <text:p>lfaccenda</text:p>
          </table:table-cell>
          <table:table-cell office:value-type="string" calcext:value-type="string">
            <text:p>ASSENZE</text:p>
          </table:table-cell>
          <table:table-cell office:value-type="float" office:value="956660" calcext:value-type="float">
            <text:p>956660</text:p>
          </table:table-cell>
          <table:table-cell office:value-type="string" calcext:value-type="string">
            <text:p>FERIE</text:p>
          </table:table-cell>
          <table:table-cell office:value-type="date" office:date-value="2018-08-13" calcext:value-type="date">
            <text:p>13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office:value-type="string" calcext:value-type="string">
            <text:p>jaybar</text:p>
          </table:table-cell>
          <table:table-cell office:value-type="string" calcext:value-type="string">
            <text:p>ASSENZE</text:p>
          </table:table-cell>
          <table:table-cell office:value-type="float" office:value="920811" calcext:value-type="float">
            <text:p>920811</text:p>
          </table:table-cell>
          <table:table-cell office:value-type="string" calcext:value-type="string">
            <text:p>FERIE</text:p>
          </table:table-cell>
          <table:table-cell office:value-type="date" office:date-value="2018-08-13" calcext:value-type="date">
            <text:p>13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office:value-type="string" calcext:value-type="string">
            <text:p>gbaiocchi</text:p>
          </table:table-cell>
          <table:table-cell office:value-type="string" calcext:value-type="string">
            <text:p>ASSENZE</text:p>
          </table:table-cell>
          <table:table-cell office:value-type="float" office:value="966584" calcext:value-type="float">
            <text:p>966584</text:p>
          </table:table-cell>
          <table:table-cell office:value-type="string" calcext:value-type="string">
            <text:p>FERIE</text:p>
          </table:table-cell>
          <table:table-cell office:value-type="date" office:date-value="2018-08-13" calcext:value-type="date">
            <text:p>13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Da pianificare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epavone</text:p>
          </table:table-cell>
          <table:table-cell office:value-type="string" calcext:value-type="string">
            <text:p>ASSENZE</text:p>
          </table:table-cell>
          <table:table-cell office:value-type="float" office:value="944933" calcext:value-type="float">
            <text:p>944933</text:p>
          </table:table-cell>
          <table:table-cell office:value-type="string" calcext:value-type="string">
            <text:p>FERIE</text:p>
          </table:table-cell>
          <table:table-cell office:value-type="date" office:date-value="2018-08-13" calcext:value-type="date">
            <text:p>13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dpeticchia</text:p>
          </table:table-cell>
          <table:table-cell office:value-type="string" calcext:value-type="string">
            <text:p>ASSENZE</text:p>
          </table:table-cell>
          <table:table-cell office:value-type="float" office:value="928553" calcext:value-type="float">
            <text:p>928553</text:p>
          </table:table-cell>
          <table:table-cell office:value-type="string" calcext:value-type="string">
            <text:p>FERIE</text:p>
          </table:table-cell>
          <table:table-cell office:value-type="date" office:date-value="2018-08-13" calcext:value-type="date">
            <text:p>13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cverdi</text:p>
          </table:table-cell>
          <table:table-cell office:value-type="string" calcext:value-type="string">
            <text:p>ASSENZE</text:p>
          </table:table-cell>
          <table:table-cell office:value-type="float" office:value="920834" calcext:value-type="float">
            <text:p>920834</text:p>
          </table:table-cell>
          <table:table-cell office:value-type="string" calcext:value-type="string">
            <text:p>FERIE</text:p>
          </table:table-cell>
          <table:table-cell office:value-type="date" office:date-value="2018-08-13" calcext:value-type="date">
            <text:p>13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cnicoli</text:p>
          </table:table-cell>
          <table:table-cell office:value-type="string" calcext:value-type="string">
            <text:p>ASSENZE</text:p>
          </table:table-cell>
          <table:table-cell office:value-type="float" office:value="959927" calcext:value-type="float">
            <text:p>959927</text:p>
          </table:table-cell>
          <table:table-cell office:value-type="string" calcext:value-type="string">
            <text:p>PERMESSO</text:p>
          </table:table-cell>
          <table:table-cell office:value-type="date" office:date-value="2018-08-13" calcext:value-type="date">
            <text:p>13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Permesso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cmigliorini</text:p>
          </table:table-cell>
          <table:table-cell office:value-type="string" calcext:value-type="string">
            <text:p>ASSENZE</text:p>
          </table:table-cell>
          <table:table-cell office:value-type="float" office:value="893325" calcext:value-type="float">
            <text:p>893325</text:p>
          </table:table-cell>
          <table:table-cell office:value-type="string" calcext:value-type="string">
            <text:p>FERIE</text:p>
          </table:table-cell>
          <table:table-cell office:value-type="date" office:date-value="2018-08-13" calcext:value-type="date">
            <text:p>13/08/18 00.00</text:p>
          </table:table-cell>
          <table:table-cell office:value-type="string" calcext:value-type="string">
            <text:p>04:05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cchinaglia</text:p>
          </table:table-cell>
          <table:table-cell office:value-type="string" calcext:value-type="string">
            <text:p>ASSENZE</text:p>
          </table:table-cell>
          <table:table-cell office:value-type="float" office:value="964910" calcext:value-type="float">
            <text:p>964910</text:p>
          </table:table-cell>
          <table:table-cell office:value-type="string" calcext:value-type="string">
            <text:p>MISSIONE</text:p>
          </table:table-cell>
          <table:table-cell office:value-type="date" office:date-value="2018-08-13" calcext:value-type="date">
            <text:p>13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Mission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anmura</text:p>
          </table:table-cell>
          <table:table-cell office:value-type="string" calcext:value-type="string">
            <text:p>ASSENZE</text:p>
          </table:table-cell>
          <table:table-cell office:value-type="float" office:value="912907" calcext:value-type="float">
            <text:p>912907</text:p>
          </table:table-cell>
          <table:table-cell office:value-type="string" calcext:value-type="string">
            <text:p>FERIE</text:p>
          </table:table-cell>
          <table:table-cell office:value-type="date" office:date-value="2018-08-13" calcext:value-type="date">
            <text:p>13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amezzullo</text:p>
          </table:table-cell>
          <table:table-cell office:value-type="string" calcext:value-type="string">
            <text:p>ASSENZE</text:p>
          </table:table-cell>
          <table:table-cell office:value-type="float" office:value="933209" calcext:value-type="float">
            <text:p>933209</text:p>
          </table:table-cell>
          <table:table-cell office:value-type="string" calcext:value-type="string">
            <text:p>FERIE</text:p>
          </table:table-cell>
          <table:table-cell office:value-type="date" office:date-value="2018-08-13" calcext:value-type="date">
            <text:p>13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aditommaso</text:p>
          </table:table-cell>
          <table:table-cell office:value-type="string" calcext:value-type="string">
            <text:p>ASSENZE</text:p>
          </table:table-cell>
          <table:table-cell office:value-type="float" office:value="961234" calcext:value-type="float">
            <text:p>961234</text:p>
          </table:table-cell>
          <table:table-cell office:value-type="string" calcext:value-type="string">
            <text:p>FERIE</text:p>
          </table:table-cell>
          <table:table-cell office:value-type="date" office:date-value="2018-08-13" calcext:value-type="date">
            <text:p>13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adezen</text:p>
          </table:table-cell>
          <table:table-cell office:value-type="string" calcext:value-type="string">
            <text:p>ASSENZE</text:p>
          </table:table-cell>
          <table:table-cell office:value-type="float" office:value="969538" calcext:value-type="float">
            <text:p>969538</text:p>
          </table:table-cell>
          <table:table-cell office:value-type="string" calcext:value-type="string">
            <text:p>FERIE</text:p>
          </table:table-cell>
          <table:table-cell office:value-type="date" office:date-value="2018-08-13" calcext:value-type="date">
            <text:p>13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abertuccio</text:p>
          </table:table-cell>
          <table:table-cell office:value-type="string" calcext:value-type="string">
            <text:p>ASSENZE</text:p>
          </table:table-cell>
          <table:table-cell office:value-type="float" office:value="936795" calcext:value-type="float">
            <text:p>936795</text:p>
          </table:table-cell>
          <table:table-cell office:value-type="string" calcext:value-type="string">
            <text:p>FERIE</text:p>
          </table:table-cell>
          <table:table-cell office:value-type="date" office:date-value="2018-08-14" calcext:value-type="date">
            <text:p>14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/>
          <table:table-cell office:value-type="string" calcext:value-type="string">
            <text:p>vvalenti</text:p>
          </table:table-cell>
          <table:table-cell office:value-type="string" calcext:value-type="string">
            <text:p>ASSENZE</text:p>
          </table:table-cell>
          <table:table-cell office:value-type="float" office:value="961998" calcext:value-type="float">
            <text:p>961998</text:p>
          </table:table-cell>
          <table:table-cell office:value-type="string" calcext:value-type="string">
            <text:p>PERMESSO</text:p>
          </table:table-cell>
          <table:table-cell office:value-type="date" office:date-value="2018-08-14" calcext:value-type="date">
            <text:p>14/08/18 00.00</text:p>
          </table:table-cell>
          <table:table-cell office:value-type="string" calcext:value-type="string">
            <text:p>04:00</text:p>
          </table:table-cell>
          <table:table-cell office:value-type="string" calcext:value-type="string">
            <text:p>Permesso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/>
          <table:table-cell office:value-type="string" calcext:value-type="string">
            <text:p>spantaleo</text:p>
          </table:table-cell>
          <table:table-cell office:value-type="string" calcext:value-type="string">
            <text:p>ASSENZE</text:p>
          </table:table-cell>
          <table:table-cell office:value-type="float" office:value="965316" calcext:value-type="float">
            <text:p>965316</text:p>
          </table:table-cell>
          <table:table-cell office:value-type="string" calcext:value-type="string">
            <text:p>FERIE</text:p>
          </table:table-cell>
          <table:table-cell office:value-type="date" office:date-value="2018-08-14" calcext:value-type="date">
            <text:p>14/08/18 00.00</text:p>
          </table:table-cell>
          <table:table-cell office:value-type="string" calcext:value-type="string">
            <text:p>03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/>
          <table:table-cell office:value-type="string" calcext:value-type="string">
            <text:p>spalusa</text:p>
          </table:table-cell>
          <table:table-cell office:value-type="string" calcext:value-type="string">
            <text:p>ASSENZE</text:p>
          </table:table-cell>
          <table:table-cell office:value-type="float" office:value="937678" calcext:value-type="float">
            <text:p>937678</text:p>
          </table:table-cell>
          <table:table-cell office:value-type="string" calcext:value-type="string">
            <text:p>FERIE</text:p>
          </table:table-cell>
          <table:table-cell office:value-type="date" office:date-value="2018-08-14" calcext:value-type="date">
            <text:p>14/08/18 00.00</text:p>
          </table:table-cell>
          <table:table-cell office:value-type="string" calcext:value-type="string">
            <text:p>07:59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/>
          <table:table-cell office:value-type="string" calcext:value-type="string">
            <text:p>spacei</text:p>
          </table:table-cell>
          <table:table-cell office:value-type="string" calcext:value-type="string">
            <text:p>ASSENZE</text:p>
          </table:table-cell>
          <table:table-cell office:value-type="float" office:value="951337" calcext:value-type="float">
            <text:p>951337</text:p>
          </table:table-cell>
          <table:table-cell office:value-type="string" calcext:value-type="string">
            <text:p>FERIE</text:p>
          </table:table-cell>
          <table:table-cell office:value-type="date" office:date-value="2018-08-14" calcext:value-type="date">
            <text:p>14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/>
          <table:table-cell office:value-type="string" calcext:value-type="string">
            <text:p>smezzina</text:p>
          </table:table-cell>
          <table:table-cell office:value-type="string" calcext:value-type="string">
            <text:p>ASSENZE</text:p>
          </table:table-cell>
          <table:table-cell office:value-type="float" office:value="937470" calcext:value-type="float">
            <text:p>937470</text:p>
          </table:table-cell>
          <table:table-cell office:value-type="string" calcext:value-type="string">
            <text:p>FERIE</text:p>
          </table:table-cell>
          <table:table-cell office:value-type="date" office:date-value="2018-08-14" calcext:value-type="date">
            <text:p>14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rmittempergher</text:p>
          </table:table-cell>
          <table:table-cell office:value-type="string" calcext:value-type="string">
            <text:p>ASSENZE</text:p>
          </table:table-cell>
          <table:table-cell office:value-type="float" office:value="937360" calcext:value-type="float">
            <text:p>937360</text:p>
          </table:table-cell>
          <table:table-cell office:value-type="string" calcext:value-type="string">
            <text:p>PERMESSO</text:p>
          </table:table-cell>
          <table:table-cell office:value-type="date" office:date-value="2018-08-14" calcext:value-type="date">
            <text:p>14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Permesso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/>
          <table:table-cell office:value-type="string" calcext:value-type="string">
            <text:p>prighini</text:p>
          </table:table-cell>
          <table:table-cell office:value-type="string" calcext:value-type="string">
            <text:p>ASSENZE</text:p>
          </table:table-cell>
          <table:table-cell office:value-type="float" office:value="959647" calcext:value-type="float">
            <text:p>959647</text:p>
          </table:table-cell>
          <table:table-cell office:value-type="string" calcext:value-type="string">
            <text:p>FERIE</text:p>
          </table:table-cell>
          <table:table-cell office:value-type="date" office:date-value="2018-08-14" calcext:value-type="date">
            <text:p>14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/>
          <table:table-cell office:value-type="string" calcext:value-type="string">
            <text:p>prallo</text:p>
          </table:table-cell>
          <table:table-cell office:value-type="string" calcext:value-type="string">
            <text:p>ASSENZE</text:p>
          </table:table-cell>
          <table:table-cell office:value-type="float" office:value="944417" calcext:value-type="float">
            <text:p>944417</text:p>
          </table:table-cell>
          <table:table-cell office:value-type="string" calcext:value-type="string">
            <text:p>PERMESSO</text:p>
          </table:table-cell>
          <table:table-cell office:value-type="date" office:date-value="2018-08-14" calcext:value-type="date">
            <text:p>14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Permesso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  <table:table-cell office:value-type="string" calcext:value-type="string">
            <text:p>pmartella</text:p>
          </table:table-cell>
          <table:table-cell office:value-type="string" calcext:value-type="string">
            <text:p>ASSENZE</text:p>
          </table:table-cell>
          <table:table-cell office:value-type="float" office:value="904218" calcext:value-type="float">
            <text:p>904218</text:p>
          </table:table-cell>
          <table:table-cell office:value-type="string" calcext:value-type="string">
            <text:p>FERIE</text:p>
          </table:table-cell>
          <table:table-cell office:value-type="date" office:date-value="2018-08-14" calcext:value-type="date">
            <text:p>14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  <table:table-cell office:value-type="string" calcext:value-type="string">
            <text:p>mmattiuzzo</text:p>
          </table:table-cell>
          <table:table-cell office:value-type="string" calcext:value-type="string">
            <text:p>ASSENZE</text:p>
          </table:table-cell>
          <table:table-cell office:value-type="float" office:value="950844" calcext:value-type="float">
            <text:p>950844</text:p>
          </table:table-cell>
          <table:table-cell office:value-type="string" calcext:value-type="string">
            <text:p>FERIE</text:p>
          </table:table-cell>
          <table:table-cell office:value-type="date" office:date-value="2018-08-14" calcext:value-type="date">
            <text:p>14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mcomin</text:p>
          </table:table-cell>
          <table:table-cell office:value-type="string" calcext:value-type="string">
            <text:p>ASSENZE</text:p>
          </table:table-cell>
          <table:table-cell office:value-type="float" office:value="936816" calcext:value-type="float">
            <text:p>936816</text:p>
          </table:table-cell>
          <table:table-cell office:value-type="string" calcext:value-type="string">
            <text:p>PERMESSO</text:p>
          </table:table-cell>
          <table:table-cell office:value-type="date" office:date-value="2018-08-14" calcext:value-type="date">
            <text:p>14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Permesso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lfaccenda</text:p>
          </table:table-cell>
          <table:table-cell office:value-type="string" calcext:value-type="string">
            <text:p>ASSENZE</text:p>
          </table:table-cell>
          <table:table-cell office:value-type="float" office:value="956660" calcext:value-type="float">
            <text:p>956660</text:p>
          </table:table-cell>
          <table:table-cell office:value-type="string" calcext:value-type="string">
            <text:p>FERIE</text:p>
          </table:table-cell>
          <table:table-cell office:value-type="date" office:date-value="2018-08-14" calcext:value-type="date">
            <text:p>14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jaybar</text:p>
          </table:table-cell>
          <table:table-cell office:value-type="string" calcext:value-type="string">
            <text:p>ASSENZE</text:p>
          </table:table-cell>
          <table:table-cell office:value-type="float" office:value="920811" calcext:value-type="float">
            <text:p>920811</text:p>
          </table:table-cell>
          <table:table-cell office:value-type="string" calcext:value-type="string">
            <text:p>FERIE</text:p>
          </table:table-cell>
          <table:table-cell office:value-type="date" office:date-value="2018-08-14" calcext:value-type="date">
            <text:p>14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office:value-type="string" calcext:value-type="string">
            <text:p>gbaiocchi</text:p>
          </table:table-cell>
          <table:table-cell office:value-type="string" calcext:value-type="string">
            <text:p>ASSENZE</text:p>
          </table:table-cell>
          <table:table-cell office:value-type="float" office:value="966584" calcext:value-type="float">
            <text:p>966584</text:p>
          </table:table-cell>
          <table:table-cell office:value-type="string" calcext:value-type="string">
            <text:p>FERIE</text:p>
          </table:table-cell>
          <table:table-cell office:value-type="date" office:date-value="2018-08-14" calcext:value-type="date">
            <text:p>14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Da pianificare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epavone</text:p>
          </table:table-cell>
          <table:table-cell office:value-type="string" calcext:value-type="string">
            <text:p>ASSENZE</text:p>
          </table:table-cell>
          <table:table-cell office:value-type="float" office:value="944933" calcext:value-type="float">
            <text:p>944933</text:p>
          </table:table-cell>
          <table:table-cell office:value-type="string" calcext:value-type="string">
            <text:p>FERIE</text:p>
          </table:table-cell>
          <table:table-cell office:value-type="date" office:date-value="2018-08-14" calcext:value-type="date">
            <text:p>14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dpeticchia</text:p>
          </table:table-cell>
          <table:table-cell office:value-type="string" calcext:value-type="string">
            <text:p>ASSENZE</text:p>
          </table:table-cell>
          <table:table-cell office:value-type="float" office:value="928553" calcext:value-type="float">
            <text:p>928553</text:p>
          </table:table-cell>
          <table:table-cell office:value-type="string" calcext:value-type="string">
            <text:p>FERIE</text:p>
          </table:table-cell>
          <table:table-cell office:value-type="date" office:date-value="2018-08-14" calcext:value-type="date">
            <text:p>14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cverdi</text:p>
          </table:table-cell>
          <table:table-cell office:value-type="string" calcext:value-type="string">
            <text:p>ASSENZE</text:p>
          </table:table-cell>
          <table:table-cell office:value-type="float" office:value="920834" calcext:value-type="float">
            <text:p>920834</text:p>
          </table:table-cell>
          <table:table-cell office:value-type="string" calcext:value-type="string">
            <text:p>FERIE</text:p>
          </table:table-cell>
          <table:table-cell office:value-type="date" office:date-value="2018-08-14" calcext:value-type="date">
            <text:p>14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cnicoli</text:p>
          </table:table-cell>
          <table:table-cell office:value-type="string" calcext:value-type="string">
            <text:p>ASSENZE</text:p>
          </table:table-cell>
          <table:table-cell office:value-type="float" office:value="959928" calcext:value-type="float">
            <text:p>959928</text:p>
          </table:table-cell>
          <table:table-cell office:value-type="string" calcext:value-type="string">
            <text:p>PERMESSO</text:p>
          </table:table-cell>
          <table:table-cell office:value-type="date" office:date-value="2018-08-14" calcext:value-type="date">
            <text:p>14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Permesso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cmigliorini</text:p>
          </table:table-cell>
          <table:table-cell office:value-type="string" calcext:value-type="string">
            <text:p>ASSENZE</text:p>
          </table:table-cell>
          <table:table-cell office:value-type="float" office:value="893325" calcext:value-type="float">
            <text:p>893325</text:p>
          </table:table-cell>
          <table:table-cell office:value-type="string" calcext:value-type="string">
            <text:p>FERIE</text:p>
          </table:table-cell>
          <table:table-cell office:value-type="date" office:date-value="2018-08-14" calcext:value-type="date">
            <text:p>14/08/18 00.00</text:p>
          </table:table-cell>
          <table:table-cell office:value-type="string" calcext:value-type="string">
            <text:p>04:05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anmura</text:p>
          </table:table-cell>
          <table:table-cell office:value-type="string" calcext:value-type="string">
            <text:p>ASSENZE</text:p>
          </table:table-cell>
          <table:table-cell office:value-type="float" office:value="912907" calcext:value-type="float">
            <text:p>912907</text:p>
          </table:table-cell>
          <table:table-cell office:value-type="string" calcext:value-type="string">
            <text:p>FERIE</text:p>
          </table:table-cell>
          <table:table-cell office:value-type="date" office:date-value="2018-08-14" calcext:value-type="date">
            <text:p>14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amezzullo</text:p>
          </table:table-cell>
          <table:table-cell office:value-type="string" calcext:value-type="string">
            <text:p>ASSENZE</text:p>
          </table:table-cell>
          <table:table-cell office:value-type="float" office:value="933209" calcext:value-type="float">
            <text:p>933209</text:p>
          </table:table-cell>
          <table:table-cell office:value-type="string" calcext:value-type="string">
            <text:p>FERIE</text:p>
          </table:table-cell>
          <table:table-cell office:value-type="date" office:date-value="2018-08-14" calcext:value-type="date">
            <text:p>14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ditommaso</text:p>
          </table:table-cell>
          <table:table-cell office:value-type="string" calcext:value-type="string">
            <text:p>ASSENZE</text:p>
          </table:table-cell>
          <table:table-cell office:value-type="float" office:value="961234" calcext:value-type="float">
            <text:p>961234</text:p>
          </table:table-cell>
          <table:table-cell office:value-type="string" calcext:value-type="string">
            <text:p>FERIE</text:p>
          </table:table-cell>
          <table:table-cell office:value-type="date" office:date-value="2018-08-14" calcext:value-type="date">
            <text:p>14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adezen</text:p>
          </table:table-cell>
          <table:table-cell office:value-type="string" calcext:value-type="string">
            <text:p>ASSENZE</text:p>
          </table:table-cell>
          <table:table-cell office:value-type="float" office:value="969538" calcext:value-type="float">
            <text:p>969538</text:p>
          </table:table-cell>
          <table:table-cell office:value-type="string" calcext:value-type="string">
            <text:p>FERIE</text:p>
          </table:table-cell>
          <table:table-cell office:value-type="date" office:date-value="2018-08-14" calcext:value-type="date">
            <text:p>14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aditommaso</text:p>
          </table:table-cell>
          <table:table-cell office:value-type="string" calcext:value-type="string">
            <text:p>ASSENZE</text:p>
          </table:table-cell>
          <table:table-cell office:value-type="float" office:value="961234" calcext:value-type="float">
            <text:p>961234</text:p>
          </table:table-cell>
          <table:table-cell office:value-type="string" calcext:value-type="string">
            <text:p>FERIE</text:p>
          </table:table-cell>
          <table:table-cell office:value-type="date" office:date-value="2018-08-16" calcext:value-type="date">
            <text:p>16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/>
          <table:table-cell office:value-type="string" calcext:value-type="string">
            <text:p>vvalenti</text:p>
          </table:table-cell>
          <table:table-cell office:value-type="string" calcext:value-type="string">
            <text:p>ASSENZE</text:p>
          </table:table-cell>
          <table:table-cell office:value-type="float" office:value="907947" calcext:value-type="float">
            <text:p>907947</text:p>
          </table:table-cell>
          <table:table-cell office:value-type="string" calcext:value-type="string">
            <text:p>FERIE</text:p>
          </table:table-cell>
          <table:table-cell office:value-type="date" office:date-value="2018-08-16" calcext:value-type="date">
            <text:p>16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/>
          <table:table-cell office:value-type="string" calcext:value-type="string">
            <text:p>spantaleo</text:p>
          </table:table-cell>
          <table:table-cell office:value-type="string" calcext:value-type="string">
            <text:p>ASSENZE</text:p>
          </table:table-cell>
          <table:table-cell office:value-type="float" office:value="965636" calcext:value-type="float">
            <text:p>965636</text:p>
          </table:table-cell>
          <table:table-cell office:value-type="string" calcext:value-type="string">
            <text:p>FERIE</text:p>
          </table:table-cell>
          <table:table-cell office:value-type="date" office:date-value="2018-08-16" calcext:value-type="date">
            <text:p>16/08/18 00.00</text:p>
          </table:table-cell>
          <table:table-cell office:value-type="string" calcext:value-type="string">
            <text:p>03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/>
          <table:table-cell office:value-type="string" calcext:value-type="string">
            <text:p>spalusa</text:p>
          </table:table-cell>
          <table:table-cell office:value-type="string" calcext:value-type="string">
            <text:p>ASSENZE</text:p>
          </table:table-cell>
          <table:table-cell office:value-type="float" office:value="937678" calcext:value-type="float">
            <text:p>937678</text:p>
          </table:table-cell>
          <table:table-cell office:value-type="string" calcext:value-type="string">
            <text:p>FERIE</text:p>
          </table:table-cell>
          <table:table-cell office:value-type="date" office:date-value="2018-08-16" calcext:value-type="date">
            <text:p>16/08/18 00.00</text:p>
          </table:table-cell>
          <table:table-cell office:value-type="string" calcext:value-type="string">
            <text:p>07:59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/>
          <table:table-cell office:value-type="string" calcext:value-type="string">
            <text:p>spacei</text:p>
          </table:table-cell>
          <table:table-cell office:value-type="string" calcext:value-type="string">
            <text:p>ASSENZE</text:p>
          </table:table-cell>
          <table:table-cell office:value-type="float" office:value="951337" calcext:value-type="float">
            <text:p>951337</text:p>
          </table:table-cell>
          <table:table-cell office:value-type="string" calcext:value-type="string">
            <text:p>FERIE</text:p>
          </table:table-cell>
          <table:table-cell office:value-type="date" office:date-value="2018-08-16" calcext:value-type="date">
            <text:p>16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/>
          <table:table-cell office:value-type="string" calcext:value-type="string">
            <text:p>smezzina</text:p>
          </table:table-cell>
          <table:table-cell office:value-type="string" calcext:value-type="string">
            <text:p>ASSENZE</text:p>
          </table:table-cell>
          <table:table-cell office:value-type="float" office:value="937470" calcext:value-type="float">
            <text:p>937470</text:p>
          </table:table-cell>
          <table:table-cell office:value-type="string" calcext:value-type="string">
            <text:p>FERIE</text:p>
          </table:table-cell>
          <table:table-cell office:value-type="date" office:date-value="2018-08-16" calcext:value-type="date">
            <text:p>16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/>
          <table:table-cell office:value-type="string" calcext:value-type="string">
            <text:p>rmittempergher</text:p>
          </table:table-cell>
          <table:table-cell office:value-type="string" calcext:value-type="string">
            <text:p>ASSENZE</text:p>
          </table:table-cell>
          <table:table-cell office:value-type="float" office:value="937360" calcext:value-type="float">
            <text:p>937360</text:p>
          </table:table-cell>
          <table:table-cell office:value-type="string" calcext:value-type="string">
            <text:p>PERMESSO</text:p>
          </table:table-cell>
          <table:table-cell office:value-type="date" office:date-value="2018-08-16" calcext:value-type="date">
            <text:p>16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Permesso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/>
          <table:table-cell office:value-type="string" calcext:value-type="string">
            <text:p>prighini</text:p>
          </table:table-cell>
          <table:table-cell office:value-type="string" calcext:value-type="string">
            <text:p>ASSENZE</text:p>
          </table:table-cell>
          <table:table-cell office:value-type="float" office:value="959647" calcext:value-type="float">
            <text:p>959647</text:p>
          </table:table-cell>
          <table:table-cell office:value-type="string" calcext:value-type="string">
            <text:p>FERIE</text:p>
          </table:table-cell>
          <table:table-cell office:value-type="date" office:date-value="2018-08-16" calcext:value-type="date">
            <text:p>16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/>
          <table:table-cell office:value-type="string" calcext:value-type="string">
            <text:p>prallo</text:p>
          </table:table-cell>
          <table:table-cell office:value-type="string" calcext:value-type="string">
            <text:p>ASSENZE</text:p>
          </table:table-cell>
          <table:table-cell office:value-type="float" office:value="944419" calcext:value-type="float">
            <text:p>944419</text:p>
          </table:table-cell>
          <table:table-cell office:value-type="string" calcext:value-type="string">
            <text:p>PERMESSO</text:p>
          </table:table-cell>
          <table:table-cell office:value-type="date" office:date-value="2018-08-16" calcext:value-type="date">
            <text:p>16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Permesso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pmartella</text:p>
          </table:table-cell>
          <table:table-cell office:value-type="string" calcext:value-type="string">
            <text:p>ASSENZE</text:p>
          </table:table-cell>
          <table:table-cell office:value-type="float" office:value="904218" calcext:value-type="float">
            <text:p>904218</text:p>
          </table:table-cell>
          <table:table-cell office:value-type="string" calcext:value-type="string">
            <text:p>FERIE</text:p>
          </table:table-cell>
          <table:table-cell office:value-type="date" office:date-value="2018-08-16" calcext:value-type="date">
            <text:p>16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  <table:table-cell office:value-type="string" calcext:value-type="string">
            <text:p>mmattiuzzo</text:p>
          </table:table-cell>
          <table:table-cell office:value-type="string" calcext:value-type="string">
            <text:p>ASSENZE</text:p>
          </table:table-cell>
          <table:table-cell office:value-type="float" office:value="950844" calcext:value-type="float">
            <text:p>950844</text:p>
          </table:table-cell>
          <table:table-cell office:value-type="string" calcext:value-type="string">
            <text:p>FERIE</text:p>
          </table:table-cell>
          <table:table-cell office:value-type="date" office:date-value="2018-08-16" calcext:value-type="date">
            <text:p>16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mcomin</text:p>
          </table:table-cell>
          <table:table-cell office:value-type="string" calcext:value-type="string">
            <text:p>ASSENZE</text:p>
          </table:table-cell>
          <table:table-cell office:value-type="float" office:value="936816" calcext:value-type="float">
            <text:p>936816</text:p>
          </table:table-cell>
          <table:table-cell office:value-type="string" calcext:value-type="string">
            <text:p>PERMESSO</text:p>
          </table:table-cell>
          <table:table-cell office:value-type="date" office:date-value="2018-08-16" calcext:value-type="date">
            <text:p>16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Permesso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office:value-type="string" calcext:value-type="string">
            <text:p>lfaccenda</text:p>
          </table:table-cell>
          <table:table-cell office:value-type="string" calcext:value-type="string">
            <text:p>ASSENZE</text:p>
          </table:table-cell>
          <table:table-cell office:value-type="float" office:value="956660" calcext:value-type="float">
            <text:p>956660</text:p>
          </table:table-cell>
          <table:table-cell office:value-type="string" calcext:value-type="string">
            <text:p>FERIE</text:p>
          </table:table-cell>
          <table:table-cell office:value-type="date" office:date-value="2018-08-16" calcext:value-type="date">
            <text:p>16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jaybar</text:p>
          </table:table-cell>
          <table:table-cell office:value-type="string" calcext:value-type="string">
            <text:p>ASSENZE</text:p>
          </table:table-cell>
          <table:table-cell office:value-type="float" office:value="920811" calcext:value-type="float">
            <text:p>920811</text:p>
          </table:table-cell>
          <table:table-cell office:value-type="string" calcext:value-type="string">
            <text:p>FERIE</text:p>
          </table:table-cell>
          <table:table-cell office:value-type="date" office:date-value="2018-08-16" calcext:value-type="date">
            <text:p>16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office:value-type="string" calcext:value-type="string">
            <text:p>gbaiocchi</text:p>
          </table:table-cell>
          <table:table-cell office:value-type="string" calcext:value-type="string">
            <text:p>ASSENZE</text:p>
          </table:table-cell>
          <table:table-cell office:value-type="float" office:value="966584" calcext:value-type="float">
            <text:p>966584</text:p>
          </table:table-cell>
          <table:table-cell office:value-type="string" calcext:value-type="string">
            <text:p>FERIE</text:p>
          </table:table-cell>
          <table:table-cell office:value-type="date" office:date-value="2018-08-16" calcext:value-type="date">
            <text:p>16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Da pianificare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frfranco</text:p>
          </table:table-cell>
          <table:table-cell office:value-type="string" calcext:value-type="string">
            <text:p>ASSENZE</text:p>
          </table:table-cell>
          <table:table-cell office:value-type="float" office:value="965606" calcext:value-type="float">
            <text:p>965606</text:p>
          </table:table-cell>
          <table:table-cell office:value-type="string" calcext:value-type="string">
            <text:p>PERMESSO</text:p>
          </table:table-cell>
          <table:table-cell office:value-type="date" office:date-value="2018-08-16" calcext:value-type="date">
            <text:p>16/08/18 00.00</text:p>
          </table:table-cell>
          <table:table-cell office:value-type="string" calcext:value-type="string">
            <text:p>01:00</text:p>
          </table:table-cell>
          <table:table-cell office:value-type="string" calcext:value-type="string">
            <text:p>Permesso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epavone</text:p>
          </table:table-cell>
          <table:table-cell office:value-type="string" calcext:value-type="string">
            <text:p>ASSENZE</text:p>
          </table:table-cell>
          <table:table-cell office:value-type="float" office:value="944933" calcext:value-type="float">
            <text:p>944933</text:p>
          </table:table-cell>
          <table:table-cell office:value-type="string" calcext:value-type="string">
            <text:p>FERIE</text:p>
          </table:table-cell>
          <table:table-cell office:value-type="date" office:date-value="2018-08-16" calcext:value-type="date">
            <text:p>16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dpeticchia</text:p>
          </table:table-cell>
          <table:table-cell office:value-type="string" calcext:value-type="string">
            <text:p>ASSENZE</text:p>
          </table:table-cell>
          <table:table-cell office:value-type="float" office:value="928553" calcext:value-type="float">
            <text:p>928553</text:p>
          </table:table-cell>
          <table:table-cell office:value-type="string" calcext:value-type="string">
            <text:p>FERIE</text:p>
          </table:table-cell>
          <table:table-cell office:value-type="date" office:date-value="2018-08-16" calcext:value-type="date">
            <text:p>16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cverdi</text:p>
          </table:table-cell>
          <table:table-cell office:value-type="string" calcext:value-type="string">
            <text:p>ASSENZE</text:p>
          </table:table-cell>
          <table:table-cell office:value-type="float" office:value="920834" calcext:value-type="float">
            <text:p>920834</text:p>
          </table:table-cell>
          <table:table-cell office:value-type="string" calcext:value-type="string">
            <text:p>FERIE</text:p>
          </table:table-cell>
          <table:table-cell office:value-type="date" office:date-value="2018-08-16" calcext:value-type="date">
            <text:p>16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cnicoli</text:p>
          </table:table-cell>
          <table:table-cell office:value-type="string" calcext:value-type="string">
            <text:p>ASSENZE</text:p>
          </table:table-cell>
          <table:table-cell office:value-type="float" office:value="959929" calcext:value-type="float">
            <text:p>959929</text:p>
          </table:table-cell>
          <table:table-cell office:value-type="string" calcext:value-type="string">
            <text:p>PERMESSO</text:p>
          </table:table-cell>
          <table:table-cell office:value-type="date" office:date-value="2018-08-16" calcext:value-type="date">
            <text:p>16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Permesso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cmigliorini</text:p>
          </table:table-cell>
          <table:table-cell office:value-type="string" calcext:value-type="string">
            <text:p>ASSENZE</text:p>
          </table:table-cell>
          <table:table-cell office:value-type="float" office:value="893325" calcext:value-type="float">
            <text:p>893325</text:p>
          </table:table-cell>
          <table:table-cell office:value-type="string" calcext:value-type="string">
            <text:p>FERIE</text:p>
          </table:table-cell>
          <table:table-cell office:value-type="date" office:date-value="2018-08-16" calcext:value-type="date">
            <text:p>16/08/18 00.00</text:p>
          </table:table-cell>
          <table:table-cell office:value-type="string" calcext:value-type="string">
            <text:p>04:05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cchinaglia</text:p>
          </table:table-cell>
          <table:table-cell office:value-type="string" calcext:value-type="string">
            <text:p>ASSENZE</text:p>
          </table:table-cell>
          <table:table-cell office:value-type="float" office:value="964968" calcext:value-type="float">
            <text:p>964968</text:p>
          </table:table-cell>
          <table:table-cell office:value-type="string" calcext:value-type="string">
            <text:p>FERIE</text:p>
          </table:table-cell>
          <table:table-cell office:value-type="date" office:date-value="2018-08-16" calcext:value-type="date">
            <text:p>16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anmura</text:p>
          </table:table-cell>
          <table:table-cell office:value-type="string" calcext:value-type="string">
            <text:p>ASSENZE</text:p>
          </table:table-cell>
          <table:table-cell office:value-type="float" office:value="912907" calcext:value-type="float">
            <text:p>912907</text:p>
          </table:table-cell>
          <table:table-cell office:value-type="string" calcext:value-type="string">
            <text:p>FERIE</text:p>
          </table:table-cell>
          <table:table-cell office:value-type="date" office:date-value="2018-08-16" calcext:value-type="date">
            <text:p>16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amezzullo</text:p>
          </table:table-cell>
          <table:table-cell office:value-type="string" calcext:value-type="string">
            <text:p>ASSENZE</text:p>
          </table:table-cell>
          <table:table-cell office:value-type="float" office:value="933209" calcext:value-type="float">
            <text:p>933209</text:p>
          </table:table-cell>
          <table:table-cell office:value-type="string" calcext:value-type="string">
            <text:p>FERIE</text:p>
          </table:table-cell>
          <table:table-cell office:value-type="date" office:date-value="2018-08-16" calcext:value-type="date">
            <text:p>16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adezen</text:p>
          </table:table-cell>
          <table:table-cell office:value-type="string" calcext:value-type="string">
            <text:p>ASSENZE</text:p>
          </table:table-cell>
          <table:table-cell office:value-type="float" office:value="969539" calcext:value-type="float">
            <text:p>969539</text:p>
          </table:table-cell>
          <table:table-cell office:value-type="string" calcext:value-type="string">
            <text:p>PERMESSO</text:p>
          </table:table-cell>
          <table:table-cell office:value-type="date" office:date-value="2018-08-17" calcext:value-type="date">
            <text:p>17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Permesso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/>
          <table:table-cell office:value-type="string" calcext:value-type="string">
            <text:p>vvalenti</text:p>
          </table:table-cell>
          <table:table-cell office:value-type="string" calcext:value-type="string">
            <text:p>ASSENZE</text:p>
          </table:table-cell>
          <table:table-cell office:value-type="float" office:value="907947" calcext:value-type="float">
            <text:p>907947</text:p>
          </table:table-cell>
          <table:table-cell office:value-type="string" calcext:value-type="string">
            <text:p>FERIE</text:p>
          </table:table-cell>
          <table:table-cell office:value-type="date" office:date-value="2018-08-17" calcext:value-type="date">
            <text:p>17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/>
          <table:table-cell office:value-type="string" calcext:value-type="string">
            <text:p>spalusa</text:p>
          </table:table-cell>
          <table:table-cell office:value-type="string" calcext:value-type="string">
            <text:p>ASSENZE</text:p>
          </table:table-cell>
          <table:table-cell office:value-type="float" office:value="937678" calcext:value-type="float">
            <text:p>937678</text:p>
          </table:table-cell>
          <table:table-cell office:value-type="string" calcext:value-type="string">
            <text:p>FERIE</text:p>
          </table:table-cell>
          <table:table-cell office:value-type="date" office:date-value="2018-08-17" calcext:value-type="date">
            <text:p>17/08/18 00.00</text:p>
          </table:table-cell>
          <table:table-cell office:value-type="string" calcext:value-type="string">
            <text:p>07:59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/>
          <table:table-cell office:value-type="string" calcext:value-type="string">
            <text:p>spacei</text:p>
          </table:table-cell>
          <table:table-cell office:value-type="string" calcext:value-type="string">
            <text:p>ASSENZE</text:p>
          </table:table-cell>
          <table:table-cell office:value-type="float" office:value="951337" calcext:value-type="float">
            <text:p>951337</text:p>
          </table:table-cell>
          <table:table-cell office:value-type="string" calcext:value-type="string">
            <text:p>FERIE</text:p>
          </table:table-cell>
          <table:table-cell office:value-type="date" office:date-value="2018-08-17" calcext:value-type="date">
            <text:p>17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/>
          <table:table-cell office:value-type="string" calcext:value-type="string">
            <text:p>smezzina</text:p>
          </table:table-cell>
          <table:table-cell office:value-type="string" calcext:value-type="string">
            <text:p>ASSENZE</text:p>
          </table:table-cell>
          <table:table-cell office:value-type="float" office:value="937470" calcext:value-type="float">
            <text:p>937470</text:p>
          </table:table-cell>
          <table:table-cell office:value-type="string" calcext:value-type="string">
            <text:p>FERIE</text:p>
          </table:table-cell>
          <table:table-cell office:value-type="date" office:date-value="2018-08-17" calcext:value-type="date">
            <text:p>17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/>
          <table:table-cell office:value-type="string" calcext:value-type="string">
            <text:p>rmittempergher</text:p>
          </table:table-cell>
          <table:table-cell office:value-type="string" calcext:value-type="string">
            <text:p>ASSENZE</text:p>
          </table:table-cell>
          <table:table-cell office:value-type="float" office:value="937360" calcext:value-type="float">
            <text:p>937360</text:p>
          </table:table-cell>
          <table:table-cell office:value-type="string" calcext:value-type="string">
            <text:p>PERMESSO</text:p>
          </table:table-cell>
          <table:table-cell office:value-type="date" office:date-value="2018-08-17" calcext:value-type="date">
            <text:p>17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Permesso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/>
          <table:table-cell office:value-type="string" calcext:value-type="string">
            <text:p>prighini</text:p>
          </table:table-cell>
          <table:table-cell office:value-type="string" calcext:value-type="string">
            <text:p>ASSENZE</text:p>
          </table:table-cell>
          <table:table-cell office:value-type="float" office:value="959647" calcext:value-type="float">
            <text:p>959647</text:p>
          </table:table-cell>
          <table:table-cell office:value-type="string" calcext:value-type="string">
            <text:p>FERIE</text:p>
          </table:table-cell>
          <table:table-cell office:value-type="date" office:date-value="2018-08-17" calcext:value-type="date">
            <text:p>17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/>
          <table:table-cell office:value-type="string" calcext:value-type="string">
            <text:p>prallo</text:p>
          </table:table-cell>
          <table:table-cell office:value-type="string" calcext:value-type="string">
            <text:p>ASSENZE</text:p>
          </table:table-cell>
          <table:table-cell office:value-type="float" office:value="944421" calcext:value-type="float">
            <text:p>944421</text:p>
          </table:table-cell>
          <table:table-cell office:value-type="string" calcext:value-type="string">
            <text:p>PERMESSO</text:p>
          </table:table-cell>
          <table:table-cell office:value-type="date" office:date-value="2018-08-17" calcext:value-type="date">
            <text:p>17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Permesso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  <table:table-cell office:value-type="string" calcext:value-type="string">
            <text:p>pmartella</text:p>
          </table:table-cell>
          <table:table-cell office:value-type="string" calcext:value-type="string">
            <text:p>ASSENZE</text:p>
          </table:table-cell>
          <table:table-cell office:value-type="float" office:value="904218" calcext:value-type="float">
            <text:p>904218</text:p>
          </table:table-cell>
          <table:table-cell office:value-type="string" calcext:value-type="string">
            <text:p>FERIE</text:p>
          </table:table-cell>
          <table:table-cell office:value-type="date" office:date-value="2018-08-17" calcext:value-type="date">
            <text:p>17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  <table:table-cell office:value-type="string" calcext:value-type="string">
            <text:p>mmattiuzzo</text:p>
          </table:table-cell>
          <table:table-cell office:value-type="string" calcext:value-type="string">
            <text:p>ASSENZE</text:p>
          </table:table-cell>
          <table:table-cell office:value-type="float" office:value="950844" calcext:value-type="float">
            <text:p>950844</text:p>
          </table:table-cell>
          <table:table-cell office:value-type="string" calcext:value-type="string">
            <text:p>FERIE</text:p>
          </table:table-cell>
          <table:table-cell office:value-type="date" office:date-value="2018-08-17" calcext:value-type="date">
            <text:p>17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/>
          <table:table-cell office:value-type="string" calcext:value-type="string">
            <text:p>mcomin</text:p>
          </table:table-cell>
          <table:table-cell office:value-type="string" calcext:value-type="string">
            <text:p>ASSENZE</text:p>
          </table:table-cell>
          <table:table-cell office:value-type="float" office:value="936816" calcext:value-type="float">
            <text:p>936816</text:p>
          </table:table-cell>
          <table:table-cell office:value-type="string" calcext:value-type="string">
            <text:p>PERMESSO</text:p>
          </table:table-cell>
          <table:table-cell office:value-type="date" office:date-value="2018-08-17" calcext:value-type="date">
            <text:p>17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Permesso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office:value-type="string" calcext:value-type="string">
            <text:p>lfaccenda</text:p>
          </table:table-cell>
          <table:table-cell office:value-type="string" calcext:value-type="string">
            <text:p>ASSENZE</text:p>
          </table:table-cell>
          <table:table-cell office:value-type="float" office:value="956660" calcext:value-type="float">
            <text:p>956660</text:p>
          </table:table-cell>
          <table:table-cell office:value-type="string" calcext:value-type="string">
            <text:p>FERIE</text:p>
          </table:table-cell>
          <table:table-cell office:value-type="date" office:date-value="2018-08-17" calcext:value-type="date">
            <text:p>17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jaybar</text:p>
          </table:table-cell>
          <table:table-cell office:value-type="string" calcext:value-type="string">
            <text:p>ASSENZE</text:p>
          </table:table-cell>
          <table:table-cell office:value-type="float" office:value="920811" calcext:value-type="float">
            <text:p>920811</text:p>
          </table:table-cell>
          <table:table-cell office:value-type="string" calcext:value-type="string">
            <text:p>FERIE</text:p>
          </table:table-cell>
          <table:table-cell office:value-type="date" office:date-value="2018-08-17" calcext:value-type="date">
            <text:p>17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office:value-type="string" calcext:value-type="string">
            <text:p>gbaiocchi</text:p>
          </table:table-cell>
          <table:table-cell office:value-type="string" calcext:value-type="string">
            <text:p>ASSENZE</text:p>
          </table:table-cell>
          <table:table-cell office:value-type="float" office:value="966584" calcext:value-type="float">
            <text:p>966584</text:p>
          </table:table-cell>
          <table:table-cell office:value-type="string" calcext:value-type="string">
            <text:p>FERIE</text:p>
          </table:table-cell>
          <table:table-cell office:value-type="date" office:date-value="2018-08-17" calcext:value-type="date">
            <text:p>17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Da pianificare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epavone</text:p>
          </table:table-cell>
          <table:table-cell office:value-type="string" calcext:value-type="string">
            <text:p>ASSENZE</text:p>
          </table:table-cell>
          <table:table-cell office:value-type="float" office:value="944933" calcext:value-type="float">
            <text:p>944933</text:p>
          </table:table-cell>
          <table:table-cell office:value-type="string" calcext:value-type="string">
            <text:p>FERIE</text:p>
          </table:table-cell>
          <table:table-cell office:value-type="date" office:date-value="2018-08-17" calcext:value-type="date">
            <text:p>17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office:value-type="string" calcext:value-type="string">
            <text:p>dpeticchia</text:p>
          </table:table-cell>
          <table:table-cell office:value-type="string" calcext:value-type="string">
            <text:p>ASSENZE</text:p>
          </table:table-cell>
          <table:table-cell office:value-type="float" office:value="928553" calcext:value-type="float">
            <text:p>928553</text:p>
          </table:table-cell>
          <table:table-cell office:value-type="string" calcext:value-type="string">
            <text:p>FERIE</text:p>
          </table:table-cell>
          <table:table-cell office:value-type="date" office:date-value="2018-08-17" calcext:value-type="date">
            <text:p>17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cverdi</text:p>
          </table:table-cell>
          <table:table-cell office:value-type="string" calcext:value-type="string">
            <text:p>ASSENZE</text:p>
          </table:table-cell>
          <table:table-cell office:value-type="float" office:value="920834" calcext:value-type="float">
            <text:p>920834</text:p>
          </table:table-cell>
          <table:table-cell office:value-type="string" calcext:value-type="string">
            <text:p>FERIE</text:p>
          </table:table-cell>
          <table:table-cell office:value-type="date" office:date-value="2018-08-17" calcext:value-type="date">
            <text:p>17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cnicoli</text:p>
          </table:table-cell>
          <table:table-cell office:value-type="string" calcext:value-type="string">
            <text:p>ASSENZE</text:p>
          </table:table-cell>
          <table:table-cell office:value-type="float" office:value="959930" calcext:value-type="float">
            <text:p>959930</text:p>
          </table:table-cell>
          <table:table-cell office:value-type="string" calcext:value-type="string">
            <text:p>PERMESSO</text:p>
          </table:table-cell>
          <table:table-cell office:value-type="date" office:date-value="2018-08-17" calcext:value-type="date">
            <text:p>17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Permesso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cmigliorini</text:p>
          </table:table-cell>
          <table:table-cell office:value-type="string" calcext:value-type="string">
            <text:p>ASSENZE</text:p>
          </table:table-cell>
          <table:table-cell office:value-type="float" office:value="893325" calcext:value-type="float">
            <text:p>893325</text:p>
          </table:table-cell>
          <table:table-cell office:value-type="string" calcext:value-type="string">
            <text:p>FERIE</text:p>
          </table:table-cell>
          <table:table-cell office:value-type="date" office:date-value="2018-08-17" calcext:value-type="date">
            <text:p>17/08/18 00.00</text:p>
          </table:table-cell>
          <table:table-cell office:value-type="string" calcext:value-type="string">
            <text:p>04:05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chinaglia</text:p>
          </table:table-cell>
          <table:table-cell office:value-type="string" calcext:value-type="string">
            <text:p>ASSENZE</text:p>
          </table:table-cell>
          <table:table-cell office:value-type="float" office:value="964968" calcext:value-type="float">
            <text:p>964968</text:p>
          </table:table-cell>
          <table:table-cell office:value-type="string" calcext:value-type="string">
            <text:p>FERIE</text:p>
          </table:table-cell>
          <table:table-cell office:value-type="date" office:date-value="2018-08-17" calcext:value-type="date">
            <text:p>17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anmura</text:p>
          </table:table-cell>
          <table:table-cell office:value-type="string" calcext:value-type="string">
            <text:p>ASSENZE</text:p>
          </table:table-cell>
          <table:table-cell office:value-type="float" office:value="912907" calcext:value-type="float">
            <text:p>912907</text:p>
          </table:table-cell>
          <table:table-cell office:value-type="string" calcext:value-type="string">
            <text:p>FERIE</text:p>
          </table:table-cell>
          <table:table-cell office:value-type="date" office:date-value="2018-08-17" calcext:value-type="date">
            <text:p>17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amezzullo</text:p>
          </table:table-cell>
          <table:table-cell office:value-type="string" calcext:value-type="string">
            <text:p>ASSENZE</text:p>
          </table:table-cell>
          <table:table-cell office:value-type="float" office:value="933209" calcext:value-type="float">
            <text:p>933209</text:p>
          </table:table-cell>
          <table:table-cell office:value-type="string" calcext:value-type="string">
            <text:p>FERIE</text:p>
          </table:table-cell>
          <table:table-cell office:value-type="date" office:date-value="2018-08-17" calcext:value-type="date">
            <text:p>17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aditommaso</text:p>
          </table:table-cell>
          <table:table-cell office:value-type="string" calcext:value-type="string">
            <text:p>ASSENZE</text:p>
          </table:table-cell>
          <table:table-cell office:value-type="float" office:value="961234" calcext:value-type="float">
            <text:p>961234</text:p>
          </table:table-cell>
          <table:table-cell office:value-type="string" calcext:value-type="string">
            <text:p>FERIE</text:p>
          </table:table-cell>
          <table:table-cell office:value-type="date" office:date-value="2018-08-17" calcext:value-type="date">
            <text:p>17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cmigliorini</text:p>
          </table:table-cell>
          <table:table-cell office:value-type="string" calcext:value-type="string">
            <text:p>ASSENZE</text:p>
          </table:table-cell>
          <table:table-cell office:value-type="float" office:value="893325" calcext:value-type="float">
            <text:p>893325</text:p>
          </table:table-cell>
          <table:table-cell office:value-type="string" calcext:value-type="string">
            <text:p>FERIE</text:p>
          </table:table-cell>
          <table:table-cell office:value-type="date" office:date-value="2018-08-18" calcext:value-type="date">
            <text:p>18/08/18 00.00</text:p>
          </table:table-cell>
          <table:table-cell office:value-type="string" calcext:value-type="string">
            <text:p>04:05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jaybar</text:p>
          </table:table-cell>
          <table:table-cell office:value-type="string" calcext:value-type="string">
            <text:p>ASSENZE</text:p>
          </table:table-cell>
          <table:table-cell office:value-type="float" office:value="920811" calcext:value-type="float">
            <text:p>920811</text:p>
          </table:table-cell>
          <table:table-cell office:value-type="string" calcext:value-type="string">
            <text:p>FERIE</text:p>
          </table:table-cell>
          <table:table-cell office:value-type="date" office:date-value="2018-08-18" calcext:value-type="date">
            <text:p>18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jaybar</text:p>
          </table:table-cell>
          <table:table-cell office:value-type="string" calcext:value-type="string">
            <text:p>ASSENZE</text:p>
          </table:table-cell>
          <table:table-cell office:value-type="float" office:value="920811" calcext:value-type="float">
            <text:p>920811</text:p>
          </table:table-cell>
          <table:table-cell office:value-type="string" calcext:value-type="string">
            <text:p>FERIE</text:p>
          </table:table-cell>
          <table:table-cell office:value-type="date" office:date-value="2018-08-19" calcext:value-type="date">
            <text:p>19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aditommaso</text:p>
          </table:table-cell>
          <table:table-cell office:value-type="string" calcext:value-type="string">
            <text:p>ASSENZE</text:p>
          </table:table-cell>
          <table:table-cell office:value-type="float" office:value="961234" calcext:value-type="float">
            <text:p>961234</text:p>
          </table:table-cell>
          <table:table-cell office:value-type="string" calcext:value-type="string">
            <text:p>FERIE</text:p>
          </table:table-cell>
          <table:table-cell office:value-type="date" office:date-value="2018-08-20" calcext:value-type="date">
            <text:p>20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/>
          <table:table-cell office:value-type="string" calcext:value-type="string">
            <text:p>vvalenti</text:p>
          </table:table-cell>
          <table:table-cell office:value-type="string" calcext:value-type="string">
            <text:p>ASSENZE</text:p>
          </table:table-cell>
          <table:table-cell office:value-type="float" office:value="907947" calcext:value-type="float">
            <text:p>907947</text:p>
          </table:table-cell>
          <table:table-cell office:value-type="string" calcext:value-type="string">
            <text:p>FERIE</text:p>
          </table:table-cell>
          <table:table-cell office:value-type="date" office:date-value="2018-08-20" calcext:value-type="date">
            <text:p>20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/>
          <table:table-cell office:value-type="string" calcext:value-type="string">
            <text:p>vincassanelli</text:p>
          </table:table-cell>
          <table:table-cell office:value-type="string" calcext:value-type="string">
            <text:p>ASSENZE</text:p>
          </table:table-cell>
          <table:table-cell office:value-type="float" office:value="959957" calcext:value-type="float">
            <text:p>959957</text:p>
          </table:table-cell>
          <table:table-cell office:value-type="string" calcext:value-type="string">
            <text:p>FERIE</text:p>
          </table:table-cell>
          <table:table-cell office:value-type="date" office:date-value="2018-08-20" calcext:value-type="date">
            <text:p>20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/>
          <table:table-cell office:value-type="string" calcext:value-type="string">
            <text:p>spantaleo</text:p>
          </table:table-cell>
          <table:table-cell office:value-type="string" calcext:value-type="string">
            <text:p>ASSENZE</text:p>
          </table:table-cell>
          <table:table-cell office:value-type="float" office:value="968312" calcext:value-type="float">
            <text:p>968312</text:p>
          </table:table-cell>
          <table:table-cell office:value-type="string" calcext:value-type="string">
            <text:p>FERIE</text:p>
          </table:table-cell>
          <table:table-cell office:value-type="date" office:date-value="2018-08-20" calcext:value-type="date">
            <text:p>20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Da pianificare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/>
          <table:table-cell office:value-type="string" calcext:value-type="string">
            <text:p>spalusa</text:p>
          </table:table-cell>
          <table:table-cell office:value-type="string" calcext:value-type="string">
            <text:p>ASSENZE</text:p>
          </table:table-cell>
          <table:table-cell office:value-type="float" office:value="937678" calcext:value-type="float">
            <text:p>937678</text:p>
          </table:table-cell>
          <table:table-cell office:value-type="string" calcext:value-type="string">
            <text:p>FERIE</text:p>
          </table:table-cell>
          <table:table-cell office:value-type="date" office:date-value="2018-08-20" calcext:value-type="date">
            <text:p>20/08/18 00.00</text:p>
          </table:table-cell>
          <table:table-cell office:value-type="string" calcext:value-type="string">
            <text:p>07:59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spacei</text:p>
          </table:table-cell>
          <table:table-cell office:value-type="string" calcext:value-type="string">
            <text:p>ASSENZE</text:p>
          </table:table-cell>
          <table:table-cell office:value-type="float" office:value="951337" calcext:value-type="float">
            <text:p>951337</text:p>
          </table:table-cell>
          <table:table-cell office:value-type="string" calcext:value-type="string">
            <text:p>FERIE</text:p>
          </table:table-cell>
          <table:table-cell office:value-type="date" office:date-value="2018-08-20" calcext:value-type="date">
            <text:p>20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rmenafra</text:p>
          </table:table-cell>
          <table:table-cell office:value-type="string" calcext:value-type="string">
            <text:p>ASSENZE</text:p>
          </table:table-cell>
          <table:table-cell office:value-type="float" office:value="964159" calcext:value-type="float">
            <text:p>964159</text:p>
          </table:table-cell>
          <table:table-cell office:value-type="string" calcext:value-type="string">
            <text:p>MISSIONE</text:p>
          </table:table-cell>
          <table:table-cell office:value-type="date" office:date-value="2018-08-20" calcext:value-type="date">
            <text:p>20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Mission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  <table:table-cell office:value-type="string" calcext:value-type="string">
            <text:p>pmartella</text:p>
          </table:table-cell>
          <table:table-cell office:value-type="string" calcext:value-type="string">
            <text:p>ASSENZE</text:p>
          </table:table-cell>
          <table:table-cell office:value-type="float" office:value="904218" calcext:value-type="float">
            <text:p>904218</text:p>
          </table:table-cell>
          <table:table-cell office:value-type="string" calcext:value-type="string">
            <text:p>FERIE</text:p>
          </table:table-cell>
          <table:table-cell office:value-type="date" office:date-value="2018-08-20" calcext:value-type="date">
            <text:p>20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  <table:table-cell office:value-type="string" calcext:value-type="string">
            <text:p>mmorelli</text:p>
          </table:table-cell>
          <table:table-cell office:value-type="string" calcext:value-type="string">
            <text:p>ASSENZE</text:p>
          </table:table-cell>
          <table:table-cell office:value-type="float" office:value="912539" calcext:value-type="float">
            <text:p>912539</text:p>
          </table:table-cell>
          <table:table-cell office:value-type="string" calcext:value-type="string">
            <text:p>FERIE</text:p>
          </table:table-cell>
          <table:table-cell office:value-type="date" office:date-value="2018-08-20" calcext:value-type="date">
            <text:p>20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  <table:table-cell office:value-type="string" calcext:value-type="string">
            <text:p>mmattiuzzo</text:p>
          </table:table-cell>
          <table:table-cell office:value-type="string" calcext:value-type="string">
            <text:p>ASSENZE</text:p>
          </table:table-cell>
          <table:table-cell office:value-type="float" office:value="950844" calcext:value-type="float">
            <text:p>950844</text:p>
          </table:table-cell>
          <table:table-cell office:value-type="string" calcext:value-type="string">
            <text:p>FERIE</text:p>
          </table:table-cell>
          <table:table-cell office:value-type="date" office:date-value="2018-08-20" calcext:value-type="date">
            <text:p>20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  <table:table-cell office:value-type="string" calcext:value-type="string">
            <text:p>mincertimassimini</text:p>
          </table:table-cell>
          <table:table-cell office:value-type="string" calcext:value-type="string">
            <text:p>ASSENZE</text:p>
          </table:table-cell>
          <table:table-cell office:value-type="float" office:value="966844" calcext:value-type="float">
            <text:p>966844</text:p>
          </table:table-cell>
          <table:table-cell office:value-type="string" calcext:value-type="string">
            <text:p>MISSIONE</text:p>
          </table:table-cell>
          <table:table-cell office:value-type="date" office:date-value="2018-08-20" calcext:value-type="date">
            <text:p>20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Mission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/>
          <table:table-cell office:value-type="string" calcext:value-type="string">
            <text:p>mcomin</text:p>
          </table:table-cell>
          <table:table-cell office:value-type="string" calcext:value-type="string">
            <text:p>ASSENZE</text:p>
          </table:table-cell>
          <table:table-cell office:value-type="float" office:value="959697" calcext:value-type="float">
            <text:p>959697</text:p>
          </table:table-cell>
          <table:table-cell office:value-type="string" calcext:value-type="string">
            <text:p>FERIE</text:p>
          </table:table-cell>
          <table:table-cell office:value-type="date" office:date-value="2018-08-20" calcext:value-type="date">
            <text:p>20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office:value-type="string" calcext:value-type="string">
            <text:p>llaconi</text:p>
          </table:table-cell>
          <table:table-cell office:value-type="string" calcext:value-type="string">
            <text:p>ASSENZE</text:p>
          </table:table-cell>
          <table:table-cell office:value-type="float" office:value="952468" calcext:value-type="float">
            <text:p>952468</text:p>
          </table:table-cell>
          <table:table-cell office:value-type="string" calcext:value-type="string">
            <text:p>FERIE</text:p>
          </table:table-cell>
          <table:table-cell office:value-type="date" office:date-value="2018-08-20" calcext:value-type="date">
            <text:p>20/08/18 00.00</text:p>
          </table:table-cell>
          <table:table-cell office:value-type="string" calcext:value-type="string">
            <text:p>07:59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office:value-type="string" calcext:value-type="string">
            <text:p>lfaccenda</text:p>
          </table:table-cell>
          <table:table-cell office:value-type="string" calcext:value-type="string">
            <text:p>ASSENZE</text:p>
          </table:table-cell>
          <table:table-cell office:value-type="float" office:value="956660" calcext:value-type="float">
            <text:p>956660</text:p>
          </table:table-cell>
          <table:table-cell office:value-type="string" calcext:value-type="string">
            <text:p>FERIE</text:p>
          </table:table-cell>
          <table:table-cell office:value-type="date" office:date-value="2018-08-20" calcext:value-type="date">
            <text:p>20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jaybar</text:p>
          </table:table-cell>
          <table:table-cell office:value-type="string" calcext:value-type="string">
            <text:p>ASSENZE</text:p>
          </table:table-cell>
          <table:table-cell office:value-type="float" office:value="920811" calcext:value-type="float">
            <text:p>920811</text:p>
          </table:table-cell>
          <table:table-cell office:value-type="string" calcext:value-type="string">
            <text:p>FERIE</text:p>
          </table:table-cell>
          <table:table-cell office:value-type="date" office:date-value="2018-08-20" calcext:value-type="date">
            <text:p>20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epavone</text:p>
          </table:table-cell>
          <table:table-cell office:value-type="string" calcext:value-type="string">
            <text:p>ASSENZE</text:p>
          </table:table-cell>
          <table:table-cell office:value-type="float" office:value="944933" calcext:value-type="float">
            <text:p>944933</text:p>
          </table:table-cell>
          <table:table-cell office:value-type="string" calcext:value-type="string">
            <text:p>FERIE</text:p>
          </table:table-cell>
          <table:table-cell office:value-type="date" office:date-value="2018-08-20" calcext:value-type="date">
            <text:p>20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office:value-type="string" calcext:value-type="string">
            <text:p>dpeticchia</text:p>
          </table:table-cell>
          <table:table-cell office:value-type="string" calcext:value-type="string">
            <text:p>ASSENZE</text:p>
          </table:table-cell>
          <table:table-cell office:value-type="float" office:value="928553" calcext:value-type="float">
            <text:p>928553</text:p>
          </table:table-cell>
          <table:table-cell office:value-type="string" calcext:value-type="string">
            <text:p>FERIE</text:p>
          </table:table-cell>
          <table:table-cell office:value-type="date" office:date-value="2018-08-20" calcext:value-type="date">
            <text:p>20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cverdi</text:p>
          </table:table-cell>
          <table:table-cell office:value-type="string" calcext:value-type="string">
            <text:p>ASSENZE</text:p>
          </table:table-cell>
          <table:table-cell office:value-type="float" office:value="920834" calcext:value-type="float">
            <text:p>920834</text:p>
          </table:table-cell>
          <table:table-cell office:value-type="string" calcext:value-type="string">
            <text:p>FERIE</text:p>
          </table:table-cell>
          <table:table-cell office:value-type="date" office:date-value="2018-08-20" calcext:value-type="date">
            <text:p>20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cmigliorini</text:p>
          </table:table-cell>
          <table:table-cell office:value-type="string" calcext:value-type="string">
            <text:p>ASSENZE</text:p>
          </table:table-cell>
          <table:table-cell office:value-type="float" office:value="893325" calcext:value-type="float">
            <text:p>893325</text:p>
          </table:table-cell>
          <table:table-cell office:value-type="string" calcext:value-type="string">
            <text:p>FERIE</text:p>
          </table:table-cell>
          <table:table-cell office:value-type="date" office:date-value="2018-08-20" calcext:value-type="date">
            <text:p>20/08/18 00.00</text:p>
          </table:table-cell>
          <table:table-cell office:value-type="string" calcext:value-type="string">
            <text:p>04:05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cchinaglia</text:p>
          </table:table-cell>
          <table:table-cell office:value-type="string" calcext:value-type="string">
            <text:p>ASSENZE</text:p>
          </table:table-cell>
          <table:table-cell office:value-type="float" office:value="964968" calcext:value-type="float">
            <text:p>964968</text:p>
          </table:table-cell>
          <table:table-cell office:value-type="string" calcext:value-type="string">
            <text:p>FERIE</text:p>
          </table:table-cell>
          <table:table-cell office:value-type="date" office:date-value="2018-08-20" calcext:value-type="date">
            <text:p>20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anmura</text:p>
          </table:table-cell>
          <table:table-cell office:value-type="string" calcext:value-type="string">
            <text:p>ASSENZE</text:p>
          </table:table-cell>
          <table:table-cell office:value-type="float" office:value="912907" calcext:value-type="float">
            <text:p>912907</text:p>
          </table:table-cell>
          <table:table-cell office:value-type="string" calcext:value-type="string">
            <text:p>FERIE</text:p>
          </table:table-cell>
          <table:table-cell office:value-type="date" office:date-value="2018-08-20" calcext:value-type="date">
            <text:p>20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amezzullo</text:p>
          </table:table-cell>
          <table:table-cell office:value-type="string" calcext:value-type="string">
            <text:p>ASSENZE</text:p>
          </table:table-cell>
          <table:table-cell office:value-type="float" office:value="933209" calcext:value-type="float">
            <text:p>933209</text:p>
          </table:table-cell>
          <table:table-cell office:value-type="string" calcext:value-type="string">
            <text:p>FERIE</text:p>
          </table:table-cell>
          <table:table-cell office:value-type="date" office:date-value="2018-08-20" calcext:value-type="date">
            <text:p>20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agerola</text:p>
          </table:table-cell>
          <table:table-cell office:value-type="string" calcext:value-type="string">
            <text:p>ASSENZE</text:p>
          </table:table-cell>
          <table:table-cell office:value-type="float" office:value="937356" calcext:value-type="float">
            <text:p>937356</text:p>
          </table:table-cell>
          <table:table-cell office:value-type="string" calcext:value-type="string">
            <text:p>PERMESSO</text:p>
          </table:table-cell>
          <table:table-cell office:value-type="date" office:date-value="2018-08-20" calcext:value-type="date">
            <text:p>20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Permesso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aditommaso</text:p>
          </table:table-cell>
          <table:table-cell office:value-type="string" calcext:value-type="string">
            <text:p>ASSENZE</text:p>
          </table:table-cell>
          <table:table-cell office:value-type="float" office:value="961234" calcext:value-type="float">
            <text:p>961234</text:p>
          </table:table-cell>
          <table:table-cell office:value-type="string" calcext:value-type="string">
            <text:p>FERIE</text:p>
          </table:table-cell>
          <table:table-cell office:value-type="date" office:date-value="2018-08-21" calcext:value-type="date">
            <text:p>21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/>
          <table:table-cell office:value-type="string" calcext:value-type="string">
            <text:p>vvalenti</text:p>
          </table:table-cell>
          <table:table-cell office:value-type="string" calcext:value-type="string">
            <text:p>ASSENZE</text:p>
          </table:table-cell>
          <table:table-cell office:value-type="float" office:value="907947" calcext:value-type="float">
            <text:p>907947</text:p>
          </table:table-cell>
          <table:table-cell office:value-type="string" calcext:value-type="string">
            <text:p>FERIE</text:p>
          </table:table-cell>
          <table:table-cell office:value-type="date" office:date-value="2018-08-21" calcext:value-type="date">
            <text:p>21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/>
          <table:table-cell office:value-type="string" calcext:value-type="string">
            <text:p>vincassanelli</text:p>
          </table:table-cell>
          <table:table-cell office:value-type="string" calcext:value-type="string">
            <text:p>ASSENZE</text:p>
          </table:table-cell>
          <table:table-cell office:value-type="float" office:value="959957" calcext:value-type="float">
            <text:p>959957</text:p>
          </table:table-cell>
          <table:table-cell office:value-type="string" calcext:value-type="string">
            <text:p>FERIE</text:p>
          </table:table-cell>
          <table:table-cell office:value-type="date" office:date-value="2018-08-21" calcext:value-type="date">
            <text:p>21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/>
          <table:table-cell office:value-type="string" calcext:value-type="string">
            <text:p>spantaleo</text:p>
          </table:table-cell>
          <table:table-cell office:value-type="string" calcext:value-type="string">
            <text:p>ASSENZE</text:p>
          </table:table-cell>
          <table:table-cell office:value-type="float" office:value="968312" calcext:value-type="float">
            <text:p>968312</text:p>
          </table:table-cell>
          <table:table-cell office:value-type="string" calcext:value-type="string">
            <text:p>FERIE</text:p>
          </table:table-cell>
          <table:table-cell office:value-type="date" office:date-value="2018-08-21" calcext:value-type="date">
            <text:p>21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Da pianificare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/>
          <table:table-cell office:value-type="string" calcext:value-type="string">
            <text:p>spalusa</text:p>
          </table:table-cell>
          <table:table-cell office:value-type="string" calcext:value-type="string">
            <text:p>ASSENZE</text:p>
          </table:table-cell>
          <table:table-cell office:value-type="float" office:value="937678" calcext:value-type="float">
            <text:p>937678</text:p>
          </table:table-cell>
          <table:table-cell office:value-type="string" calcext:value-type="string">
            <text:p>FERIE</text:p>
          </table:table-cell>
          <table:table-cell office:value-type="date" office:date-value="2018-08-21" calcext:value-type="date">
            <text:p>21/08/18 00.00</text:p>
          </table:table-cell>
          <table:table-cell office:value-type="string" calcext:value-type="string">
            <text:p>07:59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/>
          <table:table-cell office:value-type="string" calcext:value-type="string">
            <text:p>spacei</text:p>
          </table:table-cell>
          <table:table-cell office:value-type="string" calcext:value-type="string">
            <text:p>ASSENZE</text:p>
          </table:table-cell>
          <table:table-cell office:value-type="float" office:value="951337" calcext:value-type="float">
            <text:p>951337</text:p>
          </table:table-cell>
          <table:table-cell office:value-type="string" calcext:value-type="string">
            <text:p>FERIE</text:p>
          </table:table-cell>
          <table:table-cell office:value-type="date" office:date-value="2018-08-21" calcext:value-type="date">
            <text:p>21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/>
          <table:table-cell office:value-type="string" calcext:value-type="string">
            <text:p>rmenafra</text:p>
          </table:table-cell>
          <table:table-cell office:value-type="string" calcext:value-type="string">
            <text:p>ASSENZE</text:p>
          </table:table-cell>
          <table:table-cell office:value-type="float" office:value="964159" calcext:value-type="float">
            <text:p>964159</text:p>
          </table:table-cell>
          <table:table-cell office:value-type="string" calcext:value-type="string">
            <text:p>MISSIONE</text:p>
          </table:table-cell>
          <table:table-cell office:value-type="date" office:date-value="2018-08-21" calcext:value-type="date">
            <text:p>21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Mission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  <table:table-cell office:value-type="string" calcext:value-type="string">
            <text:p>pmartella</text:p>
          </table:table-cell>
          <table:table-cell office:value-type="string" calcext:value-type="string">
            <text:p>ASSENZE</text:p>
          </table:table-cell>
          <table:table-cell office:value-type="float" office:value="904218" calcext:value-type="float">
            <text:p>904218</text:p>
          </table:table-cell>
          <table:table-cell office:value-type="string" calcext:value-type="string">
            <text:p>FERIE</text:p>
          </table:table-cell>
          <table:table-cell office:value-type="date" office:date-value="2018-08-21" calcext:value-type="date">
            <text:p>21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  <table:table-cell office:value-type="string" calcext:value-type="string">
            <text:p>mmorelli</text:p>
          </table:table-cell>
          <table:table-cell office:value-type="string" calcext:value-type="string">
            <text:p>ASSENZE</text:p>
          </table:table-cell>
          <table:table-cell office:value-type="float" office:value="912539" calcext:value-type="float">
            <text:p>912539</text:p>
          </table:table-cell>
          <table:table-cell office:value-type="string" calcext:value-type="string">
            <text:p>FERIE</text:p>
          </table:table-cell>
          <table:table-cell office:value-type="date" office:date-value="2018-08-21" calcext:value-type="date">
            <text:p>21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  <table:table-cell office:value-type="string" calcext:value-type="string">
            <text:p>mmattiuzzo</text:p>
          </table:table-cell>
          <table:table-cell office:value-type="string" calcext:value-type="string">
            <text:p>ASSENZE</text:p>
          </table:table-cell>
          <table:table-cell office:value-type="float" office:value="950844" calcext:value-type="float">
            <text:p>950844</text:p>
          </table:table-cell>
          <table:table-cell office:value-type="string" calcext:value-type="string">
            <text:p>FERIE</text:p>
          </table:table-cell>
          <table:table-cell office:value-type="date" office:date-value="2018-08-21" calcext:value-type="date">
            <text:p>21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  <table:table-cell office:value-type="string" calcext:value-type="string">
            <text:p>mincertimassimini</text:p>
          </table:table-cell>
          <table:table-cell office:value-type="string" calcext:value-type="string">
            <text:p>ASSENZE</text:p>
          </table:table-cell>
          <table:table-cell office:value-type="float" office:value="966843" calcext:value-type="float">
            <text:p>966843</text:p>
          </table:table-cell>
          <table:table-cell office:value-type="string" calcext:value-type="string">
            <text:p>MISSIONE</text:p>
          </table:table-cell>
          <table:table-cell office:value-type="date" office:date-value="2018-08-21" calcext:value-type="date">
            <text:p>21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Mission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mcomin</text:p>
          </table:table-cell>
          <table:table-cell office:value-type="string" calcext:value-type="string">
            <text:p>ASSENZE</text:p>
          </table:table-cell>
          <table:table-cell office:value-type="float" office:value="959697" calcext:value-type="float">
            <text:p>959697</text:p>
          </table:table-cell>
          <table:table-cell office:value-type="string" calcext:value-type="string">
            <text:p>FERIE</text:p>
          </table:table-cell>
          <table:table-cell office:value-type="date" office:date-value="2018-08-21" calcext:value-type="date">
            <text:p>21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llaconi</text:p>
          </table:table-cell>
          <table:table-cell office:value-type="string" calcext:value-type="string">
            <text:p>ASSENZE</text:p>
          </table:table-cell>
          <table:table-cell office:value-type="float" office:value="952468" calcext:value-type="float">
            <text:p>952468</text:p>
          </table:table-cell>
          <table:table-cell office:value-type="string" calcext:value-type="string">
            <text:p>FERIE</text:p>
          </table:table-cell>
          <table:table-cell office:value-type="date" office:date-value="2018-08-21" calcext:value-type="date">
            <text:p>21/08/18 00.00</text:p>
          </table:table-cell>
          <table:table-cell office:value-type="string" calcext:value-type="string">
            <text:p>07:59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office:value-type="string" calcext:value-type="string">
            <text:p>lfaccenda</text:p>
          </table:table-cell>
          <table:table-cell office:value-type="string" calcext:value-type="string">
            <text:p>ASSENZE</text:p>
          </table:table-cell>
          <table:table-cell office:value-type="float" office:value="956660" calcext:value-type="float">
            <text:p>956660</text:p>
          </table:table-cell>
          <table:table-cell office:value-type="string" calcext:value-type="string">
            <text:p>FERIE</text:p>
          </table:table-cell>
          <table:table-cell office:value-type="date" office:date-value="2018-08-21" calcext:value-type="date">
            <text:p>21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  <table:table-cell office:value-type="string" calcext:value-type="string">
            <text:p>jaybar</text:p>
          </table:table-cell>
          <table:table-cell office:value-type="string" calcext:value-type="string">
            <text:p>ASSENZE</text:p>
          </table:table-cell>
          <table:table-cell office:value-type="float" office:value="920811" calcext:value-type="float">
            <text:p>920811</text:p>
          </table:table-cell>
          <table:table-cell office:value-type="string" calcext:value-type="string">
            <text:p>FERIE</text:p>
          </table:table-cell>
          <table:table-cell office:value-type="date" office:date-value="2018-08-21" calcext:value-type="date">
            <text:p>21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office:value-type="string" calcext:value-type="string">
            <text:p>epavone</text:p>
          </table:table-cell>
          <table:table-cell office:value-type="string" calcext:value-type="string">
            <text:p>ASSENZE</text:p>
          </table:table-cell>
          <table:table-cell office:value-type="float" office:value="944933" calcext:value-type="float">
            <text:p>944933</text:p>
          </table:table-cell>
          <table:table-cell office:value-type="string" calcext:value-type="string">
            <text:p>FERIE</text:p>
          </table:table-cell>
          <table:table-cell office:value-type="date" office:date-value="2018-08-21" calcext:value-type="date">
            <text:p>21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dpeticchia</text:p>
          </table:table-cell>
          <table:table-cell office:value-type="string" calcext:value-type="string">
            <text:p>ASSENZE</text:p>
          </table:table-cell>
          <table:table-cell office:value-type="float" office:value="928553" calcext:value-type="float">
            <text:p>928553</text:p>
          </table:table-cell>
          <table:table-cell office:value-type="string" calcext:value-type="string">
            <text:p>FERIE</text:p>
          </table:table-cell>
          <table:table-cell office:value-type="date" office:date-value="2018-08-21" calcext:value-type="date">
            <text:p>21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cverdi</text:p>
          </table:table-cell>
          <table:table-cell office:value-type="string" calcext:value-type="string">
            <text:p>ASSENZE</text:p>
          </table:table-cell>
          <table:table-cell office:value-type="float" office:value="920834" calcext:value-type="float">
            <text:p>920834</text:p>
          </table:table-cell>
          <table:table-cell office:value-type="string" calcext:value-type="string">
            <text:p>FERIE</text:p>
          </table:table-cell>
          <table:table-cell office:value-type="date" office:date-value="2018-08-21" calcext:value-type="date">
            <text:p>21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cmigliorini</text:p>
          </table:table-cell>
          <table:table-cell office:value-type="string" calcext:value-type="string">
            <text:p>ASSENZE</text:p>
          </table:table-cell>
          <table:table-cell office:value-type="float" office:value="893325" calcext:value-type="float">
            <text:p>893325</text:p>
          </table:table-cell>
          <table:table-cell office:value-type="string" calcext:value-type="string">
            <text:p>FERIE</text:p>
          </table:table-cell>
          <table:table-cell office:value-type="date" office:date-value="2018-08-21" calcext:value-type="date">
            <text:p>21/08/18 00.00</text:p>
          </table:table-cell>
          <table:table-cell office:value-type="string" calcext:value-type="string">
            <text:p>04:05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cchinaglia</text:p>
          </table:table-cell>
          <table:table-cell office:value-type="string" calcext:value-type="string">
            <text:p>ASSENZE</text:p>
          </table:table-cell>
          <table:table-cell office:value-type="float" office:value="964968" calcext:value-type="float">
            <text:p>964968</text:p>
          </table:table-cell>
          <table:table-cell office:value-type="string" calcext:value-type="string">
            <text:p>FERIE</text:p>
          </table:table-cell>
          <table:table-cell office:value-type="date" office:date-value="2018-08-21" calcext:value-type="date">
            <text:p>21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anmura</text:p>
          </table:table-cell>
          <table:table-cell office:value-type="string" calcext:value-type="string">
            <text:p>ASSENZE</text:p>
          </table:table-cell>
          <table:table-cell office:value-type="float" office:value="912907" calcext:value-type="float">
            <text:p>912907</text:p>
          </table:table-cell>
          <table:table-cell office:value-type="string" calcext:value-type="string">
            <text:p>FERIE</text:p>
          </table:table-cell>
          <table:table-cell office:value-type="date" office:date-value="2018-08-21" calcext:value-type="date">
            <text:p>21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amezzullo</text:p>
          </table:table-cell>
          <table:table-cell office:value-type="string" calcext:value-type="string">
            <text:p>ASSENZE</text:p>
          </table:table-cell>
          <table:table-cell office:value-type="float" office:value="933209" calcext:value-type="float">
            <text:p>933209</text:p>
          </table:table-cell>
          <table:table-cell office:value-type="string" calcext:value-type="string">
            <text:p>FERIE</text:p>
          </table:table-cell>
          <table:table-cell office:value-type="date" office:date-value="2018-08-21" calcext:value-type="date">
            <text:p>21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agerola</text:p>
          </table:table-cell>
          <table:table-cell office:value-type="string" calcext:value-type="string">
            <text:p>ASSENZE</text:p>
          </table:table-cell>
          <table:table-cell office:value-type="float" office:value="937356" calcext:value-type="float">
            <text:p>937356</text:p>
          </table:table-cell>
          <table:table-cell office:value-type="string" calcext:value-type="string">
            <text:p>PERMESSO</text:p>
          </table:table-cell>
          <table:table-cell office:value-type="date" office:date-value="2018-08-21" calcext:value-type="date">
            <text:p>21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Permesso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aditommaso</text:p>
          </table:table-cell>
          <table:table-cell office:value-type="string" calcext:value-type="string">
            <text:p>ASSENZE</text:p>
          </table:table-cell>
          <table:table-cell office:value-type="float" office:value="961234" calcext:value-type="float">
            <text:p>961234</text:p>
          </table:table-cell>
          <table:table-cell office:value-type="string" calcext:value-type="string">
            <text:p>FERIE</text:p>
          </table:table-cell>
          <table:table-cell office:value-type="date" office:date-value="2018-08-22" calcext:value-type="date">
            <text:p>22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/>
          <table:table-cell office:value-type="string" calcext:value-type="string">
            <text:p>vvalenti</text:p>
          </table:table-cell>
          <table:table-cell office:value-type="string" calcext:value-type="string">
            <text:p>ASSENZE</text:p>
          </table:table-cell>
          <table:table-cell office:value-type="float" office:value="907947" calcext:value-type="float">
            <text:p>907947</text:p>
          </table:table-cell>
          <table:table-cell office:value-type="string" calcext:value-type="string">
            <text:p>FERIE</text:p>
          </table:table-cell>
          <table:table-cell office:value-type="date" office:date-value="2018-08-22" calcext:value-type="date">
            <text:p>22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/>
          <table:table-cell office:value-type="string" calcext:value-type="string">
            <text:p>vincassanelli</text:p>
          </table:table-cell>
          <table:table-cell office:value-type="string" calcext:value-type="string">
            <text:p>ASSENZE</text:p>
          </table:table-cell>
          <table:table-cell office:value-type="float" office:value="959957" calcext:value-type="float">
            <text:p>959957</text:p>
          </table:table-cell>
          <table:table-cell office:value-type="string" calcext:value-type="string">
            <text:p>FERIE</text:p>
          </table:table-cell>
          <table:table-cell office:value-type="date" office:date-value="2018-08-22" calcext:value-type="date">
            <text:p>22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spantaleo</text:p>
          </table:table-cell>
          <table:table-cell office:value-type="string" calcext:value-type="string">
            <text:p>ASSENZE</text:p>
          </table:table-cell>
          <table:table-cell office:value-type="float" office:value="968312" calcext:value-type="float">
            <text:p>968312</text:p>
          </table:table-cell>
          <table:table-cell office:value-type="string" calcext:value-type="string">
            <text:p>FERIE</text:p>
          </table:table-cell>
          <table:table-cell office:value-type="date" office:date-value="2018-08-22" calcext:value-type="date">
            <text:p>22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Da pianificare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spalusa</text:p>
          </table:table-cell>
          <table:table-cell office:value-type="string" calcext:value-type="string">
            <text:p>ASSENZE</text:p>
          </table:table-cell>
          <table:table-cell office:value-type="float" office:value="937678" calcext:value-type="float">
            <text:p>937678</text:p>
          </table:table-cell>
          <table:table-cell office:value-type="string" calcext:value-type="string">
            <text:p>FERIE</text:p>
          </table:table-cell>
          <table:table-cell office:value-type="date" office:date-value="2018-08-22" calcext:value-type="date">
            <text:p>22/08/18 00.00</text:p>
          </table:table-cell>
          <table:table-cell office:value-type="string" calcext:value-type="string">
            <text:p>07:59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/>
          <table:table-cell office:value-type="string" calcext:value-type="string">
            <text:p>spacei</text:p>
          </table:table-cell>
          <table:table-cell office:value-type="string" calcext:value-type="string">
            <text:p>ASSENZE</text:p>
          </table:table-cell>
          <table:table-cell office:value-type="float" office:value="951337" calcext:value-type="float">
            <text:p>951337</text:p>
          </table:table-cell>
          <table:table-cell office:value-type="string" calcext:value-type="string">
            <text:p>FERIE</text:p>
          </table:table-cell>
          <table:table-cell office:value-type="date" office:date-value="2018-08-22" calcext:value-type="date">
            <text:p>22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/>
          <table:table-cell office:value-type="string" calcext:value-type="string">
            <text:p>rmenafra</text:p>
          </table:table-cell>
          <table:table-cell office:value-type="string" calcext:value-type="string">
            <text:p>ASSENZE</text:p>
          </table:table-cell>
          <table:table-cell office:value-type="float" office:value="964159" calcext:value-type="float">
            <text:p>964159</text:p>
          </table:table-cell>
          <table:table-cell office:value-type="string" calcext:value-type="string">
            <text:p>MISSIONE</text:p>
          </table:table-cell>
          <table:table-cell office:value-type="date" office:date-value="2018-08-22" calcext:value-type="date">
            <text:p>22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Mission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/>
          <table:table-cell office:value-type="string" calcext:value-type="string">
            <text:p>prallo</text:p>
          </table:table-cell>
          <table:table-cell office:value-type="string" calcext:value-type="string">
            <text:p>ASSENZE</text:p>
          </table:table-cell>
          <table:table-cell office:value-type="float" office:value="966990" calcext:value-type="float">
            <text:p>966990</text:p>
          </table:table-cell>
          <table:table-cell office:value-type="string" calcext:value-type="string">
            <text:p>PERMESSO</text:p>
          </table:table-cell>
          <table:table-cell office:value-type="date" office:date-value="2018-08-22" calcext:value-type="date">
            <text:p>22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Permesso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  <table:table-cell office:value-type="string" calcext:value-type="string">
            <text:p>pmartella</text:p>
          </table:table-cell>
          <table:table-cell office:value-type="string" calcext:value-type="string">
            <text:p>ASSENZE</text:p>
          </table:table-cell>
          <table:table-cell office:value-type="float" office:value="904218" calcext:value-type="float">
            <text:p>904218</text:p>
          </table:table-cell>
          <table:table-cell office:value-type="string" calcext:value-type="string">
            <text:p>FERIE</text:p>
          </table:table-cell>
          <table:table-cell office:value-type="date" office:date-value="2018-08-22" calcext:value-type="date">
            <text:p>22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mtonina</text:p>
          </table:table-cell>
          <table:table-cell office:value-type="string" calcext:value-type="string">
            <text:p>ASSENZE</text:p>
          </table:table-cell>
          <table:table-cell office:value-type="float" office:value="967389" calcext:value-type="float">
            <text:p>967389</text:p>
          </table:table-cell>
          <table:table-cell office:value-type="string" calcext:value-type="string">
            <text:p>PERMESSO</text:p>
          </table:table-cell>
          <table:table-cell office:value-type="date" office:date-value="2018-08-22" calcext:value-type="date">
            <text:p>22/08/18 00.00</text:p>
          </table:table-cell>
          <table:table-cell office:value-type="string" calcext:value-type="string">
            <text:p>03:00</text:p>
          </table:table-cell>
          <table:table-cell office:value-type="string" calcext:value-type="string">
            <text:p>Permesso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  <table:table-cell office:value-type="string" calcext:value-type="string">
            <text:p>mmorelli</text:p>
          </table:table-cell>
          <table:table-cell office:value-type="string" calcext:value-type="string">
            <text:p>ASSENZE</text:p>
          </table:table-cell>
          <table:table-cell office:value-type="float" office:value="912539" calcext:value-type="float">
            <text:p>912539</text:p>
          </table:table-cell>
          <table:table-cell office:value-type="string" calcext:value-type="string">
            <text:p>FERIE</text:p>
          </table:table-cell>
          <table:table-cell office:value-type="date" office:date-value="2018-08-22" calcext:value-type="date">
            <text:p>22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  <table:table-cell office:value-type="string" calcext:value-type="string">
            <text:p>mmattiuzzo</text:p>
          </table:table-cell>
          <table:table-cell office:value-type="string" calcext:value-type="string">
            <text:p>ASSENZE</text:p>
          </table:table-cell>
          <table:table-cell office:value-type="float" office:value="950844" calcext:value-type="float">
            <text:p>950844</text:p>
          </table:table-cell>
          <table:table-cell office:value-type="string" calcext:value-type="string">
            <text:p>FERIE</text:p>
          </table:table-cell>
          <table:table-cell office:value-type="date" office:date-value="2018-08-22" calcext:value-type="date">
            <text:p>22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  <table:table-cell office:value-type="string" calcext:value-type="string">
            <text:p>mincertimassimini</text:p>
          </table:table-cell>
          <table:table-cell office:value-type="string" calcext:value-type="string">
            <text:p>ASSENZE</text:p>
          </table:table-cell>
          <table:table-cell office:value-type="float" office:value="969779" calcext:value-type="float">
            <text:p>969779</text:p>
          </table:table-cell>
          <table:table-cell office:value-type="string" calcext:value-type="string">
            <text:p>MISSIONE</text:p>
          </table:table-cell>
          <table:table-cell office:value-type="date" office:date-value="2018-08-22" calcext:value-type="date">
            <text:p>22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Missione</text:p>
          </table:table-cell>
          <table:table-cell office:value-type="string" calcext:value-type="string">
            <text:p>Da pianificare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/>
          <table:table-cell office:value-type="string" calcext:value-type="string">
            <text:p>mcomin</text:p>
          </table:table-cell>
          <table:table-cell office:value-type="string" calcext:value-type="string">
            <text:p>ASSENZE</text:p>
          </table:table-cell>
          <table:table-cell office:value-type="float" office:value="959697" calcext:value-type="float">
            <text:p>959697</text:p>
          </table:table-cell>
          <table:table-cell office:value-type="string" calcext:value-type="string">
            <text:p>FERIE</text:p>
          </table:table-cell>
          <table:table-cell office:value-type="date" office:date-value="2018-08-22" calcext:value-type="date">
            <text:p>22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office:value-type="string" calcext:value-type="string">
            <text:p>llaconi</text:p>
          </table:table-cell>
          <table:table-cell office:value-type="string" calcext:value-type="string">
            <text:p>ASSENZE</text:p>
          </table:table-cell>
          <table:table-cell office:value-type="float" office:value="952468" calcext:value-type="float">
            <text:p>952468</text:p>
          </table:table-cell>
          <table:table-cell office:value-type="string" calcext:value-type="string">
            <text:p>FERIE</text:p>
          </table:table-cell>
          <table:table-cell office:value-type="date" office:date-value="2018-08-22" calcext:value-type="date">
            <text:p>22/08/18 00.00</text:p>
          </table:table-cell>
          <table:table-cell office:value-type="string" calcext:value-type="string">
            <text:p>07:59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office:value-type="string" calcext:value-type="string">
            <text:p>lfaccenda</text:p>
          </table:table-cell>
          <table:table-cell office:value-type="string" calcext:value-type="string">
            <text:p>ASSENZE</text:p>
          </table:table-cell>
          <table:table-cell office:value-type="float" office:value="956660" calcext:value-type="float">
            <text:p>956660</text:p>
          </table:table-cell>
          <table:table-cell office:value-type="string" calcext:value-type="string">
            <text:p>FERIE</text:p>
          </table:table-cell>
          <table:table-cell office:value-type="date" office:date-value="2018-08-22" calcext:value-type="date">
            <text:p>22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office:value-type="string" calcext:value-type="string">
            <text:p>jaybar</text:p>
          </table:table-cell>
          <table:table-cell office:value-type="string" calcext:value-type="string">
            <text:p>ASSENZE</text:p>
          </table:table-cell>
          <table:table-cell office:value-type="float" office:value="920811" calcext:value-type="float">
            <text:p>920811</text:p>
          </table:table-cell>
          <table:table-cell office:value-type="string" calcext:value-type="string">
            <text:p>FERIE</text:p>
          </table:table-cell>
          <table:table-cell office:value-type="date" office:date-value="2018-08-22" calcext:value-type="date">
            <text:p>22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epavone</text:p>
          </table:table-cell>
          <table:table-cell office:value-type="string" calcext:value-type="string">
            <text:p>ASSENZE</text:p>
          </table:table-cell>
          <table:table-cell office:value-type="float" office:value="944933" calcext:value-type="float">
            <text:p>944933</text:p>
          </table:table-cell>
          <table:table-cell office:value-type="string" calcext:value-type="string">
            <text:p>FERIE</text:p>
          </table:table-cell>
          <table:table-cell office:value-type="date" office:date-value="2018-08-22" calcext:value-type="date">
            <text:p>22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cverdi</text:p>
          </table:table-cell>
          <table:table-cell office:value-type="string" calcext:value-type="string">
            <text:p>ASSENZE</text:p>
          </table:table-cell>
          <table:table-cell office:value-type="float" office:value="920834" calcext:value-type="float">
            <text:p>920834</text:p>
          </table:table-cell>
          <table:table-cell office:value-type="string" calcext:value-type="string">
            <text:p>FERIE</text:p>
          </table:table-cell>
          <table:table-cell office:value-type="date" office:date-value="2018-08-22" calcext:value-type="date">
            <text:p>22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cmigliorini</text:p>
          </table:table-cell>
          <table:table-cell office:value-type="string" calcext:value-type="string">
            <text:p>ASSENZE</text:p>
          </table:table-cell>
          <table:table-cell office:value-type="float" office:value="893325" calcext:value-type="float">
            <text:p>893325</text:p>
          </table:table-cell>
          <table:table-cell office:value-type="string" calcext:value-type="string">
            <text:p>FERIE</text:p>
          </table:table-cell>
          <table:table-cell office:value-type="date" office:date-value="2018-08-22" calcext:value-type="date">
            <text:p>22/08/18 00.00</text:p>
          </table:table-cell>
          <table:table-cell office:value-type="string" calcext:value-type="string">
            <text:p>04:05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chinaglia</text:p>
          </table:table-cell>
          <table:table-cell office:value-type="string" calcext:value-type="string">
            <text:p>ASSENZE</text:p>
          </table:table-cell>
          <table:table-cell office:value-type="float" office:value="964968" calcext:value-type="float">
            <text:p>964968</text:p>
          </table:table-cell>
          <table:table-cell office:value-type="string" calcext:value-type="string">
            <text:p>FERIE</text:p>
          </table:table-cell>
          <table:table-cell office:value-type="date" office:date-value="2018-08-22" calcext:value-type="date">
            <text:p>22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anmura</text:p>
          </table:table-cell>
          <table:table-cell office:value-type="string" calcext:value-type="string">
            <text:p>ASSENZE</text:p>
          </table:table-cell>
          <table:table-cell office:value-type="float" office:value="912907" calcext:value-type="float">
            <text:p>912907</text:p>
          </table:table-cell>
          <table:table-cell office:value-type="string" calcext:value-type="string">
            <text:p>FERIE</text:p>
          </table:table-cell>
          <table:table-cell office:value-type="date" office:date-value="2018-08-22" calcext:value-type="date">
            <text:p>22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amezzullo</text:p>
          </table:table-cell>
          <table:table-cell office:value-type="string" calcext:value-type="string">
            <text:p>ASSENZE</text:p>
          </table:table-cell>
          <table:table-cell office:value-type="float" office:value="933209" calcext:value-type="float">
            <text:p>933209</text:p>
          </table:table-cell>
          <table:table-cell office:value-type="string" calcext:value-type="string">
            <text:p>FERIE</text:p>
          </table:table-cell>
          <table:table-cell office:value-type="date" office:date-value="2018-08-22" calcext:value-type="date">
            <text:p>22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agerola</text:p>
          </table:table-cell>
          <table:table-cell office:value-type="string" calcext:value-type="string">
            <text:p>ASSENZE</text:p>
          </table:table-cell>
          <table:table-cell office:value-type="float" office:value="937356" calcext:value-type="float">
            <text:p>937356</text:p>
          </table:table-cell>
          <table:table-cell office:value-type="string" calcext:value-type="string">
            <text:p>PERMESSO</text:p>
          </table:table-cell>
          <table:table-cell office:value-type="date" office:date-value="2018-08-22" calcext:value-type="date">
            <text:p>22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Permesso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aditommaso</text:p>
          </table:table-cell>
          <table:table-cell office:value-type="string" calcext:value-type="string">
            <text:p>ASSENZE</text:p>
          </table:table-cell>
          <table:table-cell office:value-type="float" office:value="961234" calcext:value-type="float">
            <text:p>961234</text:p>
          </table:table-cell>
          <table:table-cell office:value-type="string" calcext:value-type="string">
            <text:p>FERIE</text:p>
          </table:table-cell>
          <table:table-cell office:value-type="date" office:date-value="2018-08-23" calcext:value-type="date">
            <text:p>23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/>
          <table:table-cell office:value-type="string" calcext:value-type="string">
            <text:p>vvalenti</text:p>
          </table:table-cell>
          <table:table-cell office:value-type="string" calcext:value-type="string">
            <text:p>ASSENZE</text:p>
          </table:table-cell>
          <table:table-cell office:value-type="float" office:value="907947" calcext:value-type="float">
            <text:p>907947</text:p>
          </table:table-cell>
          <table:table-cell office:value-type="string" calcext:value-type="string">
            <text:p>FERIE</text:p>
          </table:table-cell>
          <table:table-cell office:value-type="date" office:date-value="2018-08-23" calcext:value-type="date">
            <text:p>23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/>
          <table:table-cell office:value-type="string" calcext:value-type="string">
            <text:p>vincassanelli</text:p>
          </table:table-cell>
          <table:table-cell office:value-type="string" calcext:value-type="string">
            <text:p>ASSENZE</text:p>
          </table:table-cell>
          <table:table-cell office:value-type="float" office:value="959957" calcext:value-type="float">
            <text:p>959957</text:p>
          </table:table-cell>
          <table:table-cell office:value-type="string" calcext:value-type="string">
            <text:p>FERIE</text:p>
          </table:table-cell>
          <table:table-cell office:value-type="date" office:date-value="2018-08-23" calcext:value-type="date">
            <text:p>23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spantaleo</text:p>
          </table:table-cell>
          <table:table-cell office:value-type="string" calcext:value-type="string">
            <text:p>ASSENZE</text:p>
          </table:table-cell>
          <table:table-cell office:value-type="float" office:value="968312" calcext:value-type="float">
            <text:p>968312</text:p>
          </table:table-cell>
          <table:table-cell office:value-type="string" calcext:value-type="string">
            <text:p>FERIE</text:p>
          </table:table-cell>
          <table:table-cell office:value-type="date" office:date-value="2018-08-23" calcext:value-type="date">
            <text:p>23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Da pianificare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/>
          <table:table-cell office:value-type="string" calcext:value-type="string">
            <text:p>spalusa</text:p>
          </table:table-cell>
          <table:table-cell office:value-type="string" calcext:value-type="string">
            <text:p>ASSENZE</text:p>
          </table:table-cell>
          <table:table-cell office:value-type="float" office:value="937678" calcext:value-type="float">
            <text:p>937678</text:p>
          </table:table-cell>
          <table:table-cell office:value-type="string" calcext:value-type="string">
            <text:p>FERIE</text:p>
          </table:table-cell>
          <table:table-cell office:value-type="date" office:date-value="2018-08-23" calcext:value-type="date">
            <text:p>23/08/18 00.00</text:p>
          </table:table-cell>
          <table:table-cell office:value-type="string" calcext:value-type="string">
            <text:p>07:59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/>
          <table:table-cell office:value-type="string" calcext:value-type="string">
            <text:p>spacei</text:p>
          </table:table-cell>
          <table:table-cell office:value-type="string" calcext:value-type="string">
            <text:p>ASSENZE</text:p>
          </table:table-cell>
          <table:table-cell office:value-type="float" office:value="951337" calcext:value-type="float">
            <text:p>951337</text:p>
          </table:table-cell>
          <table:table-cell office:value-type="string" calcext:value-type="string">
            <text:p>FERIE</text:p>
          </table:table-cell>
          <table:table-cell office:value-type="date" office:date-value="2018-08-23" calcext:value-type="date">
            <text:p>23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/>
          <table:table-cell office:value-type="string" calcext:value-type="string">
            <text:p>sbeltrame</text:p>
          </table:table-cell>
          <table:table-cell office:value-type="string" calcext:value-type="string">
            <text:p>ASSENZE</text:p>
          </table:table-cell>
          <table:table-cell office:value-type="float" office:value="967572" calcext:value-type="float">
            <text:p>967572</text:p>
          </table:table-cell>
          <table:table-cell office:value-type="string" calcext:value-type="string">
            <text:p>FERIE</text:p>
          </table:table-cell>
          <table:table-cell office:value-type="date" office:date-value="2018-08-23" calcext:value-type="date">
            <text:p>23/08/18 00.00</text:p>
          </table:table-cell>
          <table:table-cell office:value-type="string" calcext:value-type="string">
            <text:p>06:05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/>
          <table:table-cell office:value-type="string" calcext:value-type="string">
            <text:p>rmenafra</text:p>
          </table:table-cell>
          <table:table-cell office:value-type="string" calcext:value-type="string">
            <text:p>ASSENZE</text:p>
          </table:table-cell>
          <table:table-cell office:value-type="float" office:value="964159" calcext:value-type="float">
            <text:p>964159</text:p>
          </table:table-cell>
          <table:table-cell office:value-type="string" calcext:value-type="string">
            <text:p>MISSIONE</text:p>
          </table:table-cell>
          <table:table-cell office:value-type="date" office:date-value="2018-08-23" calcext:value-type="date">
            <text:p>23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Mission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/>
          <table:table-cell office:value-type="string" calcext:value-type="string">
            <text:p>prallo</text:p>
          </table:table-cell>
          <table:table-cell office:value-type="string" calcext:value-type="string">
            <text:p>ASSENZE</text:p>
          </table:table-cell>
          <table:table-cell office:value-type="float" office:value="966991" calcext:value-type="float">
            <text:p>966991</text:p>
          </table:table-cell>
          <table:table-cell office:value-type="string" calcext:value-type="string">
            <text:p>PERMESSO</text:p>
          </table:table-cell>
          <table:table-cell office:value-type="date" office:date-value="2018-08-23" calcext:value-type="date">
            <text:p>23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Permesso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pmartella</text:p>
          </table:table-cell>
          <table:table-cell office:value-type="string" calcext:value-type="string">
            <text:p>ASSENZE</text:p>
          </table:table-cell>
          <table:table-cell office:value-type="float" office:value="904218" calcext:value-type="float">
            <text:p>904218</text:p>
          </table:table-cell>
          <table:table-cell office:value-type="string" calcext:value-type="string">
            <text:p>FERIE</text:p>
          </table:table-cell>
          <table:table-cell office:value-type="date" office:date-value="2018-08-23" calcext:value-type="date">
            <text:p>23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  <table:table-cell office:value-type="string" calcext:value-type="string">
            <text:p>mmorelli</text:p>
          </table:table-cell>
          <table:table-cell office:value-type="string" calcext:value-type="string">
            <text:p>ASSENZE</text:p>
          </table:table-cell>
          <table:table-cell office:value-type="float" office:value="912539" calcext:value-type="float">
            <text:p>912539</text:p>
          </table:table-cell>
          <table:table-cell office:value-type="string" calcext:value-type="string">
            <text:p>FERIE</text:p>
          </table:table-cell>
          <table:table-cell office:value-type="date" office:date-value="2018-08-23" calcext:value-type="date">
            <text:p>23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  <table:table-cell office:value-type="string" calcext:value-type="string">
            <text:p>mmattiuzzo</text:p>
          </table:table-cell>
          <table:table-cell office:value-type="string" calcext:value-type="string">
            <text:p>ASSENZE</text:p>
          </table:table-cell>
          <table:table-cell office:value-type="float" office:value="950844" calcext:value-type="float">
            <text:p>950844</text:p>
          </table:table-cell>
          <table:table-cell office:value-type="string" calcext:value-type="string">
            <text:p>FERIE</text:p>
          </table:table-cell>
          <table:table-cell office:value-type="date" office:date-value="2018-08-23" calcext:value-type="date">
            <text:p>23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  <table:table-cell office:value-type="string" calcext:value-type="string">
            <text:p>mincertimassimini</text:p>
          </table:table-cell>
          <table:table-cell office:value-type="string" calcext:value-type="string">
            <text:p>ASSENZE</text:p>
          </table:table-cell>
          <table:table-cell office:value-type="float" office:value="969778" calcext:value-type="float">
            <text:p>969778</text:p>
          </table:table-cell>
          <table:table-cell office:value-type="string" calcext:value-type="string">
            <text:p>MISSIONE</text:p>
          </table:table-cell>
          <table:table-cell office:value-type="date" office:date-value="2018-08-23" calcext:value-type="date">
            <text:p>23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Missione</text:p>
          </table:table-cell>
          <table:table-cell office:value-type="string" calcext:value-type="string">
            <text:p>Da pianificare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/>
          <table:table-cell office:value-type="string" calcext:value-type="string">
            <text:p>mcomin</text:p>
          </table:table-cell>
          <table:table-cell office:value-type="string" calcext:value-type="string">
            <text:p>ASSENZE</text:p>
          </table:table-cell>
          <table:table-cell office:value-type="float" office:value="959697" calcext:value-type="float">
            <text:p>959697</text:p>
          </table:table-cell>
          <table:table-cell office:value-type="string" calcext:value-type="string">
            <text:p>FERIE</text:p>
          </table:table-cell>
          <table:table-cell office:value-type="date" office:date-value="2018-08-23" calcext:value-type="date">
            <text:p>23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office:value-type="string" calcext:value-type="string">
            <text:p>llaconi</text:p>
          </table:table-cell>
          <table:table-cell office:value-type="string" calcext:value-type="string">
            <text:p>ASSENZE</text:p>
          </table:table-cell>
          <table:table-cell office:value-type="float" office:value="952468" calcext:value-type="float">
            <text:p>952468</text:p>
          </table:table-cell>
          <table:table-cell office:value-type="string" calcext:value-type="string">
            <text:p>FERIE</text:p>
          </table:table-cell>
          <table:table-cell office:value-type="date" office:date-value="2018-08-23" calcext:value-type="date">
            <text:p>23/08/18 00.00</text:p>
          </table:table-cell>
          <table:table-cell office:value-type="string" calcext:value-type="string">
            <text:p>07:59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office:value-type="string" calcext:value-type="string">
            <text:p>lfaccenda</text:p>
          </table:table-cell>
          <table:table-cell office:value-type="string" calcext:value-type="string">
            <text:p>ASSENZE</text:p>
          </table:table-cell>
          <table:table-cell office:value-type="float" office:value="956660" calcext:value-type="float">
            <text:p>956660</text:p>
          </table:table-cell>
          <table:table-cell office:value-type="string" calcext:value-type="string">
            <text:p>FERIE</text:p>
          </table:table-cell>
          <table:table-cell office:value-type="date" office:date-value="2018-08-23" calcext:value-type="date">
            <text:p>23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jaybar</text:p>
          </table:table-cell>
          <table:table-cell office:value-type="string" calcext:value-type="string">
            <text:p>ASSENZE</text:p>
          </table:table-cell>
          <table:table-cell office:value-type="float" office:value="920811" calcext:value-type="float">
            <text:p>920811</text:p>
          </table:table-cell>
          <table:table-cell office:value-type="string" calcext:value-type="string">
            <text:p>FERIE</text:p>
          </table:table-cell>
          <table:table-cell office:value-type="date" office:date-value="2018-08-23" calcext:value-type="date">
            <text:p>23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epavone</text:p>
          </table:table-cell>
          <table:table-cell office:value-type="string" calcext:value-type="string">
            <text:p>ASSENZE</text:p>
          </table:table-cell>
          <table:table-cell office:value-type="float" office:value="944933" calcext:value-type="float">
            <text:p>944933</text:p>
          </table:table-cell>
          <table:table-cell office:value-type="string" calcext:value-type="string">
            <text:p>FERIE</text:p>
          </table:table-cell>
          <table:table-cell office:value-type="date" office:date-value="2018-08-23" calcext:value-type="date">
            <text:p>23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cverdi</text:p>
          </table:table-cell>
          <table:table-cell office:value-type="string" calcext:value-type="string">
            <text:p>ASSENZE</text:p>
          </table:table-cell>
          <table:table-cell office:value-type="float" office:value="920834" calcext:value-type="float">
            <text:p>920834</text:p>
          </table:table-cell>
          <table:table-cell office:value-type="string" calcext:value-type="string">
            <text:p>FERIE</text:p>
          </table:table-cell>
          <table:table-cell office:value-type="date" office:date-value="2018-08-23" calcext:value-type="date">
            <text:p>23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cmigliorini</text:p>
          </table:table-cell>
          <table:table-cell office:value-type="string" calcext:value-type="string">
            <text:p>ASSENZE</text:p>
          </table:table-cell>
          <table:table-cell office:value-type="float" office:value="893325" calcext:value-type="float">
            <text:p>893325</text:p>
          </table:table-cell>
          <table:table-cell office:value-type="string" calcext:value-type="string">
            <text:p>FERIE</text:p>
          </table:table-cell>
          <table:table-cell office:value-type="date" office:date-value="2018-08-23" calcext:value-type="date">
            <text:p>23/08/18 00.00</text:p>
          </table:table-cell>
          <table:table-cell office:value-type="string" calcext:value-type="string">
            <text:p>04:05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cchinaglia</text:p>
          </table:table-cell>
          <table:table-cell office:value-type="string" calcext:value-type="string">
            <text:p>ASSENZE</text:p>
          </table:table-cell>
          <table:table-cell office:value-type="float" office:value="964968" calcext:value-type="float">
            <text:p>964968</text:p>
          </table:table-cell>
          <table:table-cell office:value-type="string" calcext:value-type="string">
            <text:p>FERIE</text:p>
          </table:table-cell>
          <table:table-cell office:value-type="date" office:date-value="2018-08-23" calcext:value-type="date">
            <text:p>23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anmura</text:p>
          </table:table-cell>
          <table:table-cell office:value-type="string" calcext:value-type="string">
            <text:p>ASSENZE</text:p>
          </table:table-cell>
          <table:table-cell office:value-type="float" office:value="912907" calcext:value-type="float">
            <text:p>912907</text:p>
          </table:table-cell>
          <table:table-cell office:value-type="string" calcext:value-type="string">
            <text:p>FERIE</text:p>
          </table:table-cell>
          <table:table-cell office:value-type="date" office:date-value="2018-08-23" calcext:value-type="date">
            <text:p>23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amezzullo</text:p>
          </table:table-cell>
          <table:table-cell office:value-type="string" calcext:value-type="string">
            <text:p>ASSENZE</text:p>
          </table:table-cell>
          <table:table-cell office:value-type="float" office:value="933209" calcext:value-type="float">
            <text:p>933209</text:p>
          </table:table-cell>
          <table:table-cell office:value-type="string" calcext:value-type="string">
            <text:p>FERIE</text:p>
          </table:table-cell>
          <table:table-cell office:value-type="date" office:date-value="2018-08-23" calcext:value-type="date">
            <text:p>23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agerola</text:p>
          </table:table-cell>
          <table:table-cell office:value-type="string" calcext:value-type="string">
            <text:p>ASSENZE</text:p>
          </table:table-cell>
          <table:table-cell office:value-type="float" office:value="937356" calcext:value-type="float">
            <text:p>937356</text:p>
          </table:table-cell>
          <table:table-cell office:value-type="string" calcext:value-type="string">
            <text:p>PERMESSO</text:p>
          </table:table-cell>
          <table:table-cell office:value-type="date" office:date-value="2018-08-23" calcext:value-type="date">
            <text:p>23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Permesso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aditommaso</text:p>
          </table:table-cell>
          <table:table-cell office:value-type="string" calcext:value-type="string">
            <text:p>ASSENZE</text:p>
          </table:table-cell>
          <table:table-cell office:value-type="float" office:value="961234" calcext:value-type="float">
            <text:p>961234</text:p>
          </table:table-cell>
          <table:table-cell office:value-type="string" calcext:value-type="string">
            <text:p>FERIE</text:p>
          </table:table-cell>
          <table:table-cell office:value-type="date" office:date-value="2018-08-24" calcext:value-type="date">
            <text:p>24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/>
          <table:table-cell office:value-type="string" calcext:value-type="string">
            <text:p>vvalenti</text:p>
          </table:table-cell>
          <table:table-cell office:value-type="string" calcext:value-type="string">
            <text:p>ASSENZE</text:p>
          </table:table-cell>
          <table:table-cell office:value-type="float" office:value="907947" calcext:value-type="float">
            <text:p>907947</text:p>
          </table:table-cell>
          <table:table-cell office:value-type="string" calcext:value-type="string">
            <text:p>FERIE</text:p>
          </table:table-cell>
          <table:table-cell office:value-type="date" office:date-value="2018-08-24" calcext:value-type="date">
            <text:p>24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vincassanelli</text:p>
          </table:table-cell>
          <table:table-cell office:value-type="string" calcext:value-type="string">
            <text:p>ASSENZE</text:p>
          </table:table-cell>
          <table:table-cell office:value-type="float" office:value="959957" calcext:value-type="float">
            <text:p>959957</text:p>
          </table:table-cell>
          <table:table-cell office:value-type="string" calcext:value-type="string">
            <text:p>FERIE</text:p>
          </table:table-cell>
          <table:table-cell office:value-type="date" office:date-value="2018-08-24" calcext:value-type="date">
            <text:p>24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/>
          <table:table-cell office:value-type="string" calcext:value-type="string">
            <text:p>spalusa</text:p>
          </table:table-cell>
          <table:table-cell office:value-type="string" calcext:value-type="string">
            <text:p>ASSENZE</text:p>
          </table:table-cell>
          <table:table-cell office:value-type="float" office:value="937678" calcext:value-type="float">
            <text:p>937678</text:p>
          </table:table-cell>
          <table:table-cell office:value-type="string" calcext:value-type="string">
            <text:p>FERIE</text:p>
          </table:table-cell>
          <table:table-cell office:value-type="date" office:date-value="2018-08-24" calcext:value-type="date">
            <text:p>24/08/18 00.00</text:p>
          </table:table-cell>
          <table:table-cell office:value-type="string" calcext:value-type="string">
            <text:p>07:59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/>
          <table:table-cell office:value-type="string" calcext:value-type="string">
            <text:p>spacei</text:p>
          </table:table-cell>
          <table:table-cell office:value-type="string" calcext:value-type="string">
            <text:p>ASSENZE</text:p>
          </table:table-cell>
          <table:table-cell office:value-type="float" office:value="951337" calcext:value-type="float">
            <text:p>951337</text:p>
          </table:table-cell>
          <table:table-cell office:value-type="string" calcext:value-type="string">
            <text:p>FERIE</text:p>
          </table:table-cell>
          <table:table-cell office:value-type="date" office:date-value="2018-08-24" calcext:value-type="date">
            <text:p>24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sbeltrame</text:p>
          </table:table-cell>
          <table:table-cell office:value-type="string" calcext:value-type="string">
            <text:p>ASSENZE</text:p>
          </table:table-cell>
          <table:table-cell office:value-type="float" office:value="967572" calcext:value-type="float">
            <text:p>967572</text:p>
          </table:table-cell>
          <table:table-cell office:value-type="string" calcext:value-type="string">
            <text:p>FERIE</text:p>
          </table:table-cell>
          <table:table-cell office:value-type="date" office:date-value="2018-08-24" calcext:value-type="date">
            <text:p>24/08/18 00.00</text:p>
          </table:table-cell>
          <table:table-cell office:value-type="string" calcext:value-type="string">
            <text:p>06:05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rmenafra</text:p>
          </table:table-cell>
          <table:table-cell office:value-type="string" calcext:value-type="string">
            <text:p>ASSENZE</text:p>
          </table:table-cell>
          <table:table-cell office:value-type="float" office:value="964159" calcext:value-type="float">
            <text:p>964159</text:p>
          </table:table-cell>
          <table:table-cell office:value-type="string" calcext:value-type="string">
            <text:p>MISSIONE</text:p>
          </table:table-cell>
          <table:table-cell office:value-type="date" office:date-value="2018-08-24" calcext:value-type="date">
            <text:p>24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Mission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prallo</text:p>
          </table:table-cell>
          <table:table-cell office:value-type="string" calcext:value-type="string">
            <text:p>ASSENZE</text:p>
          </table:table-cell>
          <table:table-cell office:value-type="float" office:value="966994" calcext:value-type="float">
            <text:p>966994</text:p>
          </table:table-cell>
          <table:table-cell office:value-type="string" calcext:value-type="string">
            <text:p>PERMESSO</text:p>
          </table:table-cell>
          <table:table-cell office:value-type="date" office:date-value="2018-08-24" calcext:value-type="date">
            <text:p>24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Permesso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/>
          <table:table-cell office:value-type="string" calcext:value-type="string">
            <text:p>pmartella</text:p>
          </table:table-cell>
          <table:table-cell office:value-type="string" calcext:value-type="string">
            <text:p>ASSENZE</text:p>
          </table:table-cell>
          <table:table-cell office:value-type="float" office:value="904218" calcext:value-type="float">
            <text:p>904218</text:p>
          </table:table-cell>
          <table:table-cell office:value-type="string" calcext:value-type="string">
            <text:p>FERIE</text:p>
          </table:table-cell>
          <table:table-cell office:value-type="date" office:date-value="2018-08-24" calcext:value-type="date">
            <text:p>24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  <table:table-cell office:value-type="string" calcext:value-type="string">
            <text:p>mmorelli</text:p>
          </table:table-cell>
          <table:table-cell office:value-type="string" calcext:value-type="string">
            <text:p>ASSENZE</text:p>
          </table:table-cell>
          <table:table-cell office:value-type="float" office:value="912539" calcext:value-type="float">
            <text:p>912539</text:p>
          </table:table-cell>
          <table:table-cell office:value-type="string" calcext:value-type="string">
            <text:p>FERIE</text:p>
          </table:table-cell>
          <table:table-cell office:value-type="date" office:date-value="2018-08-24" calcext:value-type="date">
            <text:p>24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  <table:table-cell office:value-type="string" calcext:value-type="string">
            <text:p>mmattiuzzo</text:p>
          </table:table-cell>
          <table:table-cell office:value-type="string" calcext:value-type="string">
            <text:p>ASSENZE</text:p>
          </table:table-cell>
          <table:table-cell office:value-type="float" office:value="950844" calcext:value-type="float">
            <text:p>950844</text:p>
          </table:table-cell>
          <table:table-cell office:value-type="string" calcext:value-type="string">
            <text:p>FERIE</text:p>
          </table:table-cell>
          <table:table-cell office:value-type="date" office:date-value="2018-08-24" calcext:value-type="date">
            <text:p>24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  <table:table-cell office:value-type="string" calcext:value-type="string">
            <text:p>mincertimassimini</text:p>
          </table:table-cell>
          <table:table-cell office:value-type="string" calcext:value-type="string">
            <text:p>ASSENZE</text:p>
          </table:table-cell>
          <table:table-cell office:value-type="float" office:value="969776" calcext:value-type="float">
            <text:p>969776</text:p>
          </table:table-cell>
          <table:table-cell office:value-type="string" calcext:value-type="string">
            <text:p>MISSIONE</text:p>
          </table:table-cell>
          <table:table-cell office:value-type="date" office:date-value="2018-08-24" calcext:value-type="date">
            <text:p>24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Missione</text:p>
          </table:table-cell>
          <table:table-cell office:value-type="string" calcext:value-type="string">
            <text:p>Da pianificare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/>
          <table:table-cell office:value-type="string" calcext:value-type="string">
            <text:p>mcomin</text:p>
          </table:table-cell>
          <table:table-cell office:value-type="string" calcext:value-type="string">
            <text:p>ASSENZE</text:p>
          </table:table-cell>
          <table:table-cell office:value-type="float" office:value="959697" calcext:value-type="float">
            <text:p>959697</text:p>
          </table:table-cell>
          <table:table-cell office:value-type="string" calcext:value-type="string">
            <text:p>FERIE</text:p>
          </table:table-cell>
          <table:table-cell office:value-type="date" office:date-value="2018-08-24" calcext:value-type="date">
            <text:p>24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  <table:table-cell office:value-type="string" calcext:value-type="string">
            <text:p>llaconi</text:p>
          </table:table-cell>
          <table:table-cell office:value-type="string" calcext:value-type="string">
            <text:p>ASSENZE</text:p>
          </table:table-cell>
          <table:table-cell office:value-type="float" office:value="952468" calcext:value-type="float">
            <text:p>952468</text:p>
          </table:table-cell>
          <table:table-cell office:value-type="string" calcext:value-type="string">
            <text:p>FERIE</text:p>
          </table:table-cell>
          <table:table-cell office:value-type="date" office:date-value="2018-08-24" calcext:value-type="date">
            <text:p>24/08/18 00.00</text:p>
          </table:table-cell>
          <table:table-cell office:value-type="string" calcext:value-type="string">
            <text:p>07:59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string" calcext:value-type="string">
            <text:p>lfaccenda</text:p>
          </table:table-cell>
          <table:table-cell office:value-type="string" calcext:value-type="string">
            <text:p>ASSENZE</text:p>
          </table:table-cell>
          <table:table-cell office:value-type="float" office:value="956660" calcext:value-type="float">
            <text:p>956660</text:p>
          </table:table-cell>
          <table:table-cell office:value-type="string" calcext:value-type="string">
            <text:p>FERIE</text:p>
          </table:table-cell>
          <table:table-cell office:value-type="date" office:date-value="2018-08-24" calcext:value-type="date">
            <text:p>24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office:value-type="string" calcext:value-type="string">
            <text:p>jaybar</text:p>
          </table:table-cell>
          <table:table-cell office:value-type="string" calcext:value-type="string">
            <text:p>ASSENZE</text:p>
          </table:table-cell>
          <table:table-cell office:value-type="float" office:value="920811" calcext:value-type="float">
            <text:p>920811</text:p>
          </table:table-cell>
          <table:table-cell office:value-type="string" calcext:value-type="string">
            <text:p>FERIE</text:p>
          </table:table-cell>
          <table:table-cell office:value-type="date" office:date-value="2018-08-24" calcext:value-type="date">
            <text:p>24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epavone</text:p>
          </table:table-cell>
          <table:table-cell office:value-type="string" calcext:value-type="string">
            <text:p>ASSENZE</text:p>
          </table:table-cell>
          <table:table-cell office:value-type="float" office:value="944933" calcext:value-type="float">
            <text:p>944933</text:p>
          </table:table-cell>
          <table:table-cell office:value-type="string" calcext:value-type="string">
            <text:p>FERIE</text:p>
          </table:table-cell>
          <table:table-cell office:value-type="date" office:date-value="2018-08-24" calcext:value-type="date">
            <text:p>24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cverdi</text:p>
          </table:table-cell>
          <table:table-cell office:value-type="string" calcext:value-type="string">
            <text:p>ASSENZE</text:p>
          </table:table-cell>
          <table:table-cell office:value-type="float" office:value="920834" calcext:value-type="float">
            <text:p>920834</text:p>
          </table:table-cell>
          <table:table-cell office:value-type="string" calcext:value-type="string">
            <text:p>FERIE</text:p>
          </table:table-cell>
          <table:table-cell office:value-type="date" office:date-value="2018-08-24" calcext:value-type="date">
            <text:p>24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cmigliorini</text:p>
          </table:table-cell>
          <table:table-cell office:value-type="string" calcext:value-type="string">
            <text:p>ASSENZE</text:p>
          </table:table-cell>
          <table:table-cell office:value-type="float" office:value="893325" calcext:value-type="float">
            <text:p>893325</text:p>
          </table:table-cell>
          <table:table-cell office:value-type="string" calcext:value-type="string">
            <text:p>FERIE</text:p>
          </table:table-cell>
          <table:table-cell office:value-type="date" office:date-value="2018-08-24" calcext:value-type="date">
            <text:p>24/08/18 00.00</text:p>
          </table:table-cell>
          <table:table-cell office:value-type="string" calcext:value-type="string">
            <text:p>04:05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cchinaglia</text:p>
          </table:table-cell>
          <table:table-cell office:value-type="string" calcext:value-type="string">
            <text:p>ASSENZE</text:p>
          </table:table-cell>
          <table:table-cell office:value-type="float" office:value="964968" calcext:value-type="float">
            <text:p>964968</text:p>
          </table:table-cell>
          <table:table-cell office:value-type="string" calcext:value-type="string">
            <text:p>FERIE</text:p>
          </table:table-cell>
          <table:table-cell office:value-type="date" office:date-value="2018-08-24" calcext:value-type="date">
            <text:p>24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anmura</text:p>
          </table:table-cell>
          <table:table-cell office:value-type="string" calcext:value-type="string">
            <text:p>ASSENZE</text:p>
          </table:table-cell>
          <table:table-cell office:value-type="float" office:value="912907" calcext:value-type="float">
            <text:p>912907</text:p>
          </table:table-cell>
          <table:table-cell office:value-type="string" calcext:value-type="string">
            <text:p>FERIE</text:p>
          </table:table-cell>
          <table:table-cell office:value-type="date" office:date-value="2018-08-24" calcext:value-type="date">
            <text:p>24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amezzullo</text:p>
          </table:table-cell>
          <table:table-cell office:value-type="string" calcext:value-type="string">
            <text:p>ASSENZE</text:p>
          </table:table-cell>
          <table:table-cell office:value-type="float" office:value="933209" calcext:value-type="float">
            <text:p>933209</text:p>
          </table:table-cell>
          <table:table-cell office:value-type="string" calcext:value-type="string">
            <text:p>FERIE</text:p>
          </table:table-cell>
          <table:table-cell office:value-type="date" office:date-value="2018-08-24" calcext:value-type="date">
            <text:p>24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agerola</text:p>
          </table:table-cell>
          <table:table-cell office:value-type="string" calcext:value-type="string">
            <text:p>ASSENZE</text:p>
          </table:table-cell>
          <table:table-cell office:value-type="float" office:value="937356" calcext:value-type="float">
            <text:p>937356</text:p>
          </table:table-cell>
          <table:table-cell office:value-type="string" calcext:value-type="string">
            <text:p>PERMESSO</text:p>
          </table:table-cell>
          <table:table-cell office:value-type="date" office:date-value="2018-08-24" calcext:value-type="date">
            <text:p>24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Permesso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cmigliorini</text:p>
          </table:table-cell>
          <table:table-cell office:value-type="string" calcext:value-type="string">
            <text:p>ASSENZE</text:p>
          </table:table-cell>
          <table:table-cell office:value-type="float" office:value="893325" calcext:value-type="float">
            <text:p>893325</text:p>
          </table:table-cell>
          <table:table-cell office:value-type="string" calcext:value-type="string">
            <text:p>FERIE</text:p>
          </table:table-cell>
          <table:table-cell office:value-type="date" office:date-value="2018-08-25" calcext:value-type="date">
            <text:p>25/08/18 00.00</text:p>
          </table:table-cell>
          <table:table-cell office:value-type="string" calcext:value-type="string">
            <text:p>04:05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aincalza</text:p>
          </table:table-cell>
          <table:table-cell office:value-type="string" calcext:value-type="string">
            <text:p>ASSENZE</text:p>
          </table:table-cell>
          <table:table-cell office:value-type="float" office:value="939683" calcext:value-type="float">
            <text:p>939683</text:p>
          </table:table-cell>
          <table:table-cell office:value-type="string" calcext:value-type="string">
            <text:p>FERIE</text:p>
          </table:table-cell>
          <table:table-cell office:value-type="date" office:date-value="2018-08-27" calcext:value-type="date">
            <text:p>27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/>
          <table:table-cell office:value-type="string" calcext:value-type="string">
            <text:p>vvalenti</text:p>
          </table:table-cell>
          <table:table-cell office:value-type="string" calcext:value-type="string">
            <text:p>ASSENZE</text:p>
          </table:table-cell>
          <table:table-cell office:value-type="float" office:value="907947" calcext:value-type="float">
            <text:p>907947</text:p>
          </table:table-cell>
          <table:table-cell office:value-type="string" calcext:value-type="string">
            <text:p>FERIE</text:p>
          </table:table-cell>
          <table:table-cell office:value-type="date" office:date-value="2018-08-27" calcext:value-type="date">
            <text:p>27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/>
          <table:table-cell office:value-type="string" calcext:value-type="string">
            <text:p>vincassanelli</text:p>
          </table:table-cell>
          <table:table-cell office:value-type="string" calcext:value-type="string">
            <text:p>ASSENZE</text:p>
          </table:table-cell>
          <table:table-cell office:value-type="float" office:value="959957" calcext:value-type="float">
            <text:p>959957</text:p>
          </table:table-cell>
          <table:table-cell office:value-type="string" calcext:value-type="string">
            <text:p>FERIE</text:p>
          </table:table-cell>
          <table:table-cell office:value-type="date" office:date-value="2018-08-27" calcext:value-type="date">
            <text:p>27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/>
          <table:table-cell office:value-type="string" calcext:value-type="string">
            <text:p>spacei</text:p>
          </table:table-cell>
          <table:table-cell office:value-type="string" calcext:value-type="string">
            <text:p>ASSENZE</text:p>
          </table:table-cell>
          <table:table-cell office:value-type="float" office:value="951337" calcext:value-type="float">
            <text:p>951337</text:p>
          </table:table-cell>
          <table:table-cell office:value-type="string" calcext:value-type="string">
            <text:p>FERIE</text:p>
          </table:table-cell>
          <table:table-cell office:value-type="date" office:date-value="2018-08-27" calcext:value-type="date">
            <text:p>27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  <table:table-cell office:value-type="string" calcext:value-type="string">
            <text:p>mmorelli</text:p>
          </table:table-cell>
          <table:table-cell office:value-type="string" calcext:value-type="string">
            <text:p>ASSENZE</text:p>
          </table:table-cell>
          <table:table-cell office:value-type="float" office:value="912539" calcext:value-type="float">
            <text:p>912539</text:p>
          </table:table-cell>
          <table:table-cell office:value-type="string" calcext:value-type="string">
            <text:p>FERIE</text:p>
          </table:table-cell>
          <table:table-cell office:value-type="date" office:date-value="2018-08-27" calcext:value-type="date">
            <text:p>27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  <table:table-cell office:value-type="string" calcext:value-type="string">
            <text:p>mincertimassimini</text:p>
          </table:table-cell>
          <table:table-cell office:value-type="string" calcext:value-type="string">
            <text:p>ASSENZE</text:p>
          </table:table-cell>
          <table:table-cell office:value-type="float" office:value="969775" calcext:value-type="float">
            <text:p>969775</text:p>
          </table:table-cell>
          <table:table-cell office:value-type="string" calcext:value-type="string">
            <text:p>MISSIONE</text:p>
          </table:table-cell>
          <table:table-cell office:value-type="date" office:date-value="2018-08-27" calcext:value-type="date">
            <text:p>27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Missione</text:p>
          </table:table-cell>
          <table:table-cell office:value-type="string" calcext:value-type="string">
            <text:p>Da pianificare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/>
          <table:table-cell office:value-type="string" calcext:value-type="string">
            <text:p>llaconi</text:p>
          </table:table-cell>
          <table:table-cell office:value-type="string" calcext:value-type="string">
            <text:p>ASSENZE</text:p>
          </table:table-cell>
          <table:table-cell office:value-type="float" office:value="952468" calcext:value-type="float">
            <text:p>952468</text:p>
          </table:table-cell>
          <table:table-cell office:value-type="string" calcext:value-type="string">
            <text:p>FERIE</text:p>
          </table:table-cell>
          <table:table-cell office:value-type="date" office:date-value="2018-08-27" calcext:value-type="date">
            <text:p>27/08/18 00.00</text:p>
          </table:table-cell>
          <table:table-cell office:value-type="string" calcext:value-type="string">
            <text:p>07:59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office:value-type="string" calcext:value-type="string">
            <text:p>frfranco</text:p>
          </table:table-cell>
          <table:table-cell office:value-type="string" calcext:value-type="string">
            <text:p>ASSENZE</text:p>
          </table:table-cell>
          <table:table-cell office:value-type="float" office:value="936268" calcext:value-type="float">
            <text:p>936268</text:p>
          </table:table-cell>
          <table:table-cell office:value-type="string" calcext:value-type="string">
            <text:p>FERIE</text:p>
          </table:table-cell>
          <table:table-cell office:value-type="date" office:date-value="2018-08-27" calcext:value-type="date">
            <text:p>27/08/18 00.00</text:p>
          </table:table-cell>
          <table:table-cell office:value-type="string" calcext:value-type="string">
            <text:p>05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cverdi</text:p>
          </table:table-cell>
          <table:table-cell office:value-type="string" calcext:value-type="string">
            <text:p>ASSENZE</text:p>
          </table:table-cell>
          <table:table-cell office:value-type="float" office:value="920834" calcext:value-type="float">
            <text:p>920834</text:p>
          </table:table-cell>
          <table:table-cell office:value-type="string" calcext:value-type="string">
            <text:p>FERIE</text:p>
          </table:table-cell>
          <table:table-cell office:value-type="date" office:date-value="2018-08-27" calcext:value-type="date">
            <text:p>27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chinaglia</text:p>
          </table:table-cell>
          <table:table-cell office:value-type="string" calcext:value-type="string">
            <text:p>ASSENZE</text:p>
          </table:table-cell>
          <table:table-cell office:value-type="float" office:value="964968" calcext:value-type="float">
            <text:p>964968</text:p>
          </table:table-cell>
          <table:table-cell office:value-type="string" calcext:value-type="string">
            <text:p>FERIE</text:p>
          </table:table-cell>
          <table:table-cell office:value-type="date" office:date-value="2018-08-27" calcext:value-type="date">
            <text:p>27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amezzullo</text:p>
          </table:table-cell>
          <table:table-cell office:value-type="string" calcext:value-type="string">
            <text:p>ASSENZE</text:p>
          </table:table-cell>
          <table:table-cell office:value-type="float" office:value="933209" calcext:value-type="float">
            <text:p>933209</text:p>
          </table:table-cell>
          <table:table-cell office:value-type="string" calcext:value-type="string">
            <text:p>FERIE</text:p>
          </table:table-cell>
          <table:table-cell office:value-type="date" office:date-value="2018-08-27" calcext:value-type="date">
            <text:p>27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aincalza</text:p>
          </table:table-cell>
          <table:table-cell office:value-type="string" calcext:value-type="string">
            <text:p>ASSENZE</text:p>
          </table:table-cell>
          <table:table-cell office:value-type="float" office:value="939683" calcext:value-type="float">
            <text:p>939683</text:p>
          </table:table-cell>
          <table:table-cell office:value-type="string" calcext:value-type="string">
            <text:p>FERIE</text:p>
          </table:table-cell>
          <table:table-cell office:value-type="date" office:date-value="2018-08-28" calcext:value-type="date">
            <text:p>28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/>
          <table:table-cell office:value-type="string" calcext:value-type="string">
            <text:p>vvalenti</text:p>
          </table:table-cell>
          <table:table-cell office:value-type="string" calcext:value-type="string">
            <text:p>ASSENZE</text:p>
          </table:table-cell>
          <table:table-cell office:value-type="float" office:value="907947" calcext:value-type="float">
            <text:p>907947</text:p>
          </table:table-cell>
          <table:table-cell office:value-type="string" calcext:value-type="string">
            <text:p>FERIE</text:p>
          </table:table-cell>
          <table:table-cell office:value-type="date" office:date-value="2018-08-28" calcext:value-type="date">
            <text:p>28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/>
          <table:table-cell office:value-type="string" calcext:value-type="string">
            <text:p>vincassanelli</text:p>
          </table:table-cell>
          <table:table-cell office:value-type="string" calcext:value-type="string">
            <text:p>ASSENZE</text:p>
          </table:table-cell>
          <table:table-cell office:value-type="float" office:value="959957" calcext:value-type="float">
            <text:p>959957</text:p>
          </table:table-cell>
          <table:table-cell office:value-type="string" calcext:value-type="string">
            <text:p>FERIE</text:p>
          </table:table-cell>
          <table:table-cell office:value-type="date" office:date-value="2018-08-28" calcext:value-type="date">
            <text:p>28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/>
          <table:table-cell office:value-type="string" calcext:value-type="string">
            <text:p>spacei</text:p>
          </table:table-cell>
          <table:table-cell office:value-type="string" calcext:value-type="string">
            <text:p>ASSENZE</text:p>
          </table:table-cell>
          <table:table-cell office:value-type="float" office:value="951337" calcext:value-type="float">
            <text:p>951337</text:p>
          </table:table-cell>
          <table:table-cell office:value-type="string" calcext:value-type="string">
            <text:p>FERIE</text:p>
          </table:table-cell>
          <table:table-cell office:value-type="date" office:date-value="2018-08-28" calcext:value-type="date">
            <text:p>28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  <table:table-cell office:value-type="string" calcext:value-type="string">
            <text:p>mmorelli</text:p>
          </table:table-cell>
          <table:table-cell office:value-type="string" calcext:value-type="string">
            <text:p>ASSENZE</text:p>
          </table:table-cell>
          <table:table-cell office:value-type="float" office:value="912539" calcext:value-type="float">
            <text:p>912539</text:p>
          </table:table-cell>
          <table:table-cell office:value-type="string" calcext:value-type="string">
            <text:p>FERIE</text:p>
          </table:table-cell>
          <table:table-cell office:value-type="date" office:date-value="2018-08-28" calcext:value-type="date">
            <text:p>28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  <table:table-cell office:value-type="string" calcext:value-type="string">
            <text:p>mincertimassimini</text:p>
          </table:table-cell>
          <table:table-cell office:value-type="string" calcext:value-type="string">
            <text:p>ASSENZE</text:p>
          </table:table-cell>
          <table:table-cell office:value-type="float" office:value="969770" calcext:value-type="float">
            <text:p>969770</text:p>
          </table:table-cell>
          <table:table-cell office:value-type="string" calcext:value-type="string">
            <text:p>MISSIONE</text:p>
          </table:table-cell>
          <table:table-cell office:value-type="date" office:date-value="2018-08-28" calcext:value-type="date">
            <text:p>28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Missione</text:p>
          </table:table-cell>
          <table:table-cell office:value-type="string" calcext:value-type="string">
            <text:p>Da pianificare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/>
          <table:table-cell office:value-type="string" calcext:value-type="string">
            <text:p>llaconi</text:p>
          </table:table-cell>
          <table:table-cell office:value-type="string" calcext:value-type="string">
            <text:p>ASSENZE</text:p>
          </table:table-cell>
          <table:table-cell office:value-type="float" office:value="952468" calcext:value-type="float">
            <text:p>952468</text:p>
          </table:table-cell>
          <table:table-cell office:value-type="string" calcext:value-type="string">
            <text:p>FERIE</text:p>
          </table:table-cell>
          <table:table-cell office:value-type="date" office:date-value="2018-08-28" calcext:value-type="date">
            <text:p>28/08/18 00.00</text:p>
          </table:table-cell>
          <table:table-cell office:value-type="string" calcext:value-type="string">
            <text:p>07:59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frfranco</text:p>
          </table:table-cell>
          <table:table-cell office:value-type="string" calcext:value-type="string">
            <text:p>ASSENZE</text:p>
          </table:table-cell>
          <table:table-cell office:value-type="float" office:value="936268" calcext:value-type="float">
            <text:p>936268</text:p>
          </table:table-cell>
          <table:table-cell office:value-type="string" calcext:value-type="string">
            <text:p>FERIE</text:p>
          </table:table-cell>
          <table:table-cell office:value-type="date" office:date-value="2018-08-28" calcext:value-type="date">
            <text:p>28/08/18 00.00</text:p>
          </table:table-cell>
          <table:table-cell office:value-type="string" calcext:value-type="string">
            <text:p>05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cverdi</text:p>
          </table:table-cell>
          <table:table-cell office:value-type="string" calcext:value-type="string">
            <text:p>ASSENZE</text:p>
          </table:table-cell>
          <table:table-cell office:value-type="float" office:value="920834" calcext:value-type="float">
            <text:p>920834</text:p>
          </table:table-cell>
          <table:table-cell office:value-type="string" calcext:value-type="string">
            <text:p>FERIE</text:p>
          </table:table-cell>
          <table:table-cell office:value-type="date" office:date-value="2018-08-28" calcext:value-type="date">
            <text:p>28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cchinaglia</text:p>
          </table:table-cell>
          <table:table-cell office:value-type="string" calcext:value-type="string">
            <text:p>ASSENZE</text:p>
          </table:table-cell>
          <table:table-cell office:value-type="float" office:value="964968" calcext:value-type="float">
            <text:p>964968</text:p>
          </table:table-cell>
          <table:table-cell office:value-type="string" calcext:value-type="string">
            <text:p>FERIE</text:p>
          </table:table-cell>
          <table:table-cell office:value-type="date" office:date-value="2018-08-28" calcext:value-type="date">
            <text:p>28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amezzullo</text:p>
          </table:table-cell>
          <table:table-cell office:value-type="string" calcext:value-type="string">
            <text:p>ASSENZE</text:p>
          </table:table-cell>
          <table:table-cell office:value-type="float" office:value="933209" calcext:value-type="float">
            <text:p>933209</text:p>
          </table:table-cell>
          <table:table-cell office:value-type="string" calcext:value-type="string">
            <text:p>FERIE</text:p>
          </table:table-cell>
          <table:table-cell office:value-type="date" office:date-value="2018-08-28" calcext:value-type="date">
            <text:p>28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aincalza</text:p>
          </table:table-cell>
          <table:table-cell office:value-type="string" calcext:value-type="string">
            <text:p>ASSENZE</text:p>
          </table:table-cell>
          <table:table-cell office:value-type="float" office:value="939683" calcext:value-type="float">
            <text:p>939683</text:p>
          </table:table-cell>
          <table:table-cell office:value-type="string" calcext:value-type="string">
            <text:p>FERIE</text:p>
          </table:table-cell>
          <table:table-cell office:value-type="date" office:date-value="2018-08-29" calcext:value-type="date">
            <text:p>29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vincassanelli</text:p>
          </table:table-cell>
          <table:table-cell office:value-type="string" calcext:value-type="string">
            <text:p>ASSENZE</text:p>
          </table:table-cell>
          <table:table-cell office:value-type="float" office:value="959957" calcext:value-type="float">
            <text:p>959957</text:p>
          </table:table-cell>
          <table:table-cell office:value-type="string" calcext:value-type="string">
            <text:p>FERIE</text:p>
          </table:table-cell>
          <table:table-cell office:value-type="date" office:date-value="2018-08-29" calcext:value-type="date">
            <text:p>29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/>
          <table:table-cell office:value-type="string" calcext:value-type="string">
            <text:p>spacei</text:p>
          </table:table-cell>
          <table:table-cell office:value-type="string" calcext:value-type="string">
            <text:p>ASSENZE</text:p>
          </table:table-cell>
          <table:table-cell office:value-type="float" office:value="951337" calcext:value-type="float">
            <text:p>951337</text:p>
          </table:table-cell>
          <table:table-cell office:value-type="string" calcext:value-type="string">
            <text:p>FERIE</text:p>
          </table:table-cell>
          <table:table-cell office:value-type="date" office:date-value="2018-08-29" calcext:value-type="date">
            <text:p>29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  <table:table-cell office:value-type="string" calcext:value-type="string">
            <text:p>rmittempergher</text:p>
          </table:table-cell>
          <table:table-cell office:value-type="string" calcext:value-type="string">
            <text:p>ASSENZE</text:p>
          </table:table-cell>
          <table:table-cell office:value-type="float" office:value="966936" calcext:value-type="float">
            <text:p>966936</text:p>
          </table:table-cell>
          <table:table-cell office:value-type="string" calcext:value-type="string">
            <text:p>PERMESSO</text:p>
          </table:table-cell>
          <table:table-cell office:value-type="date" office:date-value="2018-08-29" calcext:value-type="date">
            <text:p>29/08/18 00.00</text:p>
          </table:table-cell>
          <table:table-cell office:value-type="string" calcext:value-type="string">
            <text:p>04:00</text:p>
          </table:table-cell>
          <table:table-cell office:value-type="string" calcext:value-type="string">
            <text:p>Permesso</text:p>
          </table:table-cell>
          <table:table-cell office:value-type="string" calcext:value-type="string">
            <text:p>Da pianificare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mmorelli</text:p>
          </table:table-cell>
          <table:table-cell office:value-type="string" calcext:value-type="string">
            <text:p>ASSENZE</text:p>
          </table:table-cell>
          <table:table-cell office:value-type="float" office:value="912539" calcext:value-type="float">
            <text:p>912539</text:p>
          </table:table-cell>
          <table:table-cell office:value-type="string" calcext:value-type="string">
            <text:p>FERIE</text:p>
          </table:table-cell>
          <table:table-cell office:value-type="date" office:date-value="2018-08-29" calcext:value-type="date">
            <text:p>29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  <table:table-cell office:value-type="string" calcext:value-type="string">
            <text:p>mincertimassimini</text:p>
          </table:table-cell>
          <table:table-cell office:value-type="string" calcext:value-type="string">
            <text:p>ASSENZE</text:p>
          </table:table-cell>
          <table:table-cell office:value-type="float" office:value="969773" calcext:value-type="float">
            <text:p>969773</text:p>
          </table:table-cell>
          <table:table-cell office:value-type="string" calcext:value-type="string">
            <text:p>MISSIONE</text:p>
          </table:table-cell>
          <table:table-cell office:value-type="date" office:date-value="2018-08-29" calcext:value-type="date">
            <text:p>29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Missione</text:p>
          </table:table-cell>
          <table:table-cell office:value-type="string" calcext:value-type="string">
            <text:p>Da pianificare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/>
          <table:table-cell office:value-type="string" calcext:value-type="string">
            <text:p>llaconi</text:p>
          </table:table-cell>
          <table:table-cell office:value-type="string" calcext:value-type="string">
            <text:p>ASSENZE</text:p>
          </table:table-cell>
          <table:table-cell office:value-type="float" office:value="952468" calcext:value-type="float">
            <text:p>952468</text:p>
          </table:table-cell>
          <table:table-cell office:value-type="string" calcext:value-type="string">
            <text:p>FERIE</text:p>
          </table:table-cell>
          <table:table-cell office:value-type="date" office:date-value="2018-08-29" calcext:value-type="date">
            <text:p>29/08/18 00.00</text:p>
          </table:table-cell>
          <table:table-cell office:value-type="string" calcext:value-type="string">
            <text:p>07:59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frfranco</text:p>
          </table:table-cell>
          <table:table-cell office:value-type="string" calcext:value-type="string">
            <text:p>ASSENZE</text:p>
          </table:table-cell>
          <table:table-cell office:value-type="float" office:value="936268" calcext:value-type="float">
            <text:p>936268</text:p>
          </table:table-cell>
          <table:table-cell office:value-type="string" calcext:value-type="string">
            <text:p>FERIE</text:p>
          </table:table-cell>
          <table:table-cell office:value-type="date" office:date-value="2018-08-29" calcext:value-type="date">
            <text:p>29/08/18 00.00</text:p>
          </table:table-cell>
          <table:table-cell office:value-type="string" calcext:value-type="string">
            <text:p>05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cverdi</text:p>
          </table:table-cell>
          <table:table-cell office:value-type="string" calcext:value-type="string">
            <text:p>ASSENZE</text:p>
          </table:table-cell>
          <table:table-cell office:value-type="float" office:value="920834" calcext:value-type="float">
            <text:p>920834</text:p>
          </table:table-cell>
          <table:table-cell office:value-type="string" calcext:value-type="string">
            <text:p>FERIE</text:p>
          </table:table-cell>
          <table:table-cell office:value-type="date" office:date-value="2018-08-29" calcext:value-type="date">
            <text:p>29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cmigliorini</text:p>
          </table:table-cell>
          <table:table-cell office:value-type="string" calcext:value-type="string">
            <text:p>ASSENZE</text:p>
          </table:table-cell>
          <table:table-cell office:value-type="float" office:value="968715" calcext:value-type="float">
            <text:p>968715</text:p>
          </table:table-cell>
          <table:table-cell office:value-type="string" calcext:value-type="string">
            <text:p>PERMESSO</text:p>
          </table:table-cell>
          <table:table-cell office:value-type="date" office:date-value="2018-08-29" calcext:value-type="date">
            <text:p>29/08/18 00.00</text:p>
          </table:table-cell>
          <table:table-cell office:value-type="string" calcext:value-type="string">
            <text:p>01:00</text:p>
          </table:table-cell>
          <table:table-cell office:value-type="string" calcext:value-type="string">
            <text:p>Permesso</text:p>
          </table:table-cell>
          <table:table-cell office:value-type="string" calcext:value-type="string">
            <text:p>Da pianificare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cchinaglia</text:p>
          </table:table-cell>
          <table:table-cell office:value-type="string" calcext:value-type="string">
            <text:p>ASSENZE</text:p>
          </table:table-cell>
          <table:table-cell office:value-type="float" office:value="964968" calcext:value-type="float">
            <text:p>964968</text:p>
          </table:table-cell>
          <table:table-cell office:value-type="string" calcext:value-type="string">
            <text:p>FERIE</text:p>
          </table:table-cell>
          <table:table-cell office:value-type="date" office:date-value="2018-08-29" calcext:value-type="date">
            <text:p>29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amezzullo</text:p>
          </table:table-cell>
          <table:table-cell office:value-type="string" calcext:value-type="string">
            <text:p>ASSENZE</text:p>
          </table:table-cell>
          <table:table-cell office:value-type="float" office:value="933209" calcext:value-type="float">
            <text:p>933209</text:p>
          </table:table-cell>
          <table:table-cell office:value-type="string" calcext:value-type="string">
            <text:p>FERIE</text:p>
          </table:table-cell>
          <table:table-cell office:value-type="date" office:date-value="2018-08-29" calcext:value-type="date">
            <text:p>29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aincalza</text:p>
          </table:table-cell>
          <table:table-cell office:value-type="string" calcext:value-type="string">
            <text:p>ASSENZE</text:p>
          </table:table-cell>
          <table:table-cell office:value-type="float" office:value="939683" calcext:value-type="float">
            <text:p>939683</text:p>
          </table:table-cell>
          <table:table-cell office:value-type="string" calcext:value-type="string">
            <text:p>FERIE</text:p>
          </table:table-cell>
          <table:table-cell office:value-type="date" office:date-value="2018-08-30" calcext:value-type="date">
            <text:p>30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/>
          <table:table-cell office:value-type="string" calcext:value-type="string">
            <text:p>vincassanelli</text:p>
          </table:table-cell>
          <table:table-cell office:value-type="string" calcext:value-type="string">
            <text:p>ASSENZE</text:p>
          </table:table-cell>
          <table:table-cell office:value-type="float" office:value="959957" calcext:value-type="float">
            <text:p>959957</text:p>
          </table:table-cell>
          <table:table-cell office:value-type="string" calcext:value-type="string">
            <text:p>FERIE</text:p>
          </table:table-cell>
          <table:table-cell office:value-type="date" office:date-value="2018-08-30" calcext:value-type="date">
            <text:p>30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spacei</text:p>
          </table:table-cell>
          <table:table-cell office:value-type="string" calcext:value-type="string">
            <text:p>ASSENZE</text:p>
          </table:table-cell>
          <table:table-cell office:value-type="float" office:value="951337" calcext:value-type="float">
            <text:p>951337</text:p>
          </table:table-cell>
          <table:table-cell office:value-type="string" calcext:value-type="string">
            <text:p>FERIE</text:p>
          </table:table-cell>
          <table:table-cell office:value-type="date" office:date-value="2018-08-30" calcext:value-type="date">
            <text:p>30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  <table:table-cell office:value-type="string" calcext:value-type="string">
            <text:p>mmorelli</text:p>
          </table:table-cell>
          <table:table-cell office:value-type="string" calcext:value-type="string">
            <text:p>ASSENZE</text:p>
          </table:table-cell>
          <table:table-cell office:value-type="float" office:value="912539" calcext:value-type="float">
            <text:p>912539</text:p>
          </table:table-cell>
          <table:table-cell office:value-type="string" calcext:value-type="string">
            <text:p>FERIE</text:p>
          </table:table-cell>
          <table:table-cell office:value-type="date" office:date-value="2018-08-30" calcext:value-type="date">
            <text:p>30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mincertimassimini</text:p>
          </table:table-cell>
          <table:table-cell office:value-type="string" calcext:value-type="string">
            <text:p>ASSENZE</text:p>
          </table:table-cell>
          <table:table-cell office:value-type="float" office:value="969774" calcext:value-type="float">
            <text:p>969774</text:p>
          </table:table-cell>
          <table:table-cell office:value-type="string" calcext:value-type="string">
            <text:p>MISSIONE</text:p>
          </table:table-cell>
          <table:table-cell office:value-type="date" office:date-value="2018-08-30" calcext:value-type="date">
            <text:p>30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Missione</text:p>
          </table:table-cell>
          <table:table-cell office:value-type="string" calcext:value-type="string">
            <text:p>Da pianificare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/>
          <table:table-cell office:value-type="string" calcext:value-type="string">
            <text:p>llaconi</text:p>
          </table:table-cell>
          <table:table-cell office:value-type="string" calcext:value-type="string">
            <text:p>ASSENZE</text:p>
          </table:table-cell>
          <table:table-cell office:value-type="float" office:value="952468" calcext:value-type="float">
            <text:p>952468</text:p>
          </table:table-cell>
          <table:table-cell office:value-type="string" calcext:value-type="string">
            <text:p>FERIE</text:p>
          </table:table-cell>
          <table:table-cell office:value-type="date" office:date-value="2018-08-30" calcext:value-type="date">
            <text:p>30/08/18 00.00</text:p>
          </table:table-cell>
          <table:table-cell office:value-type="string" calcext:value-type="string">
            <text:p>07:59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office:value-type="string" calcext:value-type="string">
            <text:p>frfranco</text:p>
          </table:table-cell>
          <table:table-cell office:value-type="string" calcext:value-type="string">
            <text:p>ASSENZE</text:p>
          </table:table-cell>
          <table:table-cell office:value-type="float" office:value="936268" calcext:value-type="float">
            <text:p>936268</text:p>
          </table:table-cell>
          <table:table-cell office:value-type="string" calcext:value-type="string">
            <text:p>FERIE</text:p>
          </table:table-cell>
          <table:table-cell office:value-type="date" office:date-value="2018-08-30" calcext:value-type="date">
            <text:p>30/08/18 00.00</text:p>
          </table:table-cell>
          <table:table-cell office:value-type="string" calcext:value-type="string">
            <text:p>05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cverdi</text:p>
          </table:table-cell>
          <table:table-cell office:value-type="string" calcext:value-type="string">
            <text:p>ASSENZE</text:p>
          </table:table-cell>
          <table:table-cell office:value-type="float" office:value="920834" calcext:value-type="float">
            <text:p>920834</text:p>
          </table:table-cell>
          <table:table-cell office:value-type="string" calcext:value-type="string">
            <text:p>FERIE</text:p>
          </table:table-cell>
          <table:table-cell office:value-type="date" office:date-value="2018-08-30" calcext:value-type="date">
            <text:p>30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cchinaglia</text:p>
          </table:table-cell>
          <table:table-cell office:value-type="string" calcext:value-type="string">
            <text:p>ASSENZE</text:p>
          </table:table-cell>
          <table:table-cell office:value-type="float" office:value="964968" calcext:value-type="float">
            <text:p>964968</text:p>
          </table:table-cell>
          <table:table-cell office:value-type="string" calcext:value-type="string">
            <text:p>FERIE</text:p>
          </table:table-cell>
          <table:table-cell office:value-type="date" office:date-value="2018-08-30" calcext:value-type="date">
            <text:p>30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amezzullo</text:p>
          </table:table-cell>
          <table:table-cell office:value-type="string" calcext:value-type="string">
            <text:p>ASSENZE</text:p>
          </table:table-cell>
          <table:table-cell office:value-type="float" office:value="933209" calcext:value-type="float">
            <text:p>933209</text:p>
          </table:table-cell>
          <table:table-cell office:value-type="string" calcext:value-type="string">
            <text:p>FERIE</text:p>
          </table:table-cell>
          <table:table-cell office:value-type="date" office:date-value="2018-08-30" calcext:value-type="date">
            <text:p>30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aincalza</text:p>
          </table:table-cell>
          <table:table-cell office:value-type="string" calcext:value-type="string">
            <text:p>ASSENZE</text:p>
          </table:table-cell>
          <table:table-cell office:value-type="float" office:value="939683" calcext:value-type="float">
            <text:p>939683</text:p>
          </table:table-cell>
          <table:table-cell office:value-type="string" calcext:value-type="string">
            <text:p>FERIE</text:p>
          </table:table-cell>
          <table:table-cell office:value-type="date" office:date-value="2018-08-31" calcext:value-type="date">
            <text:p>31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/>
          <table:table-cell office:value-type="string" calcext:value-type="string">
            <text:p>vincassanelli</text:p>
          </table:table-cell>
          <table:table-cell office:value-type="string" calcext:value-type="string">
            <text:p>ASSENZE</text:p>
          </table:table-cell>
          <table:table-cell office:value-type="float" office:value="959957" calcext:value-type="float">
            <text:p>959957</text:p>
          </table:table-cell>
          <table:table-cell office:value-type="string" calcext:value-type="string">
            <text:p>FERIE</text:p>
          </table:table-cell>
          <table:table-cell office:value-type="date" office:date-value="2018-08-31" calcext:value-type="date">
            <text:p>31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/>
          <table:table-cell office:value-type="string" calcext:value-type="string">
            <text:p>spacei</text:p>
          </table:table-cell>
          <table:table-cell office:value-type="string" calcext:value-type="string">
            <text:p>ASSENZE</text:p>
          </table:table-cell>
          <table:table-cell office:value-type="float" office:value="951337" calcext:value-type="float">
            <text:p>951337</text:p>
          </table:table-cell>
          <table:table-cell office:value-type="string" calcext:value-type="string">
            <text:p>FERIE</text:p>
          </table:table-cell>
          <table:table-cell office:value-type="date" office:date-value="2018-08-31" calcext:value-type="date">
            <text:p>31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  <table:table-cell office:value-type="string" calcext:value-type="string">
            <text:p>mmorelli</text:p>
          </table:table-cell>
          <table:table-cell office:value-type="string" calcext:value-type="string">
            <text:p>ASSENZE</text:p>
          </table:table-cell>
          <table:table-cell office:value-type="float" office:value="912539" calcext:value-type="float">
            <text:p>912539</text:p>
          </table:table-cell>
          <table:table-cell office:value-type="string" calcext:value-type="string">
            <text:p>FERIE</text:p>
          </table:table-cell>
          <table:table-cell office:value-type="date" office:date-value="2018-08-31" calcext:value-type="date">
            <text:p>31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/>
          <table:table-cell office:value-type="string" calcext:value-type="string">
            <text:p>llaconi</text:p>
          </table:table-cell>
          <table:table-cell office:value-type="string" calcext:value-type="string">
            <text:p>ASSENZE</text:p>
          </table:table-cell>
          <table:table-cell office:value-type="float" office:value="952468" calcext:value-type="float">
            <text:p>952468</text:p>
          </table:table-cell>
          <table:table-cell office:value-type="string" calcext:value-type="string">
            <text:p>FERIE</text:p>
          </table:table-cell>
          <table:table-cell office:value-type="date" office:date-value="2018-08-31" calcext:value-type="date">
            <text:p>31/08/18 00.00</text:p>
          </table:table-cell>
          <table:table-cell office:value-type="string" calcext:value-type="string">
            <text:p>07:59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office:value-type="string" calcext:value-type="string">
            <text:p>frfranco</text:p>
          </table:table-cell>
          <table:table-cell office:value-type="string" calcext:value-type="string">
            <text:p>ASSENZE</text:p>
          </table:table-cell>
          <table:table-cell office:value-type="float" office:value="936268" calcext:value-type="float">
            <text:p>936268</text:p>
          </table:table-cell>
          <table:table-cell office:value-type="string" calcext:value-type="string">
            <text:p>FERIE</text:p>
          </table:table-cell>
          <table:table-cell office:value-type="date" office:date-value="2018-08-31" calcext:value-type="date">
            <text:p>31/08/18 00.00</text:p>
          </table:table-cell>
          <table:table-cell office:value-type="string" calcext:value-type="string">
            <text:p>05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office:value-type="string" calcext:value-type="string">
            <text:p>cverdi</text:p>
          </table:table-cell>
          <table:table-cell office:value-type="string" calcext:value-type="string">
            <text:p>ASSENZE</text:p>
          </table:table-cell>
          <table:table-cell office:value-type="float" office:value="920834" calcext:value-type="float">
            <text:p>920834</text:p>
          </table:table-cell>
          <table:table-cell office:value-type="string" calcext:value-type="string">
            <text:p>FERIE</text:p>
          </table:table-cell>
          <table:table-cell office:value-type="date" office:date-value="2018-08-31" calcext:value-type="date">
            <text:p>31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cchinaglia</text:p>
          </table:table-cell>
          <table:table-cell office:value-type="string" calcext:value-type="string">
            <text:p>ASSENZE</text:p>
          </table:table-cell>
          <table:table-cell office:value-type="float" office:value="964968" calcext:value-type="float">
            <text:p>964968</text:p>
          </table:table-cell>
          <table:table-cell office:value-type="string" calcext:value-type="string">
            <text:p>FERIE</text:p>
          </table:table-cell>
          <table:table-cell office:value-type="date" office:date-value="2018-08-31" calcext:value-type="date">
            <text:p>31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amezzullo</text:p>
          </table:table-cell>
          <table:table-cell office:value-type="string" calcext:value-type="string">
            <text:p>ASSENZE</text:p>
          </table:table-cell>
          <table:table-cell office:value-type="float" office:value="933209" calcext:value-type="float">
            <text:p>933209</text:p>
          </table:table-cell>
          <table:table-cell office:value-type="string" calcext:value-type="string">
            <text:p>FERIE</text:p>
          </table:table-cell>
          <table:table-cell office:value-type="date" office:date-value="2018-08-31" calcext:value-type="date">
            <text:p>31/08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migliorini</text:p>
          </table:table-cell>
          <table:table-cell office:value-type="string" calcext:value-type="string">
            <text:p>ASSENZE</text:p>
          </table:table-cell>
          <table:table-cell office:value-type="float" office:value="943405" calcext:value-type="float">
            <text:p>943405</text:p>
          </table:table-cell>
          <table:table-cell office:value-type="string" calcext:value-type="string">
            <text:p>FERIE</text:p>
          </table:table-cell>
          <table:table-cell office:value-type="date" office:date-value="2018-09-01" calcext:value-type="date">
            <text:p>01/09/18 00.00</text:p>
          </table:table-cell>
          <table:table-cell office:value-type="string" calcext:value-type="string">
            <text:p>04:05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aincalza</text:p>
          </table:table-cell>
          <table:table-cell office:value-type="string" calcext:value-type="string">
            <text:p>ASSENZE</text:p>
          </table:table-cell>
          <table:table-cell office:value-type="float" office:value="939684" calcext:value-type="float">
            <text:p>939684</text:p>
          </table:table-cell>
          <table:table-cell office:value-type="string" calcext:value-type="string">
            <text:p>FERIE</text:p>
          </table:table-cell>
          <table:table-cell office:value-type="date" office:date-value="2018-09-03" calcext:value-type="date">
            <text:p>03/09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/>
          <table:table-cell office:value-type="string" calcext:value-type="string">
            <text:p>vincassanelli</text:p>
          </table:table-cell>
          <table:table-cell office:value-type="string" calcext:value-type="string">
            <text:p>ASSENZE</text:p>
          </table:table-cell>
          <table:table-cell office:value-type="float" office:value="959957" calcext:value-type="float">
            <text:p>959957</text:p>
          </table:table-cell>
          <table:table-cell office:value-type="string" calcext:value-type="string">
            <text:p>FERIE</text:p>
          </table:table-cell>
          <table:table-cell office:value-type="date" office:date-value="2018-09-03" calcext:value-type="date">
            <text:p>03/09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  <table:table-cell office:value-type="string" calcext:value-type="string">
            <text:p>mmorelli</text:p>
          </table:table-cell>
          <table:table-cell office:value-type="string" calcext:value-type="string">
            <text:p>ASSENZE</text:p>
          </table:table-cell>
          <table:table-cell office:value-type="float" office:value="912539" calcext:value-type="float">
            <text:p>912539</text:p>
          </table:table-cell>
          <table:table-cell office:value-type="string" calcext:value-type="string">
            <text:p>FERIE</text:p>
          </table:table-cell>
          <table:table-cell office:value-type="date" office:date-value="2018-09-03" calcext:value-type="date">
            <text:p>03/09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mmattiuzzo</text:p>
          </table:table-cell>
          <table:table-cell office:value-type="string" calcext:value-type="string">
            <text:p>ASSENZE</text:p>
          </table:table-cell>
          <table:table-cell office:value-type="float" office:value="970039" calcext:value-type="float">
            <text:p>970039</text:p>
          </table:table-cell>
          <table:table-cell office:value-type="string" calcext:value-type="string">
            <text:p>FERIE</text:p>
          </table:table-cell>
          <table:table-cell office:value-type="date" office:date-value="2018-09-03" calcext:value-type="date">
            <text:p>03/09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office:value-type="string" calcext:value-type="string">
            <text:p>gnavarro</text:p>
          </table:table-cell>
          <table:table-cell office:value-type="string" calcext:value-type="string">
            <text:p>ASSENZE</text:p>
          </table:table-cell>
          <table:table-cell office:value-type="float" office:value="968787" calcext:value-type="float">
            <text:p>968787</text:p>
          </table:table-cell>
          <table:table-cell office:value-type="string" calcext:value-type="string">
            <text:p>FERIE</text:p>
          </table:table-cell>
          <table:table-cell office:value-type="date" office:date-value="2018-09-03" calcext:value-type="date">
            <text:p>03/09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Da pianificare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office:value-type="string" calcext:value-type="string">
            <text:p>ffalcone</text:p>
          </table:table-cell>
          <table:table-cell office:value-type="string" calcext:value-type="string">
            <text:p>ASSENZE</text:p>
          </table:table-cell>
          <table:table-cell office:value-type="float" office:value="959955" calcext:value-type="float">
            <text:p>959955</text:p>
          </table:table-cell>
          <table:table-cell office:value-type="string" calcext:value-type="string">
            <text:p>FERIE</text:p>
          </table:table-cell>
          <table:table-cell office:value-type="date" office:date-value="2018-09-03" calcext:value-type="date">
            <text:p>03/09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aincalza</text:p>
          </table:table-cell>
          <table:table-cell office:value-type="string" calcext:value-type="string">
            <text:p>ASSENZE</text:p>
          </table:table-cell>
          <table:table-cell office:value-type="float" office:value="939684" calcext:value-type="float">
            <text:p>939684</text:p>
          </table:table-cell>
          <table:table-cell office:value-type="string" calcext:value-type="string">
            <text:p>FERIE</text:p>
          </table:table-cell>
          <table:table-cell office:value-type="date" office:date-value="2018-09-04" calcext:value-type="date">
            <text:p>04/09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/>
          <table:table-cell office:value-type="string" calcext:value-type="string">
            <text:p>vincassanelli</text:p>
          </table:table-cell>
          <table:table-cell office:value-type="string" calcext:value-type="string">
            <text:p>ASSENZE</text:p>
          </table:table-cell>
          <table:table-cell office:value-type="float" office:value="959957" calcext:value-type="float">
            <text:p>959957</text:p>
          </table:table-cell>
          <table:table-cell office:value-type="string" calcext:value-type="string">
            <text:p>FERIE</text:p>
          </table:table-cell>
          <table:table-cell office:value-type="date" office:date-value="2018-09-04" calcext:value-type="date">
            <text:p>04/09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/>
          <table:table-cell office:value-type="string" calcext:value-type="string">
            <text:p>smezzina</text:p>
          </table:table-cell>
          <table:table-cell office:value-type="string" calcext:value-type="string">
            <text:p>ASSENZE</text:p>
          </table:table-cell>
          <table:table-cell office:value-type="float" office:value="969772" calcext:value-type="float">
            <text:p>969772</text:p>
          </table:table-cell>
          <table:table-cell office:value-type="string" calcext:value-type="string">
            <text:p>PERMESSO</text:p>
          </table:table-cell>
          <table:table-cell office:value-type="date" office:date-value="2018-09-04" calcext:value-type="date">
            <text:p>04/09/18 00.00</text:p>
          </table:table-cell>
          <table:table-cell office:value-type="string" calcext:value-type="string">
            <text:p>04:00</text:p>
          </table:table-cell>
          <table:table-cell office:value-type="string" calcext:value-type="string">
            <text:p>Permesso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  <table:table-cell office:value-type="string" calcext:value-type="string">
            <text:p>mmattiuzzo</text:p>
          </table:table-cell>
          <table:table-cell office:value-type="string" calcext:value-type="string">
            <text:p>ASSENZE</text:p>
          </table:table-cell>
          <table:table-cell office:value-type="float" office:value="970039" calcext:value-type="float">
            <text:p>970039</text:p>
          </table:table-cell>
          <table:table-cell office:value-type="string" calcext:value-type="string">
            <text:p>FERIE</text:p>
          </table:table-cell>
          <table:table-cell office:value-type="date" office:date-value="2018-09-04" calcext:value-type="date">
            <text:p>04/09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gnavarro</text:p>
          </table:table-cell>
          <table:table-cell office:value-type="string" calcext:value-type="string">
            <text:p>ASSENZE</text:p>
          </table:table-cell>
          <table:table-cell office:value-type="float" office:value="968787" calcext:value-type="float">
            <text:p>968787</text:p>
          </table:table-cell>
          <table:table-cell office:value-type="string" calcext:value-type="string">
            <text:p>FERIE</text:p>
          </table:table-cell>
          <table:table-cell office:value-type="date" office:date-value="2018-09-04" calcext:value-type="date">
            <text:p>04/09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Da pianificare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office:value-type="string" calcext:value-type="string">
            <text:p>ffalcone</text:p>
          </table:table-cell>
          <table:table-cell office:value-type="string" calcext:value-type="string">
            <text:p>ASSENZE</text:p>
          </table:table-cell>
          <table:table-cell office:value-type="float" office:value="959955" calcext:value-type="float">
            <text:p>959955</text:p>
          </table:table-cell>
          <table:table-cell office:value-type="string" calcext:value-type="string">
            <text:p>FERIE</text:p>
          </table:table-cell>
          <table:table-cell office:value-type="date" office:date-value="2018-09-04" calcext:value-type="date">
            <text:p>04/09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aincalza</text:p>
          </table:table-cell>
          <table:table-cell office:value-type="string" calcext:value-type="string">
            <text:p>ASSENZE</text:p>
          </table:table-cell>
          <table:table-cell office:value-type="float" office:value="939684" calcext:value-type="float">
            <text:p>939684</text:p>
          </table:table-cell>
          <table:table-cell office:value-type="string" calcext:value-type="string">
            <text:p>FERIE</text:p>
          </table:table-cell>
          <table:table-cell office:value-type="date" office:date-value="2018-09-05" calcext:value-type="date">
            <text:p>05/09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gnavarro</text:p>
          </table:table-cell>
          <table:table-cell office:value-type="string" calcext:value-type="string">
            <text:p>ASSENZE</text:p>
          </table:table-cell>
          <table:table-cell office:value-type="float" office:value="968787" calcext:value-type="float">
            <text:p>968787</text:p>
          </table:table-cell>
          <table:table-cell office:value-type="string" calcext:value-type="string">
            <text:p>FERIE</text:p>
          </table:table-cell>
          <table:table-cell office:value-type="date" office:date-value="2018-09-05" calcext:value-type="date">
            <text:p>05/09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Da pianificare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  <table:table-cell office:value-type="string" calcext:value-type="string">
            <text:p>ffalcone</text:p>
          </table:table-cell>
          <table:table-cell office:value-type="string" calcext:value-type="string">
            <text:p>ASSENZE</text:p>
          </table:table-cell>
          <table:table-cell office:value-type="float" office:value="959955" calcext:value-type="float">
            <text:p>959955</text:p>
          </table:table-cell>
          <table:table-cell office:value-type="string" calcext:value-type="string">
            <text:p>FERIE</text:p>
          </table:table-cell>
          <table:table-cell office:value-type="date" office:date-value="2018-09-05" calcext:value-type="date">
            <text:p>05/09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aincalza</text:p>
          </table:table-cell>
          <table:table-cell office:value-type="string" calcext:value-type="string">
            <text:p>ASSENZE</text:p>
          </table:table-cell>
          <table:table-cell office:value-type="float" office:value="939684" calcext:value-type="float">
            <text:p>939684</text:p>
          </table:table-cell>
          <table:table-cell office:value-type="string" calcext:value-type="string">
            <text:p>FERIE</text:p>
          </table:table-cell>
          <table:table-cell office:value-type="date" office:date-value="2018-09-06" calcext:value-type="date">
            <text:p>06/09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office:value-type="string" calcext:value-type="string">
            <text:p>gnavarro</text:p>
          </table:table-cell>
          <table:table-cell office:value-type="string" calcext:value-type="string">
            <text:p>ASSENZE</text:p>
          </table:table-cell>
          <table:table-cell office:value-type="float" office:value="968787" calcext:value-type="float">
            <text:p>968787</text:p>
          </table:table-cell>
          <table:table-cell office:value-type="string" calcext:value-type="string">
            <text:p>FERIE</text:p>
          </table:table-cell>
          <table:table-cell office:value-type="date" office:date-value="2018-09-06" calcext:value-type="date">
            <text:p>06/09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Da pianificare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office:value-type="string" calcext:value-type="string">
            <text:p>ffalcone</text:p>
          </table:table-cell>
          <table:table-cell office:value-type="string" calcext:value-type="string">
            <text:p>ASSENZE</text:p>
          </table:table-cell>
          <table:table-cell office:value-type="float" office:value="959955" calcext:value-type="float">
            <text:p>959955</text:p>
          </table:table-cell>
          <table:table-cell office:value-type="string" calcext:value-type="string">
            <text:p>FERIE</text:p>
          </table:table-cell>
          <table:table-cell office:value-type="date" office:date-value="2018-09-06" calcext:value-type="date">
            <text:p>06/09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aincalza</text:p>
          </table:table-cell>
          <table:table-cell office:value-type="string" calcext:value-type="string">
            <text:p>ASSENZE</text:p>
          </table:table-cell>
          <table:table-cell office:value-type="float" office:value="939684" calcext:value-type="float">
            <text:p>939684</text:p>
          </table:table-cell>
          <table:table-cell office:value-type="string" calcext:value-type="string">
            <text:p>FERIE</text:p>
          </table:table-cell>
          <table:table-cell office:value-type="date" office:date-value="2018-09-07" calcext:value-type="date">
            <text:p>07/09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/>
          <table:table-cell office:value-type="string" calcext:value-type="string">
            <text:p>smezzina</text:p>
          </table:table-cell>
          <table:table-cell office:value-type="string" calcext:value-type="string">
            <text:p>ASSENZE</text:p>
          </table:table-cell>
          <table:table-cell office:value-type="float" office:value="937471" calcext:value-type="float">
            <text:p>937471</text:p>
          </table:table-cell>
          <table:table-cell office:value-type="string" calcext:value-type="string">
            <text:p>FERIE</text:p>
          </table:table-cell>
          <table:table-cell office:value-type="date" office:date-value="2018-09-07" calcext:value-type="date">
            <text:p>07/09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Da pianificare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gnavarro</text:p>
          </table:table-cell>
          <table:table-cell office:value-type="string" calcext:value-type="string">
            <text:p>ASSENZE</text:p>
          </table:table-cell>
          <table:table-cell office:value-type="float" office:value="968787" calcext:value-type="float">
            <text:p>968787</text:p>
          </table:table-cell>
          <table:table-cell office:value-type="string" calcext:value-type="string">
            <text:p>FERIE</text:p>
          </table:table-cell>
          <table:table-cell office:value-type="date" office:date-value="2018-09-07" calcext:value-type="date">
            <text:p>07/09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Da pianificare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/>
          <table:table-cell office:value-type="string" calcext:value-type="string">
            <text:p>ffalcone</text:p>
          </table:table-cell>
          <table:table-cell office:value-type="string" calcext:value-type="string">
            <text:p>ASSENZE</text:p>
          </table:table-cell>
          <table:table-cell office:value-type="float" office:value="959955" calcext:value-type="float">
            <text:p>959955</text:p>
          </table:table-cell>
          <table:table-cell office:value-type="string" calcext:value-type="string">
            <text:p>FERIE</text:p>
          </table:table-cell>
          <table:table-cell office:value-type="date" office:date-value="2018-09-07" calcext:value-type="date">
            <text:p>07/09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/>
          <table:table-cell office:value-type="string" calcext:value-type="string">
            <text:p>rmenafra</text:p>
          </table:table-cell>
          <table:table-cell office:value-type="string" calcext:value-type="string">
            <text:p>ASSENZE</text:p>
          </table:table-cell>
          <table:table-cell office:value-type="float" office:value="941910" calcext:value-type="float">
            <text:p>941910</text:p>
          </table:table-cell>
          <table:table-cell office:value-type="string" calcext:value-type="string">
            <text:p>FERIE</text:p>
          </table:table-cell>
          <table:table-cell office:value-type="date" office:date-value="2018-09-17" calcext:value-type="date">
            <text:p>17/09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frfranco</text:p>
          </table:table-cell>
          <table:table-cell office:value-type="string" calcext:value-type="string">
            <text:p>ASSENZE</text:p>
          </table:table-cell>
          <table:table-cell office:value-type="float" office:value="941721" calcext:value-type="float">
            <text:p>941721</text:p>
          </table:table-cell>
          <table:table-cell office:value-type="string" calcext:value-type="string">
            <text:p>FERIE</text:p>
          </table:table-cell>
          <table:table-cell office:value-type="date" office:date-value="2018-09-18" calcext:value-type="date">
            <text:p>18/09/18 00.00</text:p>
          </table:table-cell>
          <table:table-cell office:value-type="string" calcext:value-type="string">
            <text:p>05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rmenafra</text:p>
          </table:table-cell>
          <table:table-cell office:value-type="string" calcext:value-type="string">
            <text:p>ASSENZE</text:p>
          </table:table-cell>
          <table:table-cell office:value-type="float" office:value="941910" calcext:value-type="float">
            <text:p>941910</text:p>
          </table:table-cell>
          <table:table-cell office:value-type="string" calcext:value-type="string">
            <text:p>FERIE</text:p>
          </table:table-cell>
          <table:table-cell office:value-type="date" office:date-value="2018-09-18" calcext:value-type="date">
            <text:p>18/09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  <table:table-cell office:value-type="string" calcext:value-type="string">
            <text:p>frfranco</text:p>
          </table:table-cell>
          <table:table-cell office:value-type="string" calcext:value-type="string">
            <text:p>ASSENZE</text:p>
          </table:table-cell>
          <table:table-cell office:value-type="float" office:value="941721" calcext:value-type="float">
            <text:p>941721</text:p>
          </table:table-cell>
          <table:table-cell office:value-type="string" calcext:value-type="string">
            <text:p>FERIE</text:p>
          </table:table-cell>
          <table:table-cell office:value-type="date" office:date-value="2018-09-19" calcext:value-type="date">
            <text:p>19/09/18 00.00</text:p>
          </table:table-cell>
          <table:table-cell office:value-type="string" calcext:value-type="string">
            <text:p>05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/>
          <table:table-cell office:value-type="string" calcext:value-type="string">
            <text:p>rmenafra</text:p>
          </table:table-cell>
          <table:table-cell office:value-type="string" calcext:value-type="string">
            <text:p>ASSENZE</text:p>
          </table:table-cell>
          <table:table-cell office:value-type="float" office:value="941910" calcext:value-type="float">
            <text:p>941910</text:p>
          </table:table-cell>
          <table:table-cell office:value-type="string" calcext:value-type="string">
            <text:p>FERIE</text:p>
          </table:table-cell>
          <table:table-cell office:value-type="date" office:date-value="2018-09-19" calcext:value-type="date">
            <text:p>19/09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  <table:table-cell office:value-type="string" calcext:value-type="string">
            <text:p>frfranco</text:p>
          </table:table-cell>
          <table:table-cell office:value-type="string" calcext:value-type="string">
            <text:p>ASSENZE</text:p>
          </table:table-cell>
          <table:table-cell office:value-type="float" office:value="941721" calcext:value-type="float">
            <text:p>941721</text:p>
          </table:table-cell>
          <table:table-cell office:value-type="string" calcext:value-type="string">
            <text:p>FERIE</text:p>
          </table:table-cell>
          <table:table-cell office:value-type="date" office:date-value="2018-09-20" calcext:value-type="date">
            <text:p>20/09/18 00.00</text:p>
          </table:table-cell>
          <table:table-cell office:value-type="string" calcext:value-type="string">
            <text:p>05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/>
          <table:table-cell office:value-type="string" calcext:value-type="string">
            <text:p>rmenafra</text:p>
          </table:table-cell>
          <table:table-cell office:value-type="string" calcext:value-type="string">
            <text:p>ASSENZE</text:p>
          </table:table-cell>
          <table:table-cell office:value-type="float" office:value="941910" calcext:value-type="float">
            <text:p>941910</text:p>
          </table:table-cell>
          <table:table-cell office:value-type="string" calcext:value-type="string">
            <text:p>FERIE</text:p>
          </table:table-cell>
          <table:table-cell office:value-type="date" office:date-value="2018-09-20" calcext:value-type="date">
            <text:p>20/09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office:value-type="string" calcext:value-type="string">
            <text:p>frfranco</text:p>
          </table:table-cell>
          <table:table-cell office:value-type="string" calcext:value-type="string">
            <text:p>ASSENZE</text:p>
          </table:table-cell>
          <table:table-cell office:value-type="float" office:value="941721" calcext:value-type="float">
            <text:p>941721</text:p>
          </table:table-cell>
          <table:table-cell office:value-type="string" calcext:value-type="string">
            <text:p>FERIE</text:p>
          </table:table-cell>
          <table:table-cell office:value-type="date" office:date-value="2018-09-21" calcext:value-type="date">
            <text:p>21/09/18 00.00</text:p>
          </table:table-cell>
          <table:table-cell office:value-type="string" calcext:value-type="string">
            <text:p>05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/>
          <table:table-cell office:value-type="string" calcext:value-type="string">
            <text:p>rmittempergher</text:p>
          </table:table-cell>
          <table:table-cell office:value-type="string" calcext:value-type="string">
            <text:p>ASSENZE</text:p>
          </table:table-cell>
          <table:table-cell office:value-type="float" office:value="966940" calcext:value-type="float">
            <text:p>966940</text:p>
          </table:table-cell>
          <table:table-cell office:value-type="string" calcext:value-type="string">
            <text:p>PERMESSO</text:p>
          </table:table-cell>
          <table:table-cell office:value-type="date" office:date-value="2018-09-21" calcext:value-type="date">
            <text:p>21/09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Permesso</text:p>
          </table:table-cell>
          <table:table-cell office:value-type="string" calcext:value-type="string">
            <text:p>Da pianificare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/>
          <table:table-cell office:value-type="string" calcext:value-type="string">
            <text:p>rmenafra</text:p>
          </table:table-cell>
          <table:table-cell office:value-type="string" calcext:value-type="string">
            <text:p>ASSENZE</text:p>
          </table:table-cell>
          <table:table-cell office:value-type="float" office:value="941910" calcext:value-type="float">
            <text:p>941910</text:p>
          </table:table-cell>
          <table:table-cell office:value-type="string" calcext:value-type="string">
            <text:p>FERIE</text:p>
          </table:table-cell>
          <table:table-cell office:value-type="date" office:date-value="2018-09-21" calcext:value-type="date">
            <text:p>21/09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frfranco</text:p>
          </table:table-cell>
          <table:table-cell office:value-type="string" calcext:value-type="string">
            <text:p>ASSENZE</text:p>
          </table:table-cell>
          <table:table-cell office:value-type="float" office:value="941721" calcext:value-type="float">
            <text:p>941721</text:p>
          </table:table-cell>
          <table:table-cell office:value-type="string" calcext:value-type="string">
            <text:p>FERIE</text:p>
          </table:table-cell>
          <table:table-cell office:value-type="date" office:date-value="2018-09-24" calcext:value-type="date">
            <text:p>24/09/18 00.00</text:p>
          </table:table-cell>
          <table:table-cell office:value-type="string" calcext:value-type="string">
            <text:p>05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office:value-type="string" calcext:value-type="string">
            <text:p>frfranco</text:p>
          </table:table-cell>
          <table:table-cell office:value-type="string" calcext:value-type="string">
            <text:p>ASSENZE</text:p>
          </table:table-cell>
          <table:table-cell office:value-type="float" office:value="941721" calcext:value-type="float">
            <text:p>941721</text:p>
          </table:table-cell>
          <table:table-cell office:value-type="string" calcext:value-type="string">
            <text:p>FERIE</text:p>
          </table:table-cell>
          <table:table-cell office:value-type="date" office:date-value="2018-09-25" calcext:value-type="date">
            <text:p>25/09/18 00.00</text:p>
          </table:table-cell>
          <table:table-cell office:value-type="string" calcext:value-type="string">
            <text:p>05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/>
          <table:table-cell office:value-type="string" calcext:value-type="string">
            <text:p>rmittempergher</text:p>
          </table:table-cell>
          <table:table-cell office:value-type="string" calcext:value-type="string">
            <text:p>ASSENZE</text:p>
          </table:table-cell>
          <table:table-cell office:value-type="float" office:value="937361" calcext:value-type="float">
            <text:p>937361</text:p>
          </table:table-cell>
          <table:table-cell office:value-type="string" calcext:value-type="string">
            <text:p>FERIE</text:p>
          </table:table-cell>
          <table:table-cell office:value-type="date" office:date-value="2018-09-27" calcext:value-type="date">
            <text:p>27/09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/>
          <table:table-cell office:value-type="string" calcext:value-type="string">
            <text:p>rmittempergher</text:p>
          </table:table-cell>
          <table:table-cell office:value-type="string" calcext:value-type="string">
            <text:p>ASSENZE</text:p>
          </table:table-cell>
          <table:table-cell office:value-type="float" office:value="937361" calcext:value-type="float">
            <text:p>937361</text:p>
          </table:table-cell>
          <table:table-cell office:value-type="string" calcext:value-type="string">
            <text:p>FERIE</text:p>
          </table:table-cell>
          <table:table-cell office:value-type="date" office:date-value="2018-09-28" calcext:value-type="date">
            <text:p>28/09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/>
          <table:table-cell office:value-type="string" calcext:value-type="string">
            <text:p>mcomin</text:p>
          </table:table-cell>
          <table:table-cell office:value-type="string" calcext:value-type="string">
            <text:p>ASSENZE</text:p>
          </table:table-cell>
          <table:table-cell office:value-type="float" office:value="936812" calcext:value-type="float">
            <text:p>936812</text:p>
          </table:table-cell>
          <table:table-cell office:value-type="string" calcext:value-type="string">
            <text:p>FERIE</text:p>
          </table:table-cell>
          <table:table-cell office:value-type="date" office:date-value="2018-10-29" calcext:value-type="date">
            <text:p>29/10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Da pianificare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/>
          <table:table-cell office:value-type="string" calcext:value-type="string">
            <text:p>mcomin</text:p>
          </table:table-cell>
          <table:table-cell office:value-type="string" calcext:value-type="string">
            <text:p>ASSENZE</text:p>
          </table:table-cell>
          <table:table-cell office:value-type="float" office:value="936812" calcext:value-type="float">
            <text:p>936812</text:p>
          </table:table-cell>
          <table:table-cell office:value-type="string" calcext:value-type="string">
            <text:p>FERIE</text:p>
          </table:table-cell>
          <table:table-cell office:value-type="date" office:date-value="2018-10-30" calcext:value-type="date">
            <text:p>30/10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Da pianificare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  <table:table-cell office:value-type="string" calcext:value-type="string">
            <text:p>mcomin</text:p>
          </table:table-cell>
          <table:table-cell office:value-type="string" calcext:value-type="string">
            <text:p>ASSENZE</text:p>
          </table:table-cell>
          <table:table-cell office:value-type="float" office:value="936812" calcext:value-type="float">
            <text:p>936812</text:p>
          </table:table-cell>
          <table:table-cell office:value-type="string" calcext:value-type="string">
            <text:p>FERIE</text:p>
          </table:table-cell>
          <table:table-cell office:value-type="date" office:date-value="2018-10-31" calcext:value-type="date">
            <text:p>31/10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Da pianificare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cverdi</text:p>
          </table:table-cell>
          <table:table-cell office:value-type="string" calcext:value-type="string">
            <text:p>ASSENZE</text:p>
          </table:table-cell>
          <table:table-cell office:value-type="float" office:value="917523" calcext:value-type="float">
            <text:p>917523</text:p>
          </table:table-cell>
          <table:table-cell office:value-type="string" calcext:value-type="string">
            <text:p>FERIE</text:p>
          </table:table-cell>
          <table:table-cell office:value-type="date" office:date-value="2018-11-02" calcext:value-type="date">
            <text:p>02/11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Da pianificare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/>
          <table:table-cell office:value-type="string" calcext:value-type="string">
            <text:p>smezzina</text:p>
          </table:table-cell>
          <table:table-cell office:value-type="string" calcext:value-type="string">
            <text:p>ASSENZE</text:p>
          </table:table-cell>
          <table:table-cell office:value-type="float" office:value="901687" calcext:value-type="float">
            <text:p>901687</text:p>
          </table:table-cell>
          <table:table-cell office:value-type="string" calcext:value-type="string">
            <text:p>FERIE</text:p>
          </table:table-cell>
          <table:table-cell office:value-type="date" office:date-value="2018-11-02" calcext:value-type="date">
            <text:p>02/11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Da pianificare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/>
          <table:table-cell office:value-type="string" calcext:value-type="string">
            <text:p>prallo</text:p>
          </table:table-cell>
          <table:table-cell office:value-type="string" calcext:value-type="string">
            <text:p>ASSENZE</text:p>
          </table:table-cell>
          <table:table-cell office:value-type="float" office:value="943880" calcext:value-type="float">
            <text:p>943880</text:p>
          </table:table-cell>
          <table:table-cell office:value-type="string" calcext:value-type="string">
            <text:p>PERMESSO</text:p>
          </table:table-cell>
          <table:table-cell office:value-type="date" office:date-value="2018-11-02" calcext:value-type="date">
            <text:p>02/11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Permesso</text:p>
          </table:table-cell>
          <table:table-cell office:value-type="string" calcext:value-type="string">
            <text:p>Da pianificare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  <table:table-cell office:value-type="string" calcext:value-type="string">
            <text:p>mtomasi</text:p>
          </table:table-cell>
          <table:table-cell office:value-type="string" calcext:value-type="string">
            <text:p>ASSENZE</text:p>
          </table:table-cell>
          <table:table-cell office:value-type="float" office:value="861967" calcext:value-type="float">
            <text:p>861967</text:p>
          </table:table-cell>
          <table:table-cell office:value-type="string" calcext:value-type="string">
            <text:p>FERIE</text:p>
          </table:table-cell>
          <table:table-cell office:value-type="date" office:date-value="2018-11-02" calcext:value-type="date">
            <text:p>02/11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  <table:table-cell office:value-type="string" calcext:value-type="string">
            <text:p>mpontara</text:p>
          </table:table-cell>
          <table:table-cell office:value-type="string" calcext:value-type="string">
            <text:p>ASSENZE</text:p>
          </table:table-cell>
          <table:table-cell office:value-type="float" office:value="937210" calcext:value-type="float">
            <text:p>937210</text:p>
          </table:table-cell>
          <table:table-cell office:value-type="string" calcext:value-type="string">
            <text:p>FERIE</text:p>
          </table:table-cell>
          <table:table-cell office:value-type="date" office:date-value="2018-11-02" calcext:value-type="date">
            <text:p>02/11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Da pianificare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  <table:table-cell office:value-type="string" calcext:value-type="string">
            <text:p>mcomin</text:p>
          </table:table-cell>
          <table:table-cell office:value-type="string" calcext:value-type="string">
            <text:p>ASSENZE</text:p>
          </table:table-cell>
          <table:table-cell office:value-type="float" office:value="936812" calcext:value-type="float">
            <text:p>936812</text:p>
          </table:table-cell>
          <table:table-cell office:value-type="string" calcext:value-type="string">
            <text:p>FERIE</text:p>
          </table:table-cell>
          <table:table-cell office:value-type="date" office:date-value="2018-11-02" calcext:value-type="date">
            <text:p>02/11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Da pianificare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office:value-type="string" calcext:value-type="string">
            <text:p>lfaccenda</text:p>
          </table:table-cell>
          <table:table-cell office:value-type="string" calcext:value-type="string">
            <text:p>ASSENZE</text:p>
          </table:table-cell>
          <table:table-cell office:value-type="float" office:value="861419" calcext:value-type="float">
            <text:p>861419</text:p>
          </table:table-cell>
          <table:table-cell office:value-type="string" calcext:value-type="string">
            <text:p>FERIE</text:p>
          </table:table-cell>
          <table:table-cell office:value-type="date" office:date-value="2018-11-02" calcext:value-type="date">
            <text:p>02/11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mcomin</text:p>
          </table:table-cell>
          <table:table-cell office:value-type="string" calcext:value-type="string">
            <text:p>ASSENZE</text:p>
          </table:table-cell>
          <table:table-cell office:value-type="float" office:value="936812" calcext:value-type="float">
            <text:p>936812</text:p>
          </table:table-cell>
          <table:table-cell office:value-type="string" calcext:value-type="string">
            <text:p>FERIE</text:p>
          </table:table-cell>
          <table:table-cell office:value-type="date" office:date-value="2018-11-05" calcext:value-type="date">
            <text:p>05/11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Da pianificare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  <table:table-cell office:value-type="string" calcext:value-type="string">
            <text:p>mcomin</text:p>
          </table:table-cell>
          <table:table-cell office:value-type="string" calcext:value-type="string">
            <text:p>ASSENZE</text:p>
          </table:table-cell>
          <table:table-cell office:value-type="float" office:value="936812" calcext:value-type="float">
            <text:p>936812</text:p>
          </table:table-cell>
          <table:table-cell office:value-type="string" calcext:value-type="string">
            <text:p>FERIE</text:p>
          </table:table-cell>
          <table:table-cell office:value-type="date" office:date-value="2018-11-06" calcext:value-type="date">
            <text:p>06/11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Da pianificare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mcomin</text:p>
          </table:table-cell>
          <table:table-cell office:value-type="string" calcext:value-type="string">
            <text:p>ASSENZE</text:p>
          </table:table-cell>
          <table:table-cell office:value-type="float" office:value="937529" calcext:value-type="float">
            <text:p>937529</text:p>
          </table:table-cell>
          <table:table-cell office:value-type="string" calcext:value-type="string">
            <text:p>FERIE</text:p>
          </table:table-cell>
          <table:table-cell office:value-type="date" office:date-value="2018-11-07" calcext:value-type="date">
            <text:p>07/11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Da pianificare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mcomin</text:p>
          </table:table-cell>
          <table:table-cell office:value-type="string" calcext:value-type="string">
            <text:p>ASSENZE</text:p>
          </table:table-cell>
          <table:table-cell office:value-type="float" office:value="937529" calcext:value-type="float">
            <text:p>937529</text:p>
          </table:table-cell>
          <table:table-cell office:value-type="string" calcext:value-type="string">
            <text:p>FERIE</text:p>
          </table:table-cell>
          <table:table-cell office:value-type="date" office:date-value="2018-11-08" calcext:value-type="date">
            <text:p>08/11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Da pianificare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  <table:table-cell office:value-type="string" calcext:value-type="string">
            <text:p>mcomin</text:p>
          </table:table-cell>
          <table:table-cell office:value-type="string" calcext:value-type="string">
            <text:p>ASSENZE</text:p>
          </table:table-cell>
          <table:table-cell office:value-type="float" office:value="937529" calcext:value-type="float">
            <text:p>937529</text:p>
          </table:table-cell>
          <table:table-cell office:value-type="string" calcext:value-type="string">
            <text:p>FERIE</text:p>
          </table:table-cell>
          <table:table-cell office:value-type="date" office:date-value="2018-11-09" calcext:value-type="date">
            <text:p>09/11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Da pianificare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  <table:table-cell office:value-type="string" calcext:value-type="string">
            <text:p>mmattiuzzo</text:p>
          </table:table-cell>
          <table:table-cell office:value-type="string" calcext:value-type="string">
            <text:p>ASSENZE</text:p>
          </table:table-cell>
          <table:table-cell office:value-type="float" office:value="901811" calcext:value-type="float">
            <text:p>901811</text:p>
          </table:table-cell>
          <table:table-cell office:value-type="string" calcext:value-type="string">
            <text:p>FERIE</text:p>
          </table:table-cell>
          <table:table-cell office:value-type="date" office:date-value="2018-12-03" calcext:value-type="date">
            <text:p>03/12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Da pianificare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  <table:table-cell office:value-type="string" calcext:value-type="string">
            <text:p>mmattiuzzo</text:p>
          </table:table-cell>
          <table:table-cell office:value-type="string" calcext:value-type="string">
            <text:p>ASSENZE</text:p>
          </table:table-cell>
          <table:table-cell office:value-type="float" office:value="901811" calcext:value-type="float">
            <text:p>901811</text:p>
          </table:table-cell>
          <table:table-cell office:value-type="string" calcext:value-type="string">
            <text:p>FERIE</text:p>
          </table:table-cell>
          <table:table-cell office:value-type="date" office:date-value="2018-12-04" calcext:value-type="date">
            <text:p>04/12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Da pianificare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  <table:table-cell office:value-type="string" calcext:value-type="string">
            <text:p>mmattiuzzo</text:p>
          </table:table-cell>
          <table:table-cell office:value-type="string" calcext:value-type="string">
            <text:p>ASSENZE</text:p>
          </table:table-cell>
          <table:table-cell office:value-type="float" office:value="901811" calcext:value-type="float">
            <text:p>901811</text:p>
          </table:table-cell>
          <table:table-cell office:value-type="string" calcext:value-type="string">
            <text:p>FERIE</text:p>
          </table:table-cell>
          <table:table-cell office:value-type="date" office:date-value="2018-12-05" calcext:value-type="date">
            <text:p>05/12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Da pianificare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  <table:table-cell office:value-type="string" calcext:value-type="string">
            <text:p>mmattiuzzo</text:p>
          </table:table-cell>
          <table:table-cell office:value-type="string" calcext:value-type="string">
            <text:p>ASSENZE</text:p>
          </table:table-cell>
          <table:table-cell office:value-type="float" office:value="901811" calcext:value-type="float">
            <text:p>901811</text:p>
          </table:table-cell>
          <table:table-cell office:value-type="string" calcext:value-type="string">
            <text:p>FERIE</text:p>
          </table:table-cell>
          <table:table-cell office:value-type="date" office:date-value="2018-12-06" calcext:value-type="date">
            <text:p>06/12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Da pianificare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mmattiuzzo</text:p>
          </table:table-cell>
          <table:table-cell office:value-type="string" calcext:value-type="string">
            <text:p>ASSENZE</text:p>
          </table:table-cell>
          <table:table-cell office:value-type="float" office:value="901811" calcext:value-type="float">
            <text:p>901811</text:p>
          </table:table-cell>
          <table:table-cell office:value-type="string" calcext:value-type="string">
            <text:p>FERIE</text:p>
          </table:table-cell>
          <table:table-cell office:value-type="date" office:date-value="2018-12-07" calcext:value-type="date">
            <text:p>07/12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Da pianificare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  <table:table-cell office:value-type="string" calcext:value-type="string">
            <text:p>mleccardi</text:p>
          </table:table-cell>
          <table:table-cell office:value-type="string" calcext:value-type="string">
            <text:p>ASSENZE</text:p>
          </table:table-cell>
          <table:table-cell office:value-type="float" office:value="935650" calcext:value-type="float">
            <text:p>935650</text:p>
          </table:table-cell>
          <table:table-cell office:value-type="string" calcext:value-type="string">
            <text:p>FERIE</text:p>
          </table:table-cell>
          <table:table-cell office:value-type="date" office:date-value="2018-12-20" calcext:value-type="date">
            <text:p>20/12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  <table:table-cell office:value-type="string" calcext:value-type="string">
            <text:p>mleccardi</text:p>
          </table:table-cell>
          <table:table-cell office:value-type="string" calcext:value-type="string">
            <text:p>ASSENZE</text:p>
          </table:table-cell>
          <table:table-cell office:value-type="float" office:value="935650" calcext:value-type="float">
            <text:p>935650</text:p>
          </table:table-cell>
          <table:table-cell office:value-type="string" calcext:value-type="string">
            <text:p>FERIE</text:p>
          </table:table-cell>
          <table:table-cell office:value-type="date" office:date-value="2018-12-21" calcext:value-type="date">
            <text:p>21/12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agerola</text:p>
          </table:table-cell>
          <table:table-cell office:value-type="string" calcext:value-type="string">
            <text:p>ASSENZE</text:p>
          </table:table-cell>
          <table:table-cell office:value-type="float" office:value="937357" calcext:value-type="float">
            <text:p>937357</text:p>
          </table:table-cell>
          <table:table-cell office:value-type="string" calcext:value-type="string">
            <text:p>PERMESSO</text:p>
          </table:table-cell>
          <table:table-cell office:value-type="date" office:date-value="2018-12-24" calcext:value-type="date">
            <text:p>24/12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Permesso</text:p>
          </table:table-cell>
          <table:table-cell office:value-type="string" calcext:value-type="string">
            <text:p>Da pianificare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/>
          <table:table-cell office:value-type="string" calcext:value-type="string">
            <text:p>smezzina</text:p>
          </table:table-cell>
          <table:table-cell office:value-type="string" calcext:value-type="string">
            <text:p>ASSENZE</text:p>
          </table:table-cell>
          <table:table-cell office:value-type="float" office:value="901689" calcext:value-type="float">
            <text:p>901689</text:p>
          </table:table-cell>
          <table:table-cell office:value-type="string" calcext:value-type="string">
            <text:p>PERMESSO</text:p>
          </table:table-cell>
          <table:table-cell office:value-type="date" office:date-value="2018-12-24" calcext:value-type="date">
            <text:p>24/12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Permesso</text:p>
          </table:table-cell>
          <table:table-cell office:value-type="string" calcext:value-type="string">
            <text:p>Da pianificare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/>
          <table:table-cell office:value-type="string" calcext:value-type="string">
            <text:p>prallo</text:p>
          </table:table-cell>
          <table:table-cell office:value-type="string" calcext:value-type="string">
            <text:p>ASSENZE</text:p>
          </table:table-cell>
          <table:table-cell office:value-type="float" office:value="943886" calcext:value-type="float">
            <text:p>943886</text:p>
          </table:table-cell>
          <table:table-cell office:value-type="string" calcext:value-type="string">
            <text:p>PERMESSO</text:p>
          </table:table-cell>
          <table:table-cell office:value-type="date" office:date-value="2018-12-24" calcext:value-type="date">
            <text:p>24/12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Permesso</text:p>
          </table:table-cell>
          <table:table-cell office:value-type="string" calcext:value-type="string">
            <text:p>Da pianificare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mtomasi</text:p>
          </table:table-cell>
          <table:table-cell office:value-type="string" calcext:value-type="string">
            <text:p>ASSENZE</text:p>
          </table:table-cell>
          <table:table-cell office:value-type="float" office:value="861971" calcext:value-type="float">
            <text:p>861971</text:p>
          </table:table-cell>
          <table:table-cell office:value-type="string" calcext:value-type="string">
            <text:p>FERIE</text:p>
          </table:table-cell>
          <table:table-cell office:value-type="date" office:date-value="2018-12-24" calcext:value-type="date">
            <text:p>24/12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  <table:table-cell office:value-type="string" calcext:value-type="string">
            <text:p>mleccardi</text:p>
          </table:table-cell>
          <table:table-cell office:value-type="string" calcext:value-type="string">
            <text:p>ASSENZE</text:p>
          </table:table-cell>
          <table:table-cell office:value-type="float" office:value="935650" calcext:value-type="float">
            <text:p>935650</text:p>
          </table:table-cell>
          <table:table-cell office:value-type="string" calcext:value-type="string">
            <text:p>FERIE</text:p>
          </table:table-cell>
          <table:table-cell office:value-type="date" office:date-value="2018-12-24" calcext:value-type="date">
            <text:p>24/12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lfaccenda</text:p>
          </table:table-cell>
          <table:table-cell office:value-type="string" calcext:value-type="string">
            <text:p>ASSENZE</text:p>
          </table:table-cell>
          <table:table-cell office:value-type="float" office:value="861420" calcext:value-type="float">
            <text:p>861420</text:p>
          </table:table-cell>
          <table:table-cell office:value-type="string" calcext:value-type="string">
            <text:p>FERIE</text:p>
          </table:table-cell>
          <table:table-cell office:value-type="date" office:date-value="2018-12-24" calcext:value-type="date">
            <text:p>24/12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cverdi</text:p>
          </table:table-cell>
          <table:table-cell office:value-type="string" calcext:value-type="string">
            <text:p>ASSENZE</text:p>
          </table:table-cell>
          <table:table-cell office:value-type="float" office:value="917524" calcext:value-type="float">
            <text:p>917524</text:p>
          </table:table-cell>
          <table:table-cell office:value-type="string" calcext:value-type="string">
            <text:p>FERIE</text:p>
          </table:table-cell>
          <table:table-cell office:value-type="date" office:date-value="2018-12-24" calcext:value-type="date">
            <text:p>24/12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Da pianificar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agerola</text:p>
          </table:table-cell>
          <table:table-cell office:value-type="string" calcext:value-type="string">
            <text:p>ASSENZE</text:p>
          </table:table-cell>
          <table:table-cell office:value-type="float" office:value="937358" calcext:value-type="float">
            <text:p>937358</text:p>
          </table:table-cell>
          <table:table-cell office:value-type="string" calcext:value-type="string">
            <text:p>PERMESSO</text:p>
          </table:table-cell>
          <table:table-cell office:value-type="date" office:date-value="2018-12-27" calcext:value-type="date">
            <text:p>27/12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Permesso</text:p>
          </table:table-cell>
          <table:table-cell office:value-type="string" calcext:value-type="string">
            <text:p>Da pianificare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/>
          <table:table-cell office:value-type="string" calcext:value-type="string">
            <text:p>smezzina</text:p>
          </table:table-cell>
          <table:table-cell office:value-type="string" calcext:value-type="string">
            <text:p>ASSENZE</text:p>
          </table:table-cell>
          <table:table-cell office:value-type="float" office:value="901691" calcext:value-type="float">
            <text:p>901691</text:p>
          </table:table-cell>
          <table:table-cell office:value-type="string" calcext:value-type="string">
            <text:p>FERIE</text:p>
          </table:table-cell>
          <table:table-cell office:value-type="date" office:date-value="2018-12-27" calcext:value-type="date">
            <text:p>27/12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Da pianificare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  <table:table-cell office:value-type="string" calcext:value-type="string">
            <text:p>mleccardi</text:p>
          </table:table-cell>
          <table:table-cell office:value-type="string" calcext:value-type="string">
            <text:p>ASSENZE</text:p>
          </table:table-cell>
          <table:table-cell office:value-type="float" office:value="935650" calcext:value-type="float">
            <text:p>935650</text:p>
          </table:table-cell>
          <table:table-cell office:value-type="string" calcext:value-type="string">
            <text:p>FERIE</text:p>
          </table:table-cell>
          <table:table-cell office:value-type="date" office:date-value="2018-12-27" calcext:value-type="date">
            <text:p>27/12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office:value-type="string" calcext:value-type="string">
            <text:p>lfaccenda</text:p>
          </table:table-cell>
          <table:table-cell office:value-type="string" calcext:value-type="string">
            <text:p>ASSENZE</text:p>
          </table:table-cell>
          <table:table-cell office:value-type="float" office:value="861420" calcext:value-type="float">
            <text:p>861420</text:p>
          </table:table-cell>
          <table:table-cell office:value-type="string" calcext:value-type="string">
            <text:p>FERIE</text:p>
          </table:table-cell>
          <table:table-cell office:value-type="date" office:date-value="2018-12-27" calcext:value-type="date">
            <text:p>27/12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cverdi</text:p>
          </table:table-cell>
          <table:table-cell office:value-type="string" calcext:value-type="string">
            <text:p>ASSENZE</text:p>
          </table:table-cell>
          <table:table-cell office:value-type="float" office:value="917524" calcext:value-type="float">
            <text:p>917524</text:p>
          </table:table-cell>
          <table:table-cell office:value-type="string" calcext:value-type="string">
            <text:p>FERIE</text:p>
          </table:table-cell>
          <table:table-cell office:value-type="date" office:date-value="2018-12-27" calcext:value-type="date">
            <text:p>27/12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Da pianificar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agerola</text:p>
          </table:table-cell>
          <table:table-cell office:value-type="string" calcext:value-type="string">
            <text:p>ASSENZE</text:p>
          </table:table-cell>
          <table:table-cell office:value-type="float" office:value="937358" calcext:value-type="float">
            <text:p>937358</text:p>
          </table:table-cell>
          <table:table-cell office:value-type="string" calcext:value-type="string">
            <text:p>PERMESSO</text:p>
          </table:table-cell>
          <table:table-cell office:value-type="date" office:date-value="2018-12-28" calcext:value-type="date">
            <text:p>28/12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Permesso</text:p>
          </table:table-cell>
          <table:table-cell office:value-type="string" calcext:value-type="string">
            <text:p>Da pianificare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/>
          <table:table-cell office:value-type="string" calcext:value-type="string">
            <text:p>smezzina</text:p>
          </table:table-cell>
          <table:table-cell office:value-type="string" calcext:value-type="string">
            <text:p>ASSENZE</text:p>
          </table:table-cell>
          <table:table-cell office:value-type="float" office:value="901691" calcext:value-type="float">
            <text:p>901691</text:p>
          </table:table-cell>
          <table:table-cell office:value-type="string" calcext:value-type="string">
            <text:p>FERIE</text:p>
          </table:table-cell>
          <table:table-cell office:value-type="date" office:date-value="2018-12-28" calcext:value-type="date">
            <text:p>28/12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Da pianificare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mleccardi</text:p>
          </table:table-cell>
          <table:table-cell office:value-type="string" calcext:value-type="string">
            <text:p>ASSENZE</text:p>
          </table:table-cell>
          <table:table-cell office:value-type="float" office:value="935650" calcext:value-type="float">
            <text:p>935650</text:p>
          </table:table-cell>
          <table:table-cell office:value-type="string" calcext:value-type="string">
            <text:p>FERIE</text:p>
          </table:table-cell>
          <table:table-cell office:value-type="date" office:date-value="2018-12-28" calcext:value-type="date">
            <text:p>28/12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office:value-type="string" calcext:value-type="string">
            <text:p>lfaccenda</text:p>
          </table:table-cell>
          <table:table-cell office:value-type="string" calcext:value-type="string">
            <text:p>ASSENZE</text:p>
          </table:table-cell>
          <table:table-cell office:value-type="float" office:value="861420" calcext:value-type="float">
            <text:p>861420</text:p>
          </table:table-cell>
          <table:table-cell office:value-type="string" calcext:value-type="string">
            <text:p>FERIE</text:p>
          </table:table-cell>
          <table:table-cell office:value-type="date" office:date-value="2018-12-28" calcext:value-type="date">
            <text:p>28/12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office:value-type="string" calcext:value-type="string">
            <text:p>cverdi</text:p>
          </table:table-cell>
          <table:table-cell office:value-type="string" calcext:value-type="string">
            <text:p>ASSENZE</text:p>
          </table:table-cell>
          <table:table-cell office:value-type="float" office:value="917524" calcext:value-type="float">
            <text:p>917524</text:p>
          </table:table-cell>
          <table:table-cell office:value-type="string" calcext:value-type="string">
            <text:p>FERIE</text:p>
          </table:table-cell>
          <table:table-cell office:value-type="date" office:date-value="2018-12-28" calcext:value-type="date">
            <text:p>28/12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Da pianificar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agerola</text:p>
          </table:table-cell>
          <table:table-cell office:value-type="string" calcext:value-type="string">
            <text:p>ASSENZE</text:p>
          </table:table-cell>
          <table:table-cell office:value-type="float" office:value="937359" calcext:value-type="float">
            <text:p>937359</text:p>
          </table:table-cell>
          <table:table-cell office:value-type="string" calcext:value-type="string">
            <text:p>PERMESSO</text:p>
          </table:table-cell>
          <table:table-cell office:value-type="date" office:date-value="2018-12-31" calcext:value-type="date">
            <text:p>31/12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Permesso</text:p>
          </table:table-cell>
          <table:table-cell office:value-type="string" calcext:value-type="string">
            <text:p>Da pianificare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/>
          <table:table-cell office:value-type="string" calcext:value-type="string">
            <text:p>smezzina</text:p>
          </table:table-cell>
          <table:table-cell office:value-type="string" calcext:value-type="string">
            <text:p>ASSENZE</text:p>
          </table:table-cell>
          <table:table-cell office:value-type="float" office:value="901691" calcext:value-type="float">
            <text:p>901691</text:p>
          </table:table-cell>
          <table:table-cell office:value-type="string" calcext:value-type="string">
            <text:p>FERIE</text:p>
          </table:table-cell>
          <table:table-cell office:value-type="date" office:date-value="2018-12-31" calcext:value-type="date">
            <text:p>31/12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Da pianificare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/>
          <table:table-cell office:value-type="string" calcext:value-type="string">
            <text:p>prallo</text:p>
          </table:table-cell>
          <table:table-cell office:value-type="string" calcext:value-type="string">
            <text:p>ASSENZE</text:p>
          </table:table-cell>
          <table:table-cell office:value-type="float" office:value="943888" calcext:value-type="float">
            <text:p>943888</text:p>
          </table:table-cell>
          <table:table-cell office:value-type="string" calcext:value-type="string">
            <text:p>PERMESSO</text:p>
          </table:table-cell>
          <table:table-cell office:value-type="date" office:date-value="2018-12-31" calcext:value-type="date">
            <text:p>31/12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Permesso</text:p>
          </table:table-cell>
          <table:table-cell office:value-type="string" calcext:value-type="string">
            <text:p>Da pianificare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  <table:table-cell office:value-type="string" calcext:value-type="string">
            <text:p>mtomasi</text:p>
          </table:table-cell>
          <table:table-cell office:value-type="string" calcext:value-type="string">
            <text:p>ASSENZE</text:p>
          </table:table-cell>
          <table:table-cell office:value-type="float" office:value="861972" calcext:value-type="float">
            <text:p>861972</text:p>
          </table:table-cell>
          <table:table-cell office:value-type="string" calcext:value-type="string">
            <text:p>FERIE</text:p>
          </table:table-cell>
          <table:table-cell office:value-type="date" office:date-value="2018-12-31" calcext:value-type="date">
            <text:p>31/12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lfaccenda</text:p>
          </table:table-cell>
          <table:table-cell office:value-type="string" calcext:value-type="string">
            <text:p>ASSENZE</text:p>
          </table:table-cell>
          <table:table-cell office:value-type="float" office:value="861420" calcext:value-type="float">
            <text:p>861420</text:p>
          </table:table-cell>
          <table:table-cell office:value-type="string" calcext:value-type="string">
            <text:p>FERIE</text:p>
          </table:table-cell>
          <table:table-cell office:value-type="date" office:date-value="2018-12-31" calcext:value-type="date">
            <text:p>31/12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cverdi</text:p>
          </table:table-cell>
          <table:table-cell office:value-type="string" calcext:value-type="string">
            <text:p>ASSENZE</text:p>
          </table:table-cell>
          <table:table-cell office:value-type="float" office:value="917524" calcext:value-type="float">
            <text:p>917524</text:p>
          </table:table-cell>
          <table:table-cell office:value-type="string" calcext:value-type="string">
            <text:p>FERIE</text:p>
          </table:table-cell>
          <table:table-cell office:value-type="date" office:date-value="2018-12-31" calcext:value-type="date">
            <text:p>31/12/18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Da pianificare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office:value-type="string" calcext:value-type="string">
            <text:p>cverdi</text:p>
          </table:table-cell>
          <table:table-cell office:value-type="string" calcext:value-type="string">
            <text:p>ASSENZE</text:p>
          </table:table-cell>
          <table:table-cell office:value-type="float" office:value="917524" calcext:value-type="float">
            <text:p>917524</text:p>
          </table:table-cell>
          <table:table-cell office:value-type="string" calcext:value-type="string">
            <text:p>FERIE</text:p>
          </table:table-cell>
          <table:table-cell office:value-type="date" office:date-value="2019-01-02" calcext:value-type="date">
            <text:p>02/01/19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Da pianificare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office:value-type="string" calcext:value-type="string">
            <text:p>lfaccenda</text:p>
          </table:table-cell>
          <table:table-cell office:value-type="string" calcext:value-type="string">
            <text:p>ASSENZE</text:p>
          </table:table-cell>
          <table:table-cell office:value-type="float" office:value="861420" calcext:value-type="float">
            <text:p>861420</text:p>
          </table:table-cell>
          <table:table-cell office:value-type="string" calcext:value-type="string">
            <text:p>FERIE</text:p>
          </table:table-cell>
          <table:table-cell office:value-type="date" office:date-value="2019-01-02" calcext:value-type="date">
            <text:p>02/01/19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office:value-type="string" calcext:value-type="string">
            <text:p>lfaccenda</text:p>
          </table:table-cell>
          <table:table-cell office:value-type="string" calcext:value-type="string">
            <text:p>ASSENZE</text:p>
          </table:table-cell>
          <table:table-cell office:value-type="float" office:value="861420" calcext:value-type="float">
            <text:p>861420</text:p>
          </table:table-cell>
          <table:table-cell office:value-type="string" calcext:value-type="string">
            <text:p>FERIE</text:p>
          </table:table-cell>
          <table:table-cell office:value-type="date" office:date-value="2019-01-03" calcext:value-type="date">
            <text:p>03/01/19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string" calcext:value-type="string">
            <text:p>lfaccenda</text:p>
          </table:table-cell>
          <table:table-cell office:value-type="string" calcext:value-type="string">
            <text:p>ASSENZE</text:p>
          </table:table-cell>
          <table:table-cell office:value-type="float" office:value="861420" calcext:value-type="float">
            <text:p>861420</text:p>
          </table:table-cell>
          <table:table-cell office:value-type="string" calcext:value-type="string">
            <text:p>FERIE</text:p>
          </table:table-cell>
          <table:table-cell office:value-type="date" office:date-value="2019-01-04" calcext:value-type="date">
            <text:p>04/01/19 00.00</text:p>
          </table:table-cell>
          <table:table-cell office:value-type="string" calcext:value-type="string">
            <text:p>08:00</text:p>
          </table:table-cell>
          <table:table-cell office:value-type="string" calcext:value-type="string">
            <text:p>Ferie</text:p>
          </table:table-cell>
          <table:table-cell office:value-type="string" calcext:value-type="string">
            <text:p>Pianifica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9">00/00/0000</text:date>, <text:time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9T14:46:35.996000000</meta:creation-date>
    <dc:date>2018-08-29T14:47:03.797000000</dc:date>
    <meta:editing-duration>PT29S</meta:editing-duration>
    <meta:editing-cycles>1</meta:editing-cycles>
    <meta:document-statistic meta:table-count="1" meta:cell-count="3438" meta:object-count="0"/>
    <meta:generator>LibreOffice/5.4.2.2$Windows_x86 LibreOffice_project/22b09f6418e8c2d508a9eaf86b2399209b0990f4</meta:generator>
  </office:meta>
</office:document-meta>
</file>